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57.34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21.06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anmatch_log" table:style-name="ta1">
        <table:shapes>
          <draw:frame draw:z-index="0" draw:style-name="gr1" draw:text-style-name="P1" svg:width="608.4pt" svg:height="441.1pt" svg:x="528.38pt" svg:y="42.32pt">
            <draw:object draw:notify-on-update-of-ranges="scanmatch_log.E1:scanmatch_log.E1 scanmatch_log.E2:scanmatch_log.E71 scanmatch_log.G2:scanmatch_log.G71 scanmatch_log.U2:scanmatch_log.U71 scanmatch_log.S2:scanmatch_log.S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canfn</text:p>
          </table:table-cell>
          <table:table-cell/>
          <table:table-cell office:value-type="string" calcext:value-type="string">
            <text:p>ini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qw</text:p>
          </table:table-cell>
          <table:table-cell/>
          <table:table-cell office:value-type="string" calcext:value-type="string">
            <text:p>qx</text:p>
          </table:table-cell>
          <table:table-cell/>
          <table:table-cell office:value-type="string" calcext:value-type="string">
            <text:p>qy</text:p>
          </table:table-cell>
          <table:table-cell/>
          <table:table-cell office:value-type="string" calcext:value-type="string">
            <text:p>qz</text:p>
          </table:table-cell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yy</text:p>
          </table:table-cell>
          <table:table-cell table:number-columns-repeated="10"/>
        </table:table-row>
        <table:table-row table:style-name="ro1">
          <table:table-cell office:value-type="float" office:value="75830000000" calcext:value-type="float">
            <text:p>75830000000</text:p>
          </table:table-cell>
          <table:table-cell/>
          <table:table-cell office:value-type="string" calcext:value-type="string">
            <text:p>scan_hrt_1.pc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999999" calcext:value-type="float">
            <text:p>0.999999</text:p>
          </table:table-cell>
          <table:table-cell/>
          <table:table-cell office:value-type="float" office:value="0.0000325253" calcext:value-type="float">
            <text:p>3.25253E-05</text:p>
          </table:table-cell>
          <table:table-cell/>
          <table:table-cell office:value-type="float" office:value="0.00119011" calcext:value-type="float">
            <text:p>0.00119011</text:p>
          </table:table-cell>
          <table:table-cell/>
          <table:table-cell office:value-type="float" office:value="0.000000810029" calcext:value-type="float">
            <text:p>8.10029E-0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999999" calcext:value-type="float">
            <text:p>0.999999</text:p>
          </table:table-cell>
          <table:table-cell/>
          <table:table-cell office:value-type="float" office:value="0.0000325253" calcext:value-type="float">
            <text:p>3.25253E-05</text:p>
          </table:table-cell>
          <table:table-cell/>
          <table:table-cell office:value-type="float" office:value="0.00119011" calcext:value-type="float">
            <text:p>0.00119011</text:p>
          </table:table-cell>
          <table:table-cell/>
          <table:table-cell office:value-type="float" office:value="0.000000810029" calcext:value-type="float">
            <text:p>8.10029E-07</text:p>
          </table:table-cell>
        </table:table-row>
        <table:table-row table:style-name="ro1">
          <table:table-cell office:value-type="float" office:value="76195000000" calcext:value-type="float">
            <text:p>76195000000</text:p>
          </table:table-cell>
          <table:table-cell/>
          <table:table-cell office:value-type="string" calcext:value-type="string">
            <text:p>scan_hrt_2.pc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999999" calcext:value-type="float">
            <text:p>0.999999</text:p>
          </table:table-cell>
          <table:table-cell/>
          <table:table-cell office:value-type="float" office:value="0.0000296781" calcext:value-type="float">
            <text:p>2.96781E-05</text:p>
          </table:table-cell>
          <table:table-cell/>
          <table:table-cell office:value-type="float" office:value="0.00116674" calcext:value-type="float">
            <text:p>0.00116674</text:p>
          </table:table-cell>
          <table:table-cell/>
          <table:table-cell office:value-type="float" office:value="0.00000201792" calcext:value-type="float">
            <text:p>2.01792E-06</text:p>
          </table:table-cell>
          <table:table-cell/>
          <table:table-cell office:value-type="float" office:value="-0.0863373" calcext:value-type="float">
            <text:p>-0.0863373</text:p>
          </table:table-cell>
          <table:table-cell/>
          <table:table-cell office:value-type="float" office:value="0.105034" calcext:value-type="float">
            <text:p>0.105034</text:p>
          </table:table-cell>
          <table:table-cell/>
          <table:table-cell office:value-type="float" office:value="-0.0482095" calcext:value-type="float">
            <text:p>-0.0482095</text:p>
          </table:table-cell>
          <table:table-cell/>
          <table:table-cell office:value-type="float" office:value="0.999999" calcext:value-type="float">
            <text:p>0.999999</text:p>
          </table:table-cell>
          <table:table-cell/>
          <table:table-cell office:value-type="float" office:value="0.0000236499" calcext:value-type="float">
            <text:p>2.36499E-05</text:p>
          </table:table-cell>
          <table:table-cell/>
          <table:table-cell office:value-type="float" office:value="0.00118374" calcext:value-type="float">
            <text:p>0.00118374</text:p>
          </table:table-cell>
          <table:table-cell/>
          <table:table-cell office:value-type="float" office:value="0.000134008" calcext:value-type="float">
            <text:p>0.000134008</text:p>
          </table:table-cell>
        </table:table-row>
        <table:table-row table:style-name="ro1">
          <table:table-cell office:value-type="float" office:value="76537000000" calcext:value-type="float">
            <text:p>76537000000</text:p>
          </table:table-cell>
          <table:table-cell/>
          <table:table-cell office:value-type="string" calcext:value-type="string">
            <text:p>scan_hrt_3.pcd</text:p>
          </table:table-cell>
          <table:table-cell/>
          <table:table-cell office:value-type="float" office:value="-0.167234" calcext:value-type="float">
            <text:p>-0.167234</text:p>
          </table:table-cell>
          <table:table-cell/>
          <table:table-cell office:value-type="float" office:value="0.20345" calcext:value-type="float">
            <text:p>0.20345</text:p>
          </table:table-cell>
          <table:table-cell/>
          <table:table-cell office:value-type="float" office:value="-0.0933811" calcext:value-type="float">
            <text:p>-0.0933811</text:p>
          </table:table-cell>
          <table:table-cell/>
          <table:table-cell office:value-type="float" office:value="0.999999" calcext:value-type="float">
            <text:p>0.999999</text:p>
          </table:table-cell>
          <table:table-cell/>
          <table:table-cell office:value-type="float" office:value="0.0000225034" calcext:value-type="float">
            <text:p>2.25034E-05</text:p>
          </table:table-cell>
          <table:table-cell/>
          <table:table-cell office:value-type="float" office:value="0.00116364" calcext:value-type="float">
            <text:p>0.00116364</text:p>
          </table:table-cell>
          <table:table-cell/>
          <table:table-cell office:value-type="float" office:value="0.000135138" calcext:value-type="float">
            <text:p>0.000135138</text:p>
          </table:table-cell>
          <table:table-cell/>
          <table:table-cell office:value-type="float" office:value="-0.118824" calcext:value-type="float">
            <text:p>-0.118824</text:p>
          </table:table-cell>
          <table:table-cell/>
          <table:table-cell office:value-type="float" office:value="0.154895" calcext:value-type="float">
            <text:p>0.154895</text:p>
          </table:table-cell>
          <table:table-cell/>
          <table:table-cell office:value-type="float" office:value="-0.0981652" calcext:value-type="float">
            <text:p>-0.0981652</text:p>
          </table:table-cell>
          <table:table-cell/>
          <table:table-cell office:value-type="float" office:value="0.999999" calcext:value-type="float">
            <text:p>0.999999</text:p>
          </table:table-cell>
          <table:table-cell/>
          <table:table-cell office:value-type="float" office:value="0.0000422123" calcext:value-type="float">
            <text:p>4.22123E-05</text:p>
          </table:table-cell>
          <table:table-cell/>
          <table:table-cell office:value-type="float" office:value="0.00117952" calcext:value-type="float">
            <text:p>0.00117952</text:p>
          </table:table-cell>
          <table:table-cell/>
          <table:table-cell office:value-type="float" office:value="0.000088191" calcext:value-type="float">
            <text:p>8.8191E-05</text:p>
          </table:table-cell>
        </table:table-row>
        <table:table-row table:style-name="ro1">
          <table:table-cell office:value-type="float" office:value="76880000000" calcext:value-type="float">
            <text:p>76880000000</text:p>
          </table:table-cell>
          <table:table-cell/>
          <table:table-cell office:value-type="string" calcext:value-type="string">
            <text:p>scan_hrt_4.pcd</text:p>
          </table:table-cell>
          <table:table-cell/>
          <table:table-cell office:value-type="float" office:value="-0.151405" calcext:value-type="float">
            <text:p>-0.151405</text:p>
          </table:table-cell>
          <table:table-cell/>
          <table:table-cell office:value-type="float" office:value="0.204901" calcext:value-type="float">
            <text:p>0.204901</text:p>
          </table:table-cell>
          <table:table-cell/>
          <table:table-cell office:value-type="float" office:value="-0.148267" calcext:value-type="float">
            <text:p>-0.148267</text:p>
          </table:table-cell>
          <table:table-cell/>
          <table:table-cell office:value-type="float" office:value="0.999999" calcext:value-type="float">
            <text:p>0.999999</text:p>
          </table:table-cell>
          <table:table-cell/>
          <table:table-cell office:value-type="float" office:value="0.0000457786" calcext:value-type="float">
            <text:p>4.57786E-05</text:p>
          </table:table-cell>
          <table:table-cell/>
          <table:table-cell office:value-type="float" office:value="0.00115632" calcext:value-type="float">
            <text:p>0.00115632</text:p>
          </table:table-cell>
          <table:table-cell/>
          <table:table-cell office:value-type="float" office:value="0.0000893188" calcext:value-type="float">
            <text:p>8.93188E-05</text:p>
          </table:table-cell>
          <table:table-cell/>
          <table:table-cell office:value-type="float" office:value="-0.114506" calcext:value-type="float">
            <text:p>-0.114506</text:p>
          </table:table-cell>
          <table:table-cell/>
          <table:table-cell office:value-type="float" office:value="0.155418" calcext:value-type="float">
            <text:p>0.155418</text:p>
          </table:table-cell>
          <table:table-cell/>
          <table:table-cell office:value-type="float" office:value="-0.128816" calcext:value-type="float">
            <text:p>-0.128816</text:p>
          </table:table-cell>
          <table:table-cell/>
          <table:table-cell office:value-type="float" office:value="0.999999" calcext:value-type="float">
            <text:p>0.999999</text:p>
          </table:table-cell>
          <table:table-cell/>
          <table:table-cell office:value-type="float" office:value="0.0000633157" calcext:value-type="float">
            <text:p>6.33157E-05</text:p>
          </table:table-cell>
          <table:table-cell/>
          <table:table-cell office:value-type="float" office:value="0.00114915" calcext:value-type="float">
            <text:p>0.00114915</text:p>
          </table:table-cell>
          <table:table-cell/>
          <table:table-cell office:value-type="float" office:value="0.0000495674" calcext:value-type="float">
            <text:p>4.95674E-05</text:p>
          </table:table-cell>
        </table:table-row>
        <table:table-row table:style-name="ro1">
          <table:table-cell office:value-type="float" office:value="77218000000" calcext:value-type="float">
            <text:p>77218000000</text:p>
          </table:table-cell>
          <table:table-cell/>
          <table:table-cell office:value-type="string" calcext:value-type="string">
            <text:p>scan_hrt_5.pcd</text:p>
          </table:table-cell>
          <table:table-cell/>
          <table:table-cell office:value-type="float" office:value="-0.110252" calcext:value-type="float">
            <text:p>-0.110252</text:p>
          </table:table-cell>
          <table:table-cell/>
          <table:table-cell office:value-type="float" office:value="0.155933" calcext:value-type="float">
            <text:p>0.155933</text:p>
          </table:table-cell>
          <table:table-cell/>
          <table:table-cell office:value-type="float" office:value="-0.159019" calcext:value-type="float">
            <text:p>-0.159019</text:p>
          </table:table-cell>
          <table:table-cell/>
          <table:table-cell office:value-type="float" office:value="0.999999" calcext:value-type="float">
            <text:p>0.999999</text:p>
          </table:table-cell>
          <table:table-cell/>
          <table:table-cell office:value-type="float" office:value="0.0000617771" calcext:value-type="float">
            <text:p>6.17771E-05</text:p>
          </table:table-cell>
          <table:table-cell/>
          <table:table-cell office:value-type="float" office:value="0.00113303" calcext:value-type="float">
            <text:p>0.00113303</text:p>
          </table:table-cell>
          <table:table-cell/>
          <table:table-cell office:value-type="float" office:value="0.0000506846" calcext:value-type="float">
            <text:p>5.06846E-05</text:p>
          </table:table-cell>
          <table:table-cell/>
          <table:table-cell office:value-type="float" office:value="-0.107078" calcext:value-type="float">
            <text:p>-0.107078</text:p>
          </table:table-cell>
          <table:table-cell/>
          <table:table-cell office:value-type="float" office:value="0.143718" calcext:value-type="float">
            <text:p>0.143718</text:p>
          </table:table-cell>
          <table:table-cell/>
          <table:table-cell office:value-type="float" office:value="-0.134675" calcext:value-type="float">
            <text:p>-0.134675</text:p>
          </table:table-cell>
          <table:table-cell/>
          <table:table-cell office:value-type="float" office:value="0.999999" calcext:value-type="float">
            <text:p>0.999999</text:p>
          </table:table-cell>
          <table:table-cell/>
          <table:table-cell office:value-type="float" office:value="0.0000694318" calcext:value-type="float">
            <text:p>6.94318E-05</text:p>
          </table:table-cell>
          <table:table-cell/>
          <table:table-cell office:value-type="float" office:value="0.00111019" calcext:value-type="float">
            <text:p>0.00111019</text:p>
          </table:table-cell>
          <table:table-cell/>
          <table:table-cell office:value-type="float" office:value="0.0000545563" calcext:value-type="float">
            <text:p>5.45563E-05</text:p>
          </table:table-cell>
        </table:table-row>
        <table:table-row table:style-name="ro1">
          <table:table-cell office:value-type="float" office:value="77570000000" calcext:value-type="float">
            <text:p>77570000000</text:p>
          </table:table-cell>
          <table:table-cell/>
          <table:table-cell office:value-type="string" calcext:value-type="string">
            <text:p>scan_hrt_6.pcd</text:p>
          </table:table-cell>
          <table:table-cell/>
          <table:table-cell office:value-type="float" office:value="-0.099341" calcext:value-type="float">
            <text:p>-0.099341</text:p>
          </table:table-cell>
          <table:table-cell/>
          <table:table-cell office:value-type="float" office:value="0.131533" calcext:value-type="float">
            <text:p>0.131533</text:p>
          </table:table-cell>
          <table:table-cell/>
          <table:table-cell office:value-type="float" office:value="-0.140776" calcext:value-type="float">
            <text:p>-0.140776</text:p>
          </table:table-cell>
          <table:table-cell/>
          <table:table-cell office:value-type="float" office:value="0.999999" calcext:value-type="float">
            <text:p>0.999999</text:p>
          </table:table-cell>
          <table:table-cell/>
          <table:table-cell office:value-type="float" office:value="0.0000717186" calcext:value-type="float">
            <text:p>7.17186E-05</text:p>
          </table:table-cell>
          <table:table-cell/>
          <table:table-cell office:value-type="float" office:value="0.00107915" calcext:value-type="float">
            <text:p>0.00107915</text:p>
          </table:table-cell>
          <table:table-cell/>
          <table:table-cell office:value-type="float" office:value="0.0000557142" calcext:value-type="float">
            <text:p>5.57142E-05</text:p>
          </table:table-cell>
          <table:table-cell/>
          <table:table-cell office:value-type="float" office:value="-0.105428" calcext:value-type="float">
            <text:p>-0.105428</text:p>
          </table:table-cell>
          <table:table-cell/>
          <table:table-cell office:value-type="float" office:value="0.137461" calcext:value-type="float">
            <text:p>0.137461</text:p>
          </table:table-cell>
          <table:table-cell/>
          <table:table-cell office:value-type="float" office:value="-0.125867" calcext:value-type="float">
            <text:p>-0.125867</text:p>
          </table:table-cell>
          <table:table-cell/>
          <table:table-cell office:value-type="float" office:value="0.999999" calcext:value-type="float">
            <text:p>0.999999</text:p>
          </table:table-cell>
          <table:table-cell/>
          <table:table-cell office:value-type="float" office:value="0.0000741261" calcext:value-type="float">
            <text:p>7.41261E-05</text:p>
          </table:table-cell>
          <table:table-cell/>
          <table:table-cell office:value-type="float" office:value="0.00106061" calcext:value-type="float">
            <text:p>0.00106061</text:p>
          </table:table-cell>
          <table:table-cell/>
          <table:table-cell office:value-type="float" office:value="0.0000777225" calcext:value-type="float">
            <text:p>7.77225E-05</text:p>
          </table:table-cell>
        </table:table-row>
        <table:table-row table:style-name="ro1">
          <table:table-cell office:value-type="float" office:value="77923000000" calcext:value-type="float">
            <text:p>77923000000</text:p>
          </table:table-cell>
          <table:table-cell/>
          <table:table-cell office:value-type="string" calcext:value-type="string">
            <text:p>scan_hrt_7.pcd</text:p>
          </table:table-cell>
          <table:table-cell/>
          <table:table-cell office:value-type="float" office:value="-0.103774" calcext:value-type="float">
            <text:p>-0.103774</text:p>
          </table:table-cell>
          <table:table-cell/>
          <table:table-cell office:value-type="float" office:value="0.131188" calcext:value-type="float">
            <text:p>0.131188</text:p>
          </table:table-cell>
          <table:table-cell/>
          <table:table-cell office:value-type="float" office:value="-0.117034" calcext:value-type="float">
            <text:p>-0.1170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715873" calcext:value-type="float">
            <text:p>7.15873E-05</text:p>
          </table:table-cell>
          <table:table-cell/>
          <table:table-cell office:value-type="float" office:value="0.00047018" calcext:value-type="float">
            <text:p>0.00047018</text:p>
          </table:table-cell>
          <table:table-cell/>
          <table:table-cell office:value-type="float" office:value="0.0000788827" calcext:value-type="float">
            <text:p>7.88827E-05</text:p>
          </table:table-cell>
          <table:table-cell/>
          <table:table-cell office:value-type="float" office:value="-0.0948557" calcext:value-type="float">
            <text:p>-0.0948557</text:p>
          </table:table-cell>
          <table:table-cell/>
          <table:table-cell office:value-type="float" office:value="0.139583" calcext:value-type="float">
            <text:p>0.139583</text:p>
          </table:table-cell>
          <table:table-cell/>
          <table:table-cell office:value-type="float" office:value="-0.113549" calcext:value-type="float">
            <text:p>-0.11354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749382" calcext:value-type="float">
            <text:p>7.49382E-05</text:p>
          </table:table-cell>
          <table:table-cell/>
          <table:table-cell office:value-type="float" office:value="0.000468571" calcext:value-type="float">
            <text:p>0.000468571</text:p>
          </table:table-cell>
          <table:table-cell/>
          <table:table-cell office:value-type="float" office:value="0.0000973535" calcext:value-type="float">
            <text:p>9.73535E-05</text:p>
          </table:table-cell>
        </table:table-row>
        <table:table-row table:style-name="ro1">
          <table:table-cell office:value-type="float" office:value="78281000000" calcext:value-type="float">
            <text:p>78281000000</text:p>
          </table:table-cell>
          <table:table-cell/>
          <table:table-cell office:value-type="string" calcext:value-type="string">
            <text:p>scan_hrt_8.pcd</text:p>
          </table:table-cell>
          <table:table-cell/>
          <table:table-cell office:value-type="float" office:value="-0.0841334" calcext:value-type="float">
            <text:p>-0.0841334</text:p>
          </table:table-cell>
          <table:table-cell/>
          <table:table-cell office:value-type="float" office:value="0.141734" calcext:value-type="float">
            <text:p>0.141734</text:p>
          </table:table-cell>
          <table:table-cell/>
          <table:table-cell office:value-type="float" office:value="-0.101056" calcext:value-type="float">
            <text:p>-0.1010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743937" calcext:value-type="float">
            <text:p>7.43937E-05</text:p>
          </table:table-cell>
          <table:table-cell/>
          <table:table-cell office:value-type="float" office:value="-0.000109687" calcext:value-type="float">
            <text:p>-0.000109687</text:p>
          </table:table-cell>
          <table:table-cell/>
          <table:table-cell office:value-type="float" office:value="0.0000985282" calcext:value-type="float">
            <text:p>9.85282E-05</text:p>
          </table:table-cell>
          <table:table-cell/>
          <table:table-cell office:value-type="float" office:value="-0.033685" calcext:value-type="float">
            <text:p>-0.033685</text:p>
          </table:table-cell>
          <table:table-cell/>
          <table:table-cell office:value-type="float" office:value="0.145721" calcext:value-type="float">
            <text:p>0.145721</text:p>
          </table:table-cell>
          <table:table-cell/>
          <table:table-cell office:value-type="float" office:value="-0.111532" calcext:value-type="float">
            <text:p>-0.1115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771662" calcext:value-type="float">
            <text:p>7.71662E-05</text:p>
          </table:table-cell>
          <table:table-cell/>
          <table:table-cell office:value-type="float" office:value="-0.0000829698" calcext:value-type="float">
            <text:p>-8.29698E-05</text:p>
          </table:table-cell>
          <table:table-cell/>
          <table:table-cell office:value-type="float" office:value="0.000101899" calcext:value-type="float">
            <text:p>0.000101899</text:p>
          </table:table-cell>
        </table:table-row>
        <table:table-row table:style-name="ro1">
          <table:table-cell office:value-type="float" office:value="78647000000" calcext:value-type="float">
            <text:p>78647000000</text:p>
          </table:table-cell>
          <table:table-cell/>
          <table:table-cell office:value-type="string" calcext:value-type="string">
            <text:p>scan_hrt_9.pcd</text:p>
          </table:table-cell>
          <table:table-cell/>
          <table:table-cell office:value-type="float" office:value="0.0288527" calcext:value-type="float">
            <text:p>0.0288527</text:p>
          </table:table-cell>
          <table:table-cell/>
          <table:table-cell office:value-type="float" office:value="0.151996" calcext:value-type="float">
            <text:p>0.151996</text:p>
          </table:table-cell>
          <table:table-cell/>
          <table:table-cell office:value-type="float" office:value="-0.10947" calcext:value-type="float">
            <text:p>-0.109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745646" calcext:value-type="float">
            <text:p>7.45646E-05</text:p>
          </table:table-cell>
          <table:table-cell/>
          <table:table-cell office:value-type="float" office:value="-0.0000458778" calcext:value-type="float">
            <text:p>-4.58778E-05</text:p>
          </table:table-cell>
          <table:table-cell/>
          <table:table-cell office:value-type="float" office:value="0.000103111" calcext:value-type="float">
            <text:p>0.000103111</text:p>
          </table:table-cell>
          <table:table-cell/>
          <table:table-cell office:value-type="float" office:value="0.049499" calcext:value-type="float">
            <text:p>0.049499</text:p>
          </table:table-cell>
          <table:table-cell/>
          <table:table-cell office:value-type="float" office:value="0.150535" calcext:value-type="float">
            <text:p>0.150535</text:p>
          </table:table-cell>
          <table:table-cell/>
          <table:table-cell office:value-type="float" office:value="-0.122951" calcext:value-type="float">
            <text:p>-0.1229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841007" calcext:value-type="float">
            <text:p>8.41007E-05</text:p>
          </table:table-cell>
          <table:table-cell/>
          <table:table-cell office:value-type="float" office:value="-0.0000145301" calcext:value-type="float">
            <text:p>-1.45301E-05</text:p>
          </table:table-cell>
          <table:table-cell/>
          <table:table-cell office:value-type="float" office:value="0.0000951913" calcext:value-type="float">
            <text:p>9.51913E-05</text:p>
          </table:table-cell>
        </table:table-row>
        <table:table-row table:style-name="ro1">
          <table:table-cell office:value-type="float" office:value="78971000000" calcext:value-type="float">
            <text:p>78971000000</text:p>
          </table:table-cell>
          <table:table-cell/>
          <table:table-cell office:value-type="string" calcext:value-type="string">
            <text:p>scan_hrt_10.pcd</text:p>
          </table:table-cell>
          <table:table-cell/>
          <table:table-cell office:value-type="float" office:value="0.123137" calcext:value-type="float">
            <text:p>0.123137</text:p>
          </table:table-cell>
          <table:table-cell/>
          <table:table-cell office:value-type="float" office:value="0.154796" calcext:value-type="float">
            <text:p>0.154796</text:p>
          </table:table-cell>
          <table:table-cell/>
          <table:table-cell office:value-type="float" office:value="-0.133059" calcext:value-type="float">
            <text:p>-0.1330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821716" calcext:value-type="float">
            <text:p>8.21716E-05</text:p>
          </table:table-cell>
          <table:table-cell/>
          <table:table-cell office:value-type="float" office:value="0.00000963867" calcext:value-type="float">
            <text:p>9.63867E-06</text:p>
          </table:table-cell>
          <table:table-cell/>
          <table:table-cell office:value-type="float" office:value="0.0000962642" calcext:value-type="float">
            <text:p>9.62642E-05</text:p>
          </table:table-cell>
          <table:table-cell/>
          <table:table-cell office:value-type="float" office:value="0.126486" calcext:value-type="float">
            <text:p>0.126486</text:p>
          </table:table-cell>
          <table:table-cell/>
          <table:table-cell office:value-type="float" office:value="0.149393" calcext:value-type="float">
            <text:p>0.149393</text:p>
          </table:table-cell>
          <table:table-cell/>
          <table:table-cell office:value-type="float" office:value="-0.132368" calcext:value-type="float">
            <text:p>-0.1323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852613" calcext:value-type="float">
            <text:p>8.52613E-05</text:p>
          </table:table-cell>
          <table:table-cell/>
          <table:table-cell office:value-type="float" office:value="0.0000153068" calcext:value-type="float">
            <text:p>1.53068E-05</text:p>
          </table:table-cell>
          <table:table-cell/>
          <table:table-cell office:value-type="float" office:value="0.0000849502" calcext:value-type="float">
            <text:p>8.49502E-05</text:p>
          </table:table-cell>
        </table:table-row>
        <table:table-row table:style-name="ro1">
          <table:table-cell office:value-type="float" office:value="79343000000" calcext:value-type="float">
            <text:p>79343000000</text:p>
          </table:table-cell>
          <table:table-cell/>
          <table:table-cell office:value-type="string" calcext:value-type="string">
            <text:p>scan_hrt_11.pcd</text:p>
          </table:table-cell>
          <table:table-cell/>
          <table:table-cell office:value-type="float" office:value="0.214879" calcext:value-type="float">
            <text:p>0.214879</text:p>
          </table:table-cell>
          <table:table-cell/>
          <table:table-cell office:value-type="float" office:value="0.148082" calcext:value-type="float">
            <text:p>0.148082</text:p>
          </table:table-cell>
          <table:table-cell/>
          <table:table-cell office:value-type="float" office:value="-0.14318" calcext:value-type="float">
            <text:p>-0.143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828553" calcext:value-type="float">
            <text:p>8.28553E-05</text:p>
          </table:table-cell>
          <table:table-cell/>
          <table:table-cell office:value-type="float" office:value="0.0000419936" calcext:value-type="float">
            <text:p>4.19936E-05</text:p>
          </table:table-cell>
          <table:table-cell/>
          <table:table-cell office:value-type="float" office:value="0.000086182" calcext:value-type="float">
            <text:p>8.6182E-05</text:p>
          </table:table-cell>
          <table:table-cell/>
          <table:table-cell office:value-type="float" office:value="0.187777" calcext:value-type="float">
            <text:p>0.187777</text:p>
          </table:table-cell>
          <table:table-cell/>
          <table:table-cell office:value-type="float" office:value="0.158061" calcext:value-type="float">
            <text:p>0.158061</text:p>
          </table:table-cell>
          <table:table-cell/>
          <table:table-cell office:value-type="float" office:value="-0.149841" calcext:value-type="float">
            <text:p>-0.1498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777078" calcext:value-type="float">
            <text:p>7.77078E-05</text:p>
          </table:table-cell>
          <table:table-cell/>
          <table:table-cell office:value-type="float" office:value="0.0000315644" calcext:value-type="float">
            <text:p>3.15644E-05</text:p>
          </table:table-cell>
          <table:table-cell/>
          <table:table-cell office:value-type="float" office:value="0.0000756671" calcext:value-type="float">
            <text:p>7.56671E-05</text:p>
          </table:table-cell>
        </table:table-row>
        <table:table-row table:style-name="ro1">
          <table:table-cell office:value-type="float" office:value="79694000000" calcext:value-type="float">
            <text:p>79694000000</text:p>
          </table:table-cell>
          <table:table-cell/>
          <table:table-cell office:value-type="string" calcext:value-type="string">
            <text:p>scan_hrt_12.pcd</text:p>
          </table:table-cell>
          <table:table-cell/>
          <table:table-cell office:value-type="float" office:value="0.245608" calcext:value-type="float">
            <text:p>0.245608</text:p>
          </table:table-cell>
          <table:table-cell/>
          <table:table-cell office:value-type="float" office:value="0.166241" calcext:value-type="float">
            <text:p>0.166241</text:p>
          </table:table-cell>
          <table:table-cell/>
          <table:table-cell office:value-type="float" office:value="-0.166328" calcext:value-type="float">
            <text:p>-0.1663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747335" calcext:value-type="float">
            <text:p>7.47335E-05</text:p>
          </table:table-cell>
          <table:table-cell/>
          <table:table-cell office:value-type="float" office:value="0.0000528946" calcext:value-type="float">
            <text:p>5.28946E-05</text:p>
          </table:table-cell>
          <table:table-cell/>
          <table:table-cell office:value-type="float" office:value="0.0000768291" calcext:value-type="float">
            <text:p>7.68291E-05</text:p>
          </table:table-cell>
          <table:table-cell/>
          <table:table-cell office:value-type="float" office:value="0.24207" calcext:value-type="float">
            <text:p>0.24207</text:p>
          </table:table-cell>
          <table:table-cell/>
          <table:table-cell office:value-type="float" office:value="0.1533" calcext:value-type="float">
            <text:p>0.1533</text:p>
          </table:table-cell>
          <table:table-cell/>
          <table:table-cell office:value-type="float" office:value="-0.162654" calcext:value-type="float">
            <text:p>-0.1626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720346" calcext:value-type="float">
            <text:p>7.20346E-05</text:p>
          </table:table-cell>
          <table:table-cell/>
          <table:table-cell office:value-type="float" office:value="0.0000458306" calcext:value-type="float">
            <text:p>4.58306E-05</text:p>
          </table:table-cell>
          <table:table-cell/>
          <table:table-cell office:value-type="float" office:value="0.0000144888" calcext:value-type="float">
            <text:p>1.44888E-05</text:p>
          </table:table-cell>
        </table:table-row>
        <table:table-row table:style-name="ro1">
          <table:table-cell office:value-type="float" office:value="80040000000" calcext:value-type="float">
            <text:p>80040000000</text:p>
          </table:table-cell>
          <table:table-cell/>
          <table:table-cell office:value-type="string" calcext:value-type="string">
            <text:p>scan_hrt_13.pcd</text:p>
          </table:table-cell>
          <table:table-cell/>
          <table:table-cell office:value-type="float" office:value="0.29559" calcext:value-type="float">
            <text:p>0.29559</text:p>
          </table:table-cell>
          <table:table-cell/>
          <table:table-cell office:value-type="float" office:value="0.148606" calcext:value-type="float">
            <text:p>0.148606</text:p>
          </table:table-cell>
          <table:table-cell/>
          <table:table-cell office:value-type="float" office:value="-0.175284" calcext:value-type="float">
            <text:p>-0.1752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690431" calcext:value-type="float">
            <text:p>6.90431E-05</text:p>
          </table:table-cell>
          <table:table-cell/>
          <table:table-cell office:value-type="float" office:value="0.0000737876" calcext:value-type="float">
            <text:p>7.37876E-05</text:p>
          </table:table-cell>
          <table:table-cell/>
          <table:table-cell office:value-type="float" office:value="0.0000156348" calcext:value-type="float">
            <text:p>1.56348E-05</text:p>
          </table:table-cell>
          <table:table-cell/>
          <table:table-cell office:value-type="float" office:value="0.302478" calcext:value-type="float">
            <text:p>0.302478</text:p>
          </table:table-cell>
          <table:table-cell/>
          <table:table-cell office:value-type="float" office:value="0.15796" calcext:value-type="float">
            <text:p>0.15796</text:p>
          </table:table-cell>
          <table:table-cell/>
          <table:table-cell office:value-type="float" office:value="-0.160819" calcext:value-type="float">
            <text:p>-0.1608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590032" calcext:value-type="float">
            <text:p>5.90032E-05</text:p>
          </table:table-cell>
          <table:table-cell/>
          <table:table-cell office:value-type="float" office:value="0.0000638418" calcext:value-type="float">
            <text:p>6.38418E-05</text:p>
          </table:table-cell>
          <table:table-cell/>
          <table:table-cell office:value-type="float" office:value="-0.00000877206" calcext:value-type="float">
            <text:p>-8.77206E-06</text:p>
          </table:table-cell>
        </table:table-row>
        <table:table-row table:style-name="ro1">
          <table:table-cell office:value-type="float" office:value="80407000000" calcext:value-type="float">
            <text:p>80407000000</text:p>
          </table:table-cell>
          <table:table-cell/>
          <table:table-cell office:value-type="string" calcext:value-type="string">
            <text:p>scan_hrt_14.pcd</text:p>
          </table:table-cell>
          <table:table-cell/>
          <table:table-cell office:value-type="float" office:value="0.366553" calcext:value-type="float">
            <text:p>0.366553</text:p>
          </table:table-cell>
          <table:table-cell/>
          <table:table-cell office:value-type="float" office:value="0.162903" calcext:value-type="float">
            <text:p>0.162903</text:p>
          </table:table-cell>
          <table:table-cell/>
          <table:table-cell office:value-type="float" office:value="-0.158874" calcext:value-type="float">
            <text:p>-0.1588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576082" calcext:value-type="float">
            <text:p>5.76082E-05</text:p>
          </table:table-cell>
          <table:table-cell/>
          <table:table-cell office:value-type="float" office:value="0.0000887904" calcext:value-type="float">
            <text:p>8.87904E-05</text:p>
          </table:table-cell>
          <table:table-cell/>
          <table:table-cell office:value-type="float" office:value="-0.00000755689" calcext:value-type="float">
            <text:p>-7.55689E-06</text:p>
          </table:table-cell>
          <table:table-cell/>
          <table:table-cell office:value-type="float" office:value="0.398145" calcext:value-type="float">
            <text:p>0.398145</text:p>
          </table:table-cell>
          <table:table-cell/>
          <table:table-cell office:value-type="float" office:value="0.16425" calcext:value-type="float">
            <text:p>0.16425</text:p>
          </table:table-cell>
          <table:table-cell/>
          <table:table-cell office:value-type="float" office:value="-0.157368" calcext:value-type="float">
            <text:p>-0.1573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473542" calcext:value-type="float">
            <text:p>4.73542E-05</text:p>
          </table:table-cell>
          <table:table-cell/>
          <table:table-cell office:value-type="float" office:value="0.0000905953" calcext:value-type="float">
            <text:p>9.05953E-05</text:p>
          </table:table-cell>
          <table:table-cell/>
          <table:table-cell office:value-type="float" office:value="-0.0000257289" calcext:value-type="float">
            <text:p>-2.57289E-05</text:p>
          </table:table-cell>
        </table:table-row>
        <table:table-row table:style-name="ro1">
          <table:table-cell office:value-type="float" office:value="80741000000" calcext:value-type="float">
            <text:p>80741000000</text:p>
          </table:table-cell>
          <table:table-cell/>
          <table:table-cell office:value-type="string" calcext:value-type="string">
            <text:p>scan_hrt_15.pcd</text:p>
          </table:table-cell>
          <table:table-cell/>
          <table:table-cell office:value-type="float" office:value="0.48521" calcext:value-type="float">
            <text:p>0.48521</text:p>
          </table:table-cell>
          <table:table-cell/>
          <table:table-cell office:value-type="float" office:value="0.169974" calcext:value-type="float">
            <text:p>0.169974</text:p>
          </table:table-cell>
          <table:table-cell/>
          <table:table-cell office:value-type="float" office:value="-0.154228" calcext:value-type="float">
            <text:p>-0.1542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450871" calcext:value-type="float">
            <text:p>4.50871E-05</text:p>
          </table:table-cell>
          <table:table-cell/>
          <table:table-cell office:value-type="float" office:value="0.000112006" calcext:value-type="float">
            <text:p>0.000112006</text:p>
          </table:table-cell>
          <table:table-cell/>
          <table:table-cell office:value-type="float" office:value="-0.0000246229" calcext:value-type="float">
            <text:p>-2.46229E-05</text:p>
          </table:table-cell>
          <table:table-cell/>
          <table:table-cell office:value-type="float" office:value="0.478507" calcext:value-type="float">
            <text:p>0.478507</text:p>
          </table:table-cell>
          <table:table-cell/>
          <table:table-cell office:value-type="float" office:value="0.160835" calcext:value-type="float">
            <text:p>0.160835</text:p>
          </table:table-cell>
          <table:table-cell/>
          <table:table-cell office:value-type="float" office:value="-0.160458" calcext:value-type="float">
            <text:p>-0.1604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45956" calcext:value-type="float">
            <text:p>4.5956E-05</text:p>
          </table:table-cell>
          <table:table-cell/>
          <table:table-cell office:value-type="float" office:value="0.000104279" calcext:value-type="float">
            <text:p>0.000104279</text:p>
          </table:table-cell>
          <table:table-cell/>
          <table:table-cell office:value-type="float" office:value="-0.0000607258" calcext:value-type="float">
            <text:p>-6.07258E-05</text:p>
          </table:table-cell>
        </table:table-row>
        <table:table-row table:style-name="ro1">
          <table:table-cell office:value-type="float" office:value="81118000000" calcext:value-type="float">
            <text:p>81118000000</text:p>
          </table:table-cell>
          <table:table-cell/>
          <table:table-cell office:value-type="string" calcext:value-type="string">
            <text:p>scan_hrt_16.pcd</text:p>
          </table:table-cell>
          <table:table-cell/>
          <table:table-cell office:value-type="float" office:value="0.569216" calcext:value-type="float">
            <text:p>0.569216</text:p>
          </table:table-cell>
          <table:table-cell/>
          <table:table-cell office:value-type="float" office:value="0.15698" calcext:value-type="float">
            <text:p>0.15698</text:p>
          </table:table-cell>
          <table:table-cell/>
          <table:table-cell office:value-type="float" office:value="-0.163944" calcext:value-type="float">
            <text:p>-0.1639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436811" calcext:value-type="float">
            <text:p>4.36811E-05</text:p>
          </table:table-cell>
          <table:table-cell/>
          <table:table-cell office:value-type="float" office:value="0.000128352" calcext:value-type="float">
            <text:p>0.000128352</text:p>
          </table:table-cell>
          <table:table-cell/>
          <table:table-cell office:value-type="float" office:value="-0.0000594775" calcext:value-type="float">
            <text:p>-5.94775E-05</text:p>
          </table:table-cell>
          <table:table-cell/>
          <table:table-cell office:value-type="float" office:value="0.572452" calcext:value-type="float">
            <text:p>0.572452</text:p>
          </table:table-cell>
          <table:table-cell/>
          <table:table-cell office:value-type="float" office:value="0.162296" calcext:value-type="float">
            <text:p>0.162296</text:p>
          </table:table-cell>
          <table:table-cell/>
          <table:table-cell office:value-type="float" office:value="-0.166287" calcext:value-type="float">
            <text:p>-0.1662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390359" calcext:value-type="float">
            <text:p>3.90359E-05</text:p>
          </table:table-cell>
          <table:table-cell/>
          <table:table-cell office:value-type="float" office:value="0.00012629" calcext:value-type="float">
            <text:p>0.00012629</text:p>
          </table:table-cell>
          <table:table-cell/>
          <table:table-cell office:value-type="float" office:value="-0.0000648654" calcext:value-type="float">
            <text:p>-6.48654E-05</text:p>
          </table:table-cell>
        </table:table-row>
        <table:table-row table:style-name="ro1">
          <table:table-cell office:value-type="float" office:value="81469000000" calcext:value-type="float">
            <text:p>81469000000</text:p>
          </table:table-cell>
          <table:table-cell/>
          <table:table-cell office:value-type="string" calcext:value-type="string">
            <text:p>scan_hrt_17.pcd</text:p>
          </table:table-cell>
          <table:table-cell/>
          <table:table-cell office:value-type="float" office:value="0.659917" calcext:value-type="float">
            <text:p>0.659917</text:p>
          </table:table-cell>
          <table:table-cell/>
          <table:table-cell office:value-type="float" office:value="0.163657" calcext:value-type="float">
            <text:p>0.163657</text:p>
          </table:table-cell>
          <table:table-cell/>
          <table:table-cell office:value-type="float" office:value="-0.171715" calcext:value-type="float">
            <text:p>-0.171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365165" calcext:value-type="float">
            <text:p>3.65165E-05</text:p>
          </table:table-cell>
          <table:table-cell/>
          <table:table-cell office:value-type="float" office:value="0.000150281" calcext:value-type="float">
            <text:p>0.000150281</text:p>
          </table:table-cell>
          <table:table-cell/>
          <table:table-cell office:value-type="float" office:value="-0.0000637029" calcext:value-type="float">
            <text:p>-6.37029E-05</text:p>
          </table:table-cell>
          <table:table-cell/>
          <table:table-cell office:value-type="float" office:value="0.643333" calcext:value-type="float">
            <text:p>0.643333</text:p>
          </table:table-cell>
          <table:table-cell/>
          <table:table-cell office:value-type="float" office:value="0.16509" calcext:value-type="float">
            <text:p>0.16509</text:p>
          </table:table-cell>
          <table:table-cell/>
          <table:table-cell office:value-type="float" office:value="-0.173884" calcext:value-type="float">
            <text:p>-0.1738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317736" calcext:value-type="float">
            <text:p>3.17736E-05</text:p>
          </table:table-cell>
          <table:table-cell/>
          <table:table-cell office:value-type="float" office:value="0.000149637" calcext:value-type="float">
            <text:p>0.000149637</text:p>
          </table:table-cell>
          <table:table-cell/>
          <table:table-cell office:value-type="float" office:value="-0.0000882445" calcext:value-type="float">
            <text:p>-8.82445E-05</text:p>
          </table:table-cell>
        </table:table-row>
        <table:table-row table:style-name="ro1">
          <table:table-cell office:value-type="float" office:value="81823000000" calcext:value-type="float">
            <text:p>81823000000</text:p>
          </table:table-cell>
          <table:table-cell/>
          <table:table-cell office:value-type="string" calcext:value-type="string">
            <text:p>scan_hrt_18.pcd</text:p>
          </table:table-cell>
          <table:table-cell/>
          <table:table-cell office:value-type="float" office:value="0.71482" calcext:value-type="float">
            <text:p>0.71482</text:p>
          </table:table-cell>
          <table:table-cell/>
          <table:table-cell office:value-type="float" office:value="0.167908" calcext:value-type="float">
            <text:p>0.167908</text:p>
          </table:table-cell>
          <table:table-cell/>
          <table:table-cell office:value-type="float" office:value="-0.181547" calcext:value-type="float">
            <text:p>-0.1815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298091" calcext:value-type="float">
            <text:p>2.98091E-05</text:p>
          </table:table-cell>
          <table:table-cell/>
          <table:table-cell office:value-type="float" office:value="0.000169734" calcext:value-type="float">
            <text:p>0.000169734</text:p>
          </table:table-cell>
          <table:table-cell/>
          <table:table-cell office:value-type="float" office:value="-0.0000870722" calcext:value-type="float">
            <text:p>-8.70722E-05</text:p>
          </table:table-cell>
          <table:table-cell/>
          <table:table-cell office:value-type="float" office:value="0.696866" calcext:value-type="float">
            <text:p>0.696866</text:p>
          </table:table-cell>
          <table:table-cell/>
          <table:table-cell office:value-type="float" office:value="0.167345" calcext:value-type="float">
            <text:p>0.167345</text:p>
          </table:table-cell>
          <table:table-cell/>
          <table:table-cell office:value-type="float" office:value="-0.176536" calcext:value-type="float">
            <text:p>-0.1765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219761" calcext:value-type="float">
            <text:p>2.19761E-05</text:p>
          </table:table-cell>
          <table:table-cell/>
          <table:table-cell office:value-type="float" office:value="0.000160683" calcext:value-type="float">
            <text:p>0.000160683</text:p>
          </table:table-cell>
          <table:table-cell/>
          <table:table-cell office:value-type="float" office:value="-0.000131455" calcext:value-type="float">
            <text:p>-0.000131455</text:p>
          </table:table-cell>
        </table:table-row>
        <table:table-row table:style-name="ro1">
          <table:table-cell office:value-type="float" office:value="82208000000" calcext:value-type="float">
            <text:p>82208000000</text:p>
          </table:table-cell>
          <table:table-cell/>
          <table:table-cell office:value-type="string" calcext:value-type="string">
            <text:p>scan_hrt_19.pcd</text:p>
          </table:table-cell>
          <table:table-cell/>
          <table:table-cell office:value-type="float" office:value="0.755087" calcext:value-type="float">
            <text:p>0.755087</text:p>
          </table:table-cell>
          <table:table-cell/>
          <table:table-cell office:value-type="float" office:value="0.169798" calcext:value-type="float">
            <text:p>0.169798</text:p>
          </table:table-cell>
          <table:table-cell/>
          <table:table-cell office:value-type="float" office:value="-0.179419" calcext:value-type="float">
            <text:p>-0.1794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183114" calcext:value-type="float">
            <text:p>1.83114E-05</text:p>
          </table:table-cell>
          <table:table-cell/>
          <table:table-cell office:value-type="float" office:value="0.000180689" calcext:value-type="float">
            <text:p>0.000180689</text:p>
          </table:table-cell>
          <table:table-cell/>
          <table:table-cell office:value-type="float" office:value="-0.00013018" calcext:value-type="float">
            <text:p>-0.00013018</text:p>
          </table:table-cell>
          <table:table-cell/>
          <table:table-cell office:value-type="float" office:value="0.799678" calcext:value-type="float">
            <text:p>0.799678</text:p>
          </table:table-cell>
          <table:table-cell/>
          <table:table-cell office:value-type="float" office:value="0.164889" calcext:value-type="float">
            <text:p>0.164889</text:p>
          </table:table-cell>
          <table:table-cell/>
          <table:table-cell office:value-type="float" office:value="-0.178929" calcext:value-type="float">
            <text:p>-0.1789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169728" calcext:value-type="float">
            <text:p>1.69728E-05</text:p>
          </table:table-cell>
          <table:table-cell/>
          <table:table-cell office:value-type="float" office:value="0.000197339" calcext:value-type="float">
            <text:p>0.000197339</text:p>
          </table:table-cell>
          <table:table-cell/>
          <table:table-cell office:value-type="float" office:value="-0.000142805" calcext:value-type="float">
            <text:p>-0.000142805</text:p>
          </table:table-cell>
        </table:table-row>
        <table:table-row table:style-name="ro1">
          <table:table-cell office:value-type="float" office:value="82539000000" calcext:value-type="float">
            <text:p>82539000000</text:p>
          </table:table-cell>
          <table:table-cell/>
          <table:table-cell office:value-type="string" calcext:value-type="string">
            <text:p>scan_hrt_20.pcd</text:p>
          </table:table-cell>
          <table:table-cell/>
          <table:table-cell office:value-type="float" office:value="0.88807" calcext:value-type="float">
            <text:p>0.88807</text:p>
          </table:table-cell>
          <table:table-cell/>
          <table:table-cell office:value-type="float" office:value="0.162777" calcext:value-type="float">
            <text:p>0.162777</text:p>
          </table:table-cell>
          <table:table-cell/>
          <table:table-cell office:value-type="float" office:value="-0.180987" calcext:value-type="float">
            <text:p>-0.1809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152995" calcext:value-type="float">
            <text:p>1.52995E-05</text:p>
          </table:table-cell>
          <table:table-cell/>
          <table:table-cell office:value-type="float" office:value="0.00021178" calcext:value-type="float">
            <text:p>0.00021178</text:p>
          </table:table-cell>
          <table:table-cell/>
          <table:table-cell office:value-type="float" office:value="-0.000141709" calcext:value-type="float">
            <text:p>-0.000141709</text:p>
          </table:table-cell>
          <table:table-cell/>
          <table:table-cell office:value-type="float" office:value="0.897048" calcext:value-type="float">
            <text:p>0.897048</text:p>
          </table:table-cell>
          <table:table-cell/>
          <table:table-cell office:value-type="float" office:value="0.160807" calcext:value-type="float">
            <text:p>0.160807</text:p>
          </table:table-cell>
          <table:table-cell/>
          <table:table-cell office:value-type="float" office:value="-0.179049" calcext:value-type="float">
            <text:p>-0.17904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985158" calcext:value-type="float">
            <text:p>9.85158E-06</text:p>
          </table:table-cell>
          <table:table-cell/>
          <table:table-cell office:value-type="float" office:value="0.00020863" calcext:value-type="float">
            <text:p>0.00020863</text:p>
          </table:table-cell>
          <table:table-cell/>
          <table:table-cell office:value-type="float" office:value="-0.000151698" calcext:value-type="float">
            <text:p>-0.000151698</text:p>
          </table:table-cell>
        </table:table-row>
        <table:table-row table:style-name="ro1">
          <table:table-cell office:value-type="float" office:value="82924000000" calcext:value-type="float">
            <text:p>82924000000</text:p>
          </table:table-cell>
          <table:table-cell/>
          <table:table-cell office:value-type="string" calcext:value-type="string">
            <text:p>scan_hrt_21.pcd</text:p>
          </table:table-cell>
          <table:table-cell/>
          <table:table-cell office:value-type="float" office:value="1.0103" calcext:value-type="float">
            <text:p>1.0103</text:p>
          </table:table-cell>
          <table:table-cell/>
          <table:table-cell office:value-type="float" office:value="0.156058" calcext:value-type="float">
            <text:p>0.156058</text:p>
          </table:table-cell>
          <table:table-cell/>
          <table:table-cell office:value-type="float" office:value="-0.179187" calcext:value-type="float">
            <text:p>-0.179187</text:p>
          </table:table-cell>
          <table:table-cell/>
          <table:table-cell office:value-type="float" office:value="0.999824" calcext:value-type="float">
            <text:p>0.999824</text:p>
          </table:table-cell>
          <table:table-cell/>
          <table:table-cell office:value-type="float" office:value="0.0000537632" calcext:value-type="float">
            <text:p>5.37632E-05</text:p>
          </table:table-cell>
          <table:table-cell/>
          <table:table-cell office:value-type="float" office:value="0.0187385" calcext:value-type="float">
            <text:p>0.0187385</text:p>
          </table:table-cell>
          <table:table-cell/>
          <table:table-cell office:value-type="float" office:value="-0.000150306" calcext:value-type="float">
            <text:p>-0.000150306</text:p>
          </table:table-cell>
          <table:table-cell/>
          <table:table-cell office:value-type="float" office:value="0.981523" calcext:value-type="float">
            <text:p>0.981523</text:p>
          </table:table-cell>
          <table:table-cell/>
          <table:table-cell office:value-type="float" office:value="0.13348" calcext:value-type="float">
            <text:p>0.13348</text:p>
          </table:table-cell>
          <table:table-cell/>
          <table:table-cell office:value-type="float" office:value="-0.122545" calcext:value-type="float">
            <text:p>-0.122545</text:p>
          </table:table-cell>
          <table:table-cell/>
          <table:table-cell office:value-type="float" office:value="0.999826" calcext:value-type="float">
            <text:p>0.999826</text:p>
          </table:table-cell>
          <table:table-cell/>
          <table:table-cell office:value-type="float" office:value="0.0000338185" calcext:value-type="float">
            <text:p>3.38185E-05</text:p>
          </table:table-cell>
          <table:table-cell/>
          <table:table-cell office:value-type="float" office:value="0.0186762" calcext:value-type="float">
            <text:p>0.0186762</text:p>
          </table:table-cell>
          <table:table-cell/>
          <table:table-cell office:value-type="float" office:value="-0.000186491" calcext:value-type="float">
            <text:p>-0.000186491</text:p>
          </table:table-cell>
        </table:table-row>
        <table:table-row table:style-name="ro1">
          <table:table-cell office:value-type="float" office:value="83255000000" calcext:value-type="float">
            <text:p>83255000000</text:p>
          </table:table-cell>
          <table:table-cell/>
          <table:table-cell office:value-type="string" calcext:value-type="string">
            <text:p>scan_hrt_22.pcd</text:p>
          </table:table-cell>
          <table:table-cell/>
          <table:table-cell office:value-type="float" office:value="1.05415" calcext:value-type="float">
            <text:p>1.05415</text:p>
          </table:table-cell>
          <table:table-cell/>
          <table:table-cell office:value-type="float" office:value="0.109987" calcext:value-type="float">
            <text:p>0.109987</text:p>
          </table:table-cell>
          <table:table-cell/>
          <table:table-cell office:value-type="float" office:value="-0.0739664" calcext:value-type="float">
            <text:p>-0.0739664</text:p>
          </table:table-cell>
          <table:table-cell/>
          <table:table-cell office:value-type="float" office:value="0.998344" calcext:value-type="float">
            <text:p>0.998344</text:p>
          </table:table-cell>
          <table:table-cell/>
          <table:table-cell office:value-type="float" office:value="0.000137253" calcext:value-type="float">
            <text:p>0.000137253</text:p>
          </table:table-cell>
          <table:table-cell/>
          <table:table-cell office:value-type="float" office:value="0.0575221" calcext:value-type="float">
            <text:p>0.0575221</text:p>
          </table:table-cell>
          <table:table-cell/>
          <table:table-cell office:value-type="float" office:value="-0.000185763" calcext:value-type="float">
            <text:p>-0.000185763</text:p>
          </table:table-cell>
          <table:table-cell/>
          <table:table-cell office:value-type="float" office:value="0.985586" calcext:value-type="float">
            <text:p>0.985586</text:p>
          </table:table-cell>
          <table:table-cell/>
          <table:table-cell office:value-type="float" office:value="0.136594" calcext:value-type="float">
            <text:p>0.136594</text:p>
          </table:table-cell>
          <table:table-cell/>
          <table:table-cell office:value-type="float" office:value="-0.082254" calcext:value-type="float">
            <text:p>-0.082254</text:p>
          </table:table-cell>
          <table:table-cell/>
          <table:table-cell office:value-type="float" office:value="0.998347" calcext:value-type="float">
            <text:p>0.998347</text:p>
          </table:table-cell>
          <table:table-cell/>
          <table:table-cell office:value-type="float" office:value="0.000126821" calcext:value-type="float">
            <text:p>0.000126821</text:p>
          </table:table-cell>
          <table:table-cell/>
          <table:table-cell office:value-type="float" office:value="0.0574781" calcext:value-type="float">
            <text:p>0.0574781</text:p>
          </table:table-cell>
          <table:table-cell/>
          <table:table-cell office:value-type="float" office:value="-0.000188779" calcext:value-type="float">
            <text:p>-0.000188779</text:p>
          </table:table-cell>
        </table:table-row>
        <table:table-row table:style-name="ro1">
          <table:table-cell office:value-type="float" office:value="83619000000" calcext:value-type="float">
            <text:p>83619000000</text:p>
          </table:table-cell>
          <table:table-cell/>
          <table:table-cell office:value-type="string" calcext:value-type="string">
            <text:p>scan_hrt_23.pcd</text:p>
          </table:table-cell>
          <table:table-cell/>
          <table:table-cell office:value-type="float" office:value="0.990053" calcext:value-type="float">
            <text:p>0.990053</text:p>
          </table:table-cell>
          <table:table-cell/>
          <table:table-cell office:value-type="float" office:value="0.140018" calcext:value-type="float">
            <text:p>0.140018</text:p>
          </table:table-cell>
          <table:table-cell/>
          <table:table-cell office:value-type="float" office:value="-0.0379461" calcext:value-type="float">
            <text:p>-0.0379461</text:p>
          </table:table-cell>
          <table:table-cell/>
          <table:table-cell office:value-type="float" office:value="0.999673" calcext:value-type="float">
            <text:p>0.999673</text:p>
          </table:table-cell>
          <table:table-cell/>
          <table:table-cell office:value-type="float" office:value="0.0000415628" calcext:value-type="float">
            <text:p>4.15628E-05</text:p>
          </table:table-cell>
          <table:table-cell/>
          <table:table-cell office:value-type="float" office:value="0.0255651" calcext:value-type="float">
            <text:p>0.0255651</text:p>
          </table:table-cell>
          <table:table-cell/>
          <table:table-cell office:value-type="float" office:value="-0.00018705" calcext:value-type="float">
            <text:p>-0.00018705</text:p>
          </table:table-cell>
          <table:table-cell/>
          <table:table-cell office:value-type="float" office:value="0.992866" calcext:value-type="float">
            <text:p>0.992866</text:p>
          </table:table-cell>
          <table:table-cell/>
          <table:table-cell office:value-type="float" office:value="0.141673" calcext:value-type="float">
            <text:p>0.141673</text:p>
          </table:table-cell>
          <table:table-cell/>
          <table:table-cell office:value-type="float" office:value="-0.0645437" calcext:value-type="float">
            <text:p>-0.0645437</text:p>
          </table:table-cell>
          <table:table-cell/>
          <table:table-cell office:value-type="float" office:value="0.999673" calcext:value-type="float">
            <text:p>0.999673</text:p>
          </table:table-cell>
          <table:table-cell/>
          <table:table-cell office:value-type="float" office:value="0.0000397867" calcext:value-type="float">
            <text:p>3.97867E-05</text:p>
          </table:table-cell>
          <table:table-cell/>
          <table:table-cell office:value-type="float" office:value="0.0255668" calcext:value-type="float">
            <text:p>0.0255668</text:p>
          </table:table-cell>
          <table:table-cell/>
          <table:table-cell office:value-type="float" office:value="-0.000188685" calcext:value-type="float">
            <text:p>-0.000188685</text:p>
          </table:table-cell>
        </table:table-row>
        <table:table-row table:style-name="ro1">
          <table:table-cell office:value-type="float" office:value="84000000000" calcext:value-type="float">
            <text:p>84000000000</text:p>
          </table:table-cell>
          <table:table-cell/>
          <table:table-cell office:value-type="string" calcext:value-type="string">
            <text:p>scan_hrt_24.pcd</text:p>
          </table:table-cell>
          <table:table-cell/>
          <table:table-cell office:value-type="float" office:value="1.00049" calcext:value-type="float">
            <text:p>1.00049</text:p>
          </table:table-cell>
          <table:table-cell/>
          <table:table-cell office:value-type="float" office:value="0.146988" calcext:value-type="float">
            <text:p>0.146988</text:p>
          </table:table-cell>
          <table:table-cell/>
          <table:table-cell office:value-type="float" office:value="-0.0460064" calcext:value-type="float">
            <text:p>-0.0460064</text:p>
          </table:table-cell>
          <table:table-cell/>
          <table:table-cell office:value-type="float" office:value="0.999993" calcext:value-type="float">
            <text:p>0.999993</text:p>
          </table:table-cell>
          <table:table-cell/>
          <table:table-cell office:value-type="float" office:value="-0.00000739235" calcext:value-type="float">
            <text:p>-7.39235E-06</text:p>
          </table:table-cell>
          <table:table-cell/>
          <table:table-cell office:value-type="float" office:value="0.00371242" calcext:value-type="float">
            <text:p>0.00371242</text:p>
          </table:table-cell>
          <table:table-cell/>
          <table:table-cell office:value-type="float" office:value="-0.000186869" calcext:value-type="float">
            <text:p>-0.000186869</text:p>
          </table:table-cell>
          <table:table-cell/>
          <table:table-cell office:value-type="float" office:value="0.975719" calcext:value-type="float">
            <text:p>0.975719</text:p>
          </table:table-cell>
          <table:table-cell/>
          <table:table-cell office:value-type="float" office:value="0.146012" calcext:value-type="float">
            <text:p>0.146012</text:p>
          </table:table-cell>
          <table:table-cell/>
          <table:table-cell office:value-type="float" office:value="-0.0930624" calcext:value-type="float">
            <text:p>-0.0930624</text:p>
          </table:table-cell>
          <table:table-cell/>
          <table:table-cell office:value-type="float" office:value="0.999993" calcext:value-type="float">
            <text:p>0.999993</text:p>
          </table:table-cell>
          <table:table-cell/>
          <table:table-cell office:value-type="float" office:value="-0.00000196592" calcext:value-type="float">
            <text:p>-1.96592E-06</text:p>
          </table:table-cell>
          <table:table-cell/>
          <table:table-cell office:value-type="float" office:value="0.00374191" calcext:value-type="float">
            <text:p>0.00374191</text:p>
          </table:table-cell>
          <table:table-cell/>
          <table:table-cell office:value-type="float" office:value="-0.000201366" calcext:value-type="float">
            <text:p>-0.000201366</text:p>
          </table:table-cell>
        </table:table-row>
        <table:table-row table:style-name="ro1">
          <table:table-cell office:value-type="float" office:value="84365000000" calcext:value-type="float">
            <text:p>84365000000</text:p>
          </table:table-cell>
          <table:table-cell/>
          <table:table-cell office:value-type="string" calcext:value-type="string">
            <text:p>scan_hrt_25.pcd</text:p>
          </table:table-cell>
          <table:table-cell/>
          <table:table-cell office:value-type="float" office:value="0.959292" calcext:value-type="float">
            <text:p>0.959292</text:p>
          </table:table-cell>
          <table:table-cell/>
          <table:table-cell office:value-type="float" office:value="0.150169" calcext:value-type="float">
            <text:p>0.150169</text:p>
          </table:table-cell>
          <table:table-cell/>
          <table:table-cell office:value-type="float" office:value="-0.120383" calcext:value-type="float">
            <text:p>-0.120383</text:p>
          </table:table-cell>
          <table:table-cell/>
          <table:table-cell office:value-type="float" office:value="0.999996" calcext:value-type="float">
            <text:p>0.999996</text:p>
          </table:table-cell>
          <table:table-cell/>
          <table:table-cell office:value-type="float" office:value="-0.00000173855" calcext:value-type="float">
            <text:p>-1.73855E-06</text:p>
          </table:table-cell>
          <table:table-cell/>
          <table:table-cell office:value-type="float" office:value="0.00281814" calcext:value-type="float">
            <text:p>0.00281814</text:p>
          </table:table-cell>
          <table:table-cell/>
          <table:table-cell office:value-type="float" office:value="-0.000200145" calcext:value-type="float">
            <text:p>-0.000200145</text:p>
          </table:table-cell>
          <table:table-cell/>
          <table:table-cell office:value-type="float" office:value="0.969769" calcext:value-type="float">
            <text:p>0.969769</text:p>
          </table:table-cell>
          <table:table-cell/>
          <table:table-cell office:value-type="float" office:value="0.157453" calcext:value-type="float">
            <text:p>0.157453</text:p>
          </table:table-cell>
          <table:table-cell/>
          <table:table-cell office:value-type="float" office:value="-0.123363" calcext:value-type="float">
            <text:p>-0.123363</text:p>
          </table:table-cell>
          <table:table-cell/>
          <table:table-cell office:value-type="float" office:value="0.999996" calcext:value-type="float">
            <text:p>0.999996</text:p>
          </table:table-cell>
          <table:table-cell/>
          <table:table-cell office:value-type="float" office:value="-0.00000963914" calcext:value-type="float">
            <text:p>-9.63914E-06</text:p>
          </table:table-cell>
          <table:table-cell/>
          <table:table-cell office:value-type="float" office:value="0.00281345" calcext:value-type="float">
            <text:p>0.00281345</text:p>
          </table:table-cell>
          <table:table-cell/>
          <table:table-cell office:value-type="float" office:value="-0.000198552" calcext:value-type="float">
            <text:p>-0.000198552</text:p>
          </table:table-cell>
        </table:table-row>
        <table:table-row table:style-name="ro1">
          <table:table-cell office:value-type="float" office:value="84748000000" calcext:value-type="float">
            <text:p>84748000000</text:p>
          </table:table-cell>
          <table:table-cell/>
          <table:table-cell office:value-type="string" calcext:value-type="string">
            <text:p>scan_hrt_26.pcd</text:p>
          </table:table-cell>
          <table:table-cell/>
          <table:table-cell office:value-type="float" office:value="0.963525" calcext:value-type="float">
            <text:p>0.963525</text:p>
          </table:table-cell>
          <table:table-cell/>
          <table:table-cell office:value-type="float" office:value="0.169459" calcext:value-type="float">
            <text:p>0.169459</text:p>
          </table:table-cell>
          <table:table-cell/>
          <table:table-cell office:value-type="float" office:value="-0.155157" calcext:value-type="float">
            <text:p>-0.155157</text:p>
          </table:table-cell>
          <table:table-cell/>
          <table:table-cell office:value-type="float" office:value="0.999995" calcext:value-type="float">
            <text:p>0.999995</text:p>
          </table:table-cell>
          <table:table-cell/>
          <table:table-cell office:value-type="float" office:value="-0.0000156345" calcext:value-type="float">
            <text:p>-1.56345E-05</text:p>
          </table:table-cell>
          <table:table-cell/>
          <table:table-cell office:value-type="float" office:value="0.00300112" calcext:value-type="float">
            <text:p>0.00300112</text:p>
          </table:table-cell>
          <table:table-cell/>
          <table:table-cell office:value-type="float" office:value="-0.000197253" calcext:value-type="float">
            <text:p>-0.000197253</text:p>
          </table:table-cell>
          <table:table-cell/>
          <table:table-cell office:value-type="float" office:value="0.961663" calcext:value-type="float">
            <text:p>0.961663</text:p>
          </table:table-cell>
          <table:table-cell/>
          <table:table-cell office:value-type="float" office:value="0.166546" calcext:value-type="float">
            <text:p>0.166546</text:p>
          </table:table-cell>
          <table:table-cell/>
          <table:table-cell office:value-type="float" office:value="-0.136108" calcext:value-type="float">
            <text:p>-0.136108</text:p>
          </table:table-cell>
          <table:table-cell/>
          <table:table-cell office:value-type="float" office:value="0.999996" calcext:value-type="float">
            <text:p>0.999996</text:p>
          </table:table-cell>
          <table:table-cell/>
          <table:table-cell office:value-type="float" office:value="-0.0000244342" calcext:value-type="float">
            <text:p>-2.44342E-05</text:p>
          </table:table-cell>
          <table:table-cell/>
          <table:table-cell office:value-type="float" office:value="0.00297455" calcext:value-type="float">
            <text:p>0.00297455</text:p>
          </table:table-cell>
          <table:table-cell/>
          <table:table-cell office:value-type="float" office:value="-0.0002099" calcext:value-type="float">
            <text:p>-0.0002099</text:p>
          </table:table-cell>
        </table:table-row>
        <table:table-row table:style-name="ro1">
          <table:table-cell office:value-type="float" office:value="85127000000" calcext:value-type="float">
            <text:p>85127000000</text:p>
          </table:table-cell>
          <table:table-cell/>
          <table:table-cell office:value-type="string" calcext:value-type="string">
            <text:p>scan_hrt_27.pcd</text:p>
          </table:table-cell>
          <table:table-cell/>
          <table:table-cell office:value-type="float" office:value="0.953641" calcext:value-type="float">
            <text:p>0.953641</text:p>
          </table:table-cell>
          <table:table-cell/>
          <table:table-cell office:value-type="float" office:value="0.175544" calcext:value-type="float">
            <text:p>0.175544</text:p>
          </table:table-cell>
          <table:table-cell/>
          <table:table-cell office:value-type="float" office:value="-0.14872" calcext:value-type="float">
            <text:p>-0.14872</text:p>
          </table:table-cell>
          <table:table-cell/>
          <table:table-cell office:value-type="float" office:value="0.999914" calcext:value-type="float">
            <text:p>0.999914</text:p>
          </table:table-cell>
          <table:table-cell/>
          <table:table-cell office:value-type="float" office:value="-0.0000632725" calcext:value-type="float">
            <text:p>-6.32725E-05</text:p>
          </table:table-cell>
          <table:table-cell/>
          <table:table-cell office:value-type="float" office:value="0.00248404" calcext:value-type="float">
            <text:p>0.00248404</text:p>
          </table:table-cell>
          <table:table-cell/>
          <table:table-cell office:value-type="float" office:value="0.0128397" calcext:value-type="float">
            <text:p>0.0128397</text:p>
          </table:table-cell>
          <table:table-cell/>
          <table:table-cell office:value-type="float" office:value="0.966319" calcext:value-type="float">
            <text:p>0.966319</text:p>
          </table:table-cell>
          <table:table-cell/>
          <table:table-cell office:value-type="float" office:value="0.172035" calcext:value-type="float">
            <text:p>0.172035</text:p>
          </table:table-cell>
          <table:table-cell/>
          <table:table-cell office:value-type="float" office:value="-0.149018" calcext:value-type="float">
            <text:p>-0.149018</text:p>
          </table:table-cell>
          <table:table-cell/>
          <table:table-cell office:value-type="float" office:value="0.999915" calcext:value-type="float">
            <text:p>0.999915</text:p>
          </table:table-cell>
          <table:table-cell/>
          <table:table-cell office:value-type="float" office:value="-0.0000685586" calcext:value-type="float">
            <text:p>-6.85586E-05</text:p>
          </table:table-cell>
          <table:table-cell/>
          <table:table-cell office:value-type="float" office:value="0.00247548" calcext:value-type="float">
            <text:p>0.00247548</text:p>
          </table:table-cell>
          <table:table-cell/>
          <table:table-cell office:value-type="float" office:value="0.0128329" calcext:value-type="float">
            <text:p>0.0128329</text:p>
          </table:table-cell>
        </table:table-row>
        <table:table-row table:style-name="ro1">
          <table:table-cell office:value-type="float" office:value="85478000000" calcext:value-type="float">
            <text:p>85478000000</text:p>
          </table:table-cell>
          <table:table-cell/>
          <table:table-cell office:value-type="string" calcext:value-type="string">
            <text:p>scan_hrt_28.pcd</text:p>
          </table:table-cell>
          <table:table-cell/>
          <table:table-cell office:value-type="float" office:value="0.970631" calcext:value-type="float">
            <text:p>0.970631</text:p>
          </table:table-cell>
          <table:table-cell/>
          <table:table-cell office:value-type="float" office:value="0.177117" calcext:value-type="float">
            <text:p>0.177117</text:p>
          </table:table-cell>
          <table:table-cell/>
          <table:table-cell office:value-type="float" office:value="-0.160975" calcext:value-type="float">
            <text:p>-0.160975</text:p>
          </table:table-cell>
          <table:table-cell/>
          <table:table-cell office:value-type="float" office:value="0.999058" calcext:value-type="float">
            <text:p>0.999058</text:p>
          </table:table-cell>
          <table:table-cell/>
          <table:table-cell office:value-type="float" office:value="-0.000135643" calcext:value-type="float">
            <text:p>-0.000135643</text:p>
          </table:table-cell>
          <table:table-cell/>
          <table:table-cell office:value-type="float" office:value="0.00255102" calcext:value-type="float">
            <text:p>0.00255102</text:p>
          </table:table-cell>
          <table:table-cell/>
          <table:table-cell office:value-type="float" office:value="0.0433084" calcext:value-type="float">
            <text:p>0.0433084</text:p>
          </table:table-cell>
          <table:table-cell/>
          <table:table-cell office:value-type="float" office:value="0.976112" calcext:value-type="float">
            <text:p>0.976112</text:p>
          </table:table-cell>
          <table:table-cell/>
          <table:table-cell office:value-type="float" office:value="0.180205" calcext:value-type="float">
            <text:p>0.180205</text:p>
          </table:table-cell>
          <table:table-cell/>
          <table:table-cell office:value-type="float" office:value="-0.137268" calcext:value-type="float">
            <text:p>-0.137268</text:p>
          </table:table-cell>
          <table:table-cell/>
          <table:table-cell office:value-type="float" office:value="0.999059" calcext:value-type="float">
            <text:p>0.999059</text:p>
          </table:table-cell>
          <table:table-cell/>
          <table:table-cell office:value-type="float" office:value="-0.000149105" calcext:value-type="float">
            <text:p>-0.000149105</text:p>
          </table:table-cell>
          <table:table-cell/>
          <table:table-cell office:value-type="float" office:value="0.00252077" calcext:value-type="float">
            <text:p>0.00252077</text:p>
          </table:table-cell>
          <table:table-cell/>
          <table:table-cell office:value-type="float" office:value="0.0433045" calcext:value-type="float">
            <text:p>0.0433045</text:p>
          </table:table-cell>
        </table:table-row>
        <table:table-row table:style-name="ro1">
          <table:table-cell office:value-type="float" office:value="85817000000" calcext:value-type="float">
            <text:p>85817000000</text:p>
          </table:table-cell>
          <table:table-cell/>
          <table:table-cell office:value-type="string" calcext:value-type="string">
            <text:p>scan_hrt_29.pcd</text:p>
          </table:table-cell>
          <table:table-cell/>
          <table:table-cell office:value-type="float" office:value="0.98557" calcext:value-type="float">
            <text:p>0.98557</text:p>
          </table:table-cell>
          <table:table-cell/>
          <table:table-cell office:value-type="float" office:value="0.188097" calcext:value-type="float">
            <text:p>0.188097</text:p>
          </table:table-cell>
          <table:table-cell/>
          <table:table-cell office:value-type="float" office:value="-0.12592" calcext:value-type="float">
            <text:p>-0.12592</text:p>
          </table:table-cell>
          <table:table-cell/>
          <table:table-cell office:value-type="float" office:value="0.996785" calcext:value-type="float">
            <text:p>0.996785</text:p>
          </table:table-cell>
          <table:table-cell/>
          <table:table-cell office:value-type="float" office:value="-0.000198213" calcext:value-type="float">
            <text:p>-0.000198213</text:p>
          </table:table-cell>
          <table:table-cell/>
          <table:table-cell office:value-type="float" office:value="0.00197997" calcext:value-type="float">
            <text:p>0.00197997</text:p>
          </table:table-cell>
          <table:table-cell/>
          <table:table-cell office:value-type="float" office:value="0.0800971" calcext:value-type="float">
            <text:p>0.0800971</text:p>
          </table:table-cell>
          <table:table-cell/>
          <table:table-cell office:value-type="float" office:value="0.950664" calcext:value-type="float">
            <text:p>0.950664</text:p>
          </table:table-cell>
          <table:table-cell/>
          <table:table-cell office:value-type="float" office:value="0.179795" calcext:value-type="float">
            <text:p>0.179795</text:p>
          </table:table-cell>
          <table:table-cell/>
          <table:table-cell office:value-type="float" office:value="-0.1216" calcext:value-type="float">
            <text:p>-0.1216</text:p>
          </table:table-cell>
          <table:table-cell/>
          <table:table-cell office:value-type="float" office:value="0.996789" calcext:value-type="float">
            <text:p>0.996789</text:p>
          </table:table-cell>
          <table:table-cell/>
          <table:table-cell office:value-type="float" office:value="-0.000204395" calcext:value-type="float">
            <text:p>-0.000204395</text:p>
          </table:table-cell>
          <table:table-cell/>
          <table:table-cell office:value-type="float" office:value="0.00195702" calcext:value-type="float">
            <text:p>0.00195702</text:p>
          </table:table-cell>
          <table:table-cell/>
          <table:table-cell office:value-type="float" office:value="0.080045" calcext:value-type="float">
            <text:p>0.080045</text:p>
          </table:table-cell>
        </table:table-row>
        <table:table-row table:style-name="ro1">
          <table:table-cell office:value-type="float" office:value="86179000000" calcext:value-type="float">
            <text:p>86179000000</text:p>
          </table:table-cell>
          <table:table-cell/>
          <table:table-cell office:value-type="string" calcext:value-type="string">
            <text:p>scan_hrt_30.pcd</text:p>
          </table:table-cell>
          <table:table-cell/>
          <table:table-cell office:value-type="float" office:value="0.923489" calcext:value-type="float">
            <text:p>0.923489</text:p>
          </table:table-cell>
          <table:table-cell/>
          <table:table-cell office:value-type="float" office:value="0.179356" calcext:value-type="float">
            <text:p>0.179356</text:p>
          </table:table-cell>
          <table:table-cell/>
          <table:table-cell office:value-type="float" office:value="-0.10487" calcext:value-type="float">
            <text:p>-0.10487</text:p>
          </table:table-cell>
          <table:table-cell/>
          <table:table-cell office:value-type="float" office:value="0.992648" calcext:value-type="float">
            <text:p>0.992648</text:p>
          </table:table-cell>
          <table:table-cell/>
          <table:table-cell office:value-type="float" office:value="-0.000256026" calcext:value-type="float">
            <text:p>-0.000256026</text:p>
          </table:table-cell>
          <table:table-cell/>
          <table:table-cell office:value-type="float" office:value="0.00173759" calcext:value-type="float">
            <text:p>0.00173759</text:p>
          </table:table-cell>
          <table:table-cell/>
          <table:table-cell office:value-type="float" office:value="0.121021" calcext:value-type="float">
            <text:p>0.121021</text:p>
          </table:table-cell>
          <table:table-cell/>
          <table:table-cell office:value-type="float" office:value="0.966589" calcext:value-type="float">
            <text:p>0.966589</text:p>
          </table:table-cell>
          <table:table-cell/>
          <table:table-cell office:value-type="float" office:value="0.181647" calcext:value-type="float">
            <text:p>0.181647</text:p>
          </table:table-cell>
          <table:table-cell/>
          <table:table-cell office:value-type="float" office:value="-0.119887" calcext:value-type="float">
            <text:p>-0.119887</text:p>
          </table:table-cell>
          <table:table-cell/>
          <table:table-cell office:value-type="float" office:value="0.99265" calcext:value-type="float">
            <text:p>0.99265</text:p>
          </table:table-cell>
          <table:table-cell/>
          <table:table-cell office:value-type="float" office:value="-0.000255781" calcext:value-type="float">
            <text:p>-0.000255781</text:p>
          </table:table-cell>
          <table:table-cell/>
          <table:table-cell office:value-type="float" office:value="0.00175592" calcext:value-type="float">
            <text:p>0.00175592</text:p>
          </table:table-cell>
          <table:table-cell/>
          <table:table-cell office:value-type="float" office:value="0.121007" calcext:value-type="float">
            <text:p>0.121007</text:p>
          </table:table-cell>
        </table:table-row>
        <table:table-row table:style-name="ro1">
          <table:table-cell office:value-type="float" office:value="86522000000" calcext:value-type="float">
            <text:p>86522000000</text:p>
          </table:table-cell>
          <table:table-cell/>
          <table:table-cell office:value-type="string" calcext:value-type="string">
            <text:p>scan_hrt_31.pcd</text:p>
          </table:table-cell>
          <table:table-cell/>
          <table:table-cell office:value-type="float" office:value="0.981678" calcext:value-type="float">
            <text:p>0.981678</text:p>
          </table:table-cell>
          <table:table-cell/>
          <table:table-cell office:value-type="float" office:value="0.183403" calcext:value-type="float">
            <text:p>0.183403</text:p>
          </table:table-cell>
          <table:table-cell/>
          <table:table-cell office:value-type="float" office:value="-0.118263" calcext:value-type="float">
            <text:p>-0.118263</text:p>
          </table:table-cell>
          <table:table-cell/>
          <table:table-cell office:value-type="float" office:value="0.98685" calcext:value-type="float">
            <text:p>0.98685</text:p>
          </table:table-cell>
          <table:table-cell/>
          <table:table-cell office:value-type="float" office:value="-0.000321693" calcext:value-type="float">
            <text:p>-0.000321693</text:p>
          </table:table-cell>
          <table:table-cell/>
          <table:table-cell office:value-type="float" office:value="0.00172668" calcext:value-type="float">
            <text:p>0.00172668</text:p>
          </table:table-cell>
          <table:table-cell/>
          <table:table-cell office:value-type="float" office:value="0.161627" calcext:value-type="float">
            <text:p>0.161627</text:p>
          </table:table-cell>
          <table:table-cell/>
          <table:table-cell office:value-type="float" office:value="0.958577" calcext:value-type="float">
            <text:p>0.958577</text:p>
          </table:table-cell>
          <table:table-cell/>
          <table:table-cell office:value-type="float" office:value="0.1627" calcext:value-type="float">
            <text:p>0.1627</text:p>
          </table:table-cell>
          <table:table-cell/>
          <table:table-cell office:value-type="float" office:value="-0.126592" calcext:value-type="float">
            <text:p>-0.126592</text:p>
          </table:table-cell>
          <table:table-cell/>
          <table:table-cell office:value-type="float" office:value="0.986854" calcext:value-type="float">
            <text:p>0.986854</text:p>
          </table:table-cell>
          <table:table-cell/>
          <table:table-cell office:value-type="float" office:value="-0.000326638" calcext:value-type="float">
            <text:p>-0.000326638</text:p>
          </table:table-cell>
          <table:table-cell/>
          <table:table-cell office:value-type="float" office:value="0.00170672" calcext:value-type="float">
            <text:p>0.00170672</text:p>
          </table:table-cell>
          <table:table-cell/>
          <table:table-cell office:value-type="float" office:value="0.161606" calcext:value-type="float">
            <text:p>0.161606</text:p>
          </table:table-cell>
        </table:table-row>
        <table:table-row table:style-name="ro1">
          <table:table-cell office:value-type="float" office:value="86855000000" calcext:value-type="float">
            <text:p>86855000000</text:p>
          </table:table-cell>
          <table:table-cell/>
          <table:table-cell office:value-type="string" calcext:value-type="string">
            <text:p>scan_hrt_32.pcd</text:p>
          </table:table-cell>
          <table:table-cell/>
          <table:table-cell office:value-type="float" office:value="0.950799" calcext:value-type="float">
            <text:p>0.950799</text:p>
          </table:table-cell>
          <table:table-cell/>
          <table:table-cell office:value-type="float" office:value="0.144305" calcext:value-type="float">
            <text:p>0.144305</text:p>
          </table:table-cell>
          <table:table-cell/>
          <table:table-cell office:value-type="float" office:value="-0.133101" calcext:value-type="float">
            <text:p>-0.133101</text:p>
          </table:table-cell>
          <table:table-cell/>
          <table:table-cell office:value-type="float" office:value="0.979634" calcext:value-type="float">
            <text:p>0.979634</text:p>
          </table:table-cell>
          <table:table-cell/>
          <table:table-cell office:value-type="float" office:value="-0.000373643" calcext:value-type="float">
            <text:p>-0.000373643</text:p>
          </table:table-cell>
          <table:table-cell/>
          <table:table-cell office:value-type="float" office:value="0.00162774" calcext:value-type="float">
            <text:p>0.00162774</text:p>
          </table:table-cell>
          <table:table-cell/>
          <table:table-cell office:value-type="float" office:value="0.200782" calcext:value-type="float">
            <text:p>0.200782</text:p>
          </table:table-cell>
          <table:table-cell/>
          <table:table-cell office:value-type="float" office:value="0.938328" calcext:value-type="float">
            <text:p>0.938328</text:p>
          </table:table-cell>
          <table:table-cell/>
          <table:table-cell office:value-type="float" office:value="0.143005" calcext:value-type="float">
            <text:p>0.143005</text:p>
          </table:table-cell>
          <table:table-cell/>
          <table:table-cell office:value-type="float" office:value="-0.141918" calcext:value-type="float">
            <text:p>-0.141918</text:p>
          </table:table-cell>
          <table:table-cell/>
          <table:table-cell office:value-type="float" office:value="0.97964" calcext:value-type="float">
            <text:p>0.97964</text:p>
          </table:table-cell>
          <table:table-cell/>
          <table:table-cell office:value-type="float" office:value="-0.000389871" calcext:value-type="float">
            <text:p>-0.000389871</text:p>
          </table:table-cell>
          <table:table-cell/>
          <table:table-cell office:value-type="float" office:value="0.00162316" calcext:value-type="float">
            <text:p>0.00162316</text:p>
          </table:table-cell>
          <table:table-cell/>
          <table:table-cell office:value-type="float" office:value="0.200756" calcext:value-type="float">
            <text:p>0.200756</text:p>
          </table:table-cell>
        </table:table-row>
        <table:table-row table:style-name="ro1">
          <table:table-cell office:value-type="float" office:value="87198000000" calcext:value-type="float">
            <text:p>87198000000</text:p>
          </table:table-cell>
          <table:table-cell/>
          <table:table-cell office:value-type="string" calcext:value-type="string">
            <text:p>scan_hrt_33.pcd</text:p>
          </table:table-cell>
          <table:table-cell/>
          <table:table-cell office:value-type="float" office:value="0.917471" calcext:value-type="float">
            <text:p>0.917471</text:p>
          </table:table-cell>
          <table:table-cell/>
          <table:table-cell office:value-type="float" office:value="0.122719" calcext:value-type="float">
            <text:p>0.122719</text:p>
          </table:table-cell>
          <table:table-cell/>
          <table:table-cell office:value-type="float" office:value="-0.157705" calcext:value-type="float">
            <text:p>-0.157705</text:p>
          </table:table-cell>
          <table:table-cell/>
          <table:table-cell office:value-type="float" office:value="0.97058" calcext:value-type="float">
            <text:p>0.97058</text:p>
          </table:table-cell>
          <table:table-cell/>
          <table:table-cell office:value-type="float" office:value="-0.000392531" calcext:value-type="float">
            <text:p>-0.000392531</text:p>
          </table:table-cell>
          <table:table-cell/>
          <table:table-cell office:value-type="float" office:value="0.00141819" calcext:value-type="float">
            <text:p>0.00141819</text:p>
          </table:table-cell>
          <table:table-cell/>
          <table:table-cell office:value-type="float" office:value="0.240776" calcext:value-type="float">
            <text:p>0.240776</text:p>
          </table:table-cell>
          <table:table-cell/>
          <table:table-cell office:value-type="float" office:value="0.960194" calcext:value-type="float">
            <text:p>0.960194</text:p>
          </table:table-cell>
          <table:table-cell/>
          <table:table-cell office:value-type="float" office:value="0.0561516" calcext:value-type="float">
            <text:p>0.0561516</text:p>
          </table:table-cell>
          <table:table-cell/>
          <table:table-cell office:value-type="float" office:value="-0.164157" calcext:value-type="float">
            <text:p>-0.164157</text:p>
          </table:table-cell>
          <table:table-cell/>
          <table:table-cell office:value-type="float" office:value="0.970599" calcext:value-type="float">
            <text:p>0.970599</text:p>
          </table:table-cell>
          <table:table-cell/>
          <table:table-cell office:value-type="float" office:value="-0.000388132" calcext:value-type="float">
            <text:p>-0.000388132</text:p>
          </table:table-cell>
          <table:table-cell/>
          <table:table-cell office:value-type="float" office:value="0.0014188" calcext:value-type="float">
            <text:p>0.0014188</text:p>
          </table:table-cell>
          <table:table-cell/>
          <table:table-cell office:value-type="float" office:value="0.240698" calcext:value-type="float">
            <text:p>0.240698</text:p>
          </table:table-cell>
        </table:table-row>
        <table:table-row table:style-name="ro1">
          <table:table-cell office:value-type="float" office:value="87570000000" calcext:value-type="float">
            <text:p>87570000000</text:p>
          </table:table-cell>
          <table:table-cell/>
          <table:table-cell office:value-type="string" calcext:value-type="string">
            <text:p>scan_hrt_34.pcd</text:p>
          </table:table-cell>
          <table:table-cell/>
          <table:table-cell office:value-type="float" office:value="0.983908" calcext:value-type="float">
            <text:p>0.983908</text:p>
          </table:table-cell>
          <table:table-cell/>
          <table:table-cell office:value-type="float" office:value="-0.0380451" calcext:value-type="float">
            <text:p>-0.0380451</text:p>
          </table:table-cell>
          <table:table-cell/>
          <table:table-cell office:value-type="float" office:value="-0.188275" calcext:value-type="float">
            <text:p>-0.188275</text:p>
          </table:table-cell>
          <table:table-cell/>
          <table:table-cell office:value-type="float" office:value="0.95893" calcext:value-type="float">
            <text:p>0.95893</text:p>
          </table:table-cell>
          <table:table-cell/>
          <table:table-cell office:value-type="float" office:value="-0.000409139" calcext:value-type="float">
            <text:p>-0.000409139</text:p>
          </table:table-cell>
          <table:table-cell/>
          <table:table-cell office:value-type="float" office:value="0.00130414" calcext:value-type="float">
            <text:p>0.00130414</text:p>
          </table:table-cell>
          <table:table-cell/>
          <table:table-cell office:value-type="float" office:value="0.283641" calcext:value-type="float">
            <text:p>0.283641</text:p>
          </table:table-cell>
          <table:table-cell/>
          <table:table-cell office:value-type="float" office:value="1.0293" calcext:value-type="float">
            <text:p>1.0293</text:p>
          </table:table-cell>
          <table:table-cell/>
          <table:table-cell office:value-type="float" office:value="-0.0938942" calcext:value-type="float">
            <text:p>-0.0938942</text:p>
          </table:table-cell>
          <table:table-cell/>
          <table:table-cell office:value-type="float" office:value="-0.176662" calcext:value-type="float">
            <text:p>-0.176662</text:p>
          </table:table-cell>
          <table:table-cell/>
          <table:table-cell office:value-type="float" office:value="0.958955" calcext:value-type="float">
            <text:p>0.958955</text:p>
          </table:table-cell>
          <table:table-cell/>
          <table:table-cell office:value-type="float" office:value="-0.000401141" calcext:value-type="float">
            <text:p>-0.000401141</text:p>
          </table:table-cell>
          <table:table-cell/>
          <table:table-cell office:value-type="float" office:value="0.00130399" calcext:value-type="float">
            <text:p>0.00130399</text:p>
          </table:table-cell>
          <table:table-cell/>
          <table:table-cell office:value-type="float" office:value="0.283556" calcext:value-type="float">
            <text:p>0.283556</text:p>
          </table:table-cell>
        </table:table-row>
        <table:table-row table:style-name="ro1">
          <table:table-cell office:value-type="float" office:value="87931000000" calcext:value-type="float">
            <text:p>87931000000</text:p>
          </table:table-cell>
          <table:table-cell/>
          <table:table-cell office:value-type="string" calcext:value-type="string">
            <text:p>scan_hrt_35.pcd</text:p>
          </table:table-cell>
          <table:table-cell/>
          <table:table-cell office:value-type="float" office:value="1.09637" calcext:value-type="float">
            <text:p>1.09637</text:p>
          </table:table-cell>
          <table:table-cell/>
          <table:table-cell office:value-type="float" office:value="-0.239503" calcext:value-type="float">
            <text:p>-0.239503</text:p>
          </table:table-cell>
          <table:table-cell/>
          <table:table-cell office:value-type="float" office:value="-0.188798" calcext:value-type="float">
            <text:p>-0.188798</text:p>
          </table:table-cell>
          <table:table-cell/>
          <table:table-cell office:value-type="float" office:value="0.945818" calcext:value-type="float">
            <text:p>0.945818</text:p>
          </table:table-cell>
          <table:table-cell/>
          <table:table-cell office:value-type="float" office:value="-0.000441566" calcext:value-type="float">
            <text:p>-0.000441566</text:p>
          </table:table-cell>
          <table:table-cell/>
          <table:table-cell office:value-type="float" office:value="0.00126187" calcext:value-type="float">
            <text:p>0.00126187</text:p>
          </table:table-cell>
          <table:table-cell/>
          <table:table-cell office:value-type="float" office:value="0.324695" calcext:value-type="float">
            <text:p>0.324695</text:p>
          </table:table-cell>
          <table:table-cell/>
          <table:table-cell office:value-type="float" office:value="1.0496" calcext:value-type="float">
            <text:p>1.0496</text:p>
          </table:table-cell>
          <table:table-cell/>
          <table:table-cell office:value-type="float" office:value="-0.227613" calcext:value-type="float">
            <text:p>-0.227613</text:p>
          </table:table-cell>
          <table:table-cell/>
          <table:table-cell office:value-type="float" office:value="-0.163575" calcext:value-type="float">
            <text:p>-0.163575</text:p>
          </table:table-cell>
          <table:table-cell/>
          <table:table-cell office:value-type="float" office:value="0.945811" calcext:value-type="float">
            <text:p>0.945811</text:p>
          </table:table-cell>
          <table:table-cell/>
          <table:table-cell office:value-type="float" office:value="-0.000432598" calcext:value-type="float">
            <text:p>-0.000432598</text:p>
          </table:table-cell>
          <table:table-cell/>
          <table:table-cell office:value-type="float" office:value="0.0012395" calcext:value-type="float">
            <text:p>0.0012395</text:p>
          </table:table-cell>
          <table:table-cell/>
          <table:table-cell office:value-type="float" office:value="0.324714" calcext:value-type="float">
            <text:p>0.324714</text:p>
          </table:table-cell>
        </table:table-row>
        <table:table-row table:style-name="ro1">
          <table:table-cell office:value-type="float" office:value="88303000000" calcext:value-type="float">
            <text:p>88303000000</text:p>
          </table:table-cell>
          <table:table-cell/>
          <table:table-cell office:value-type="string" calcext:value-type="string">
            <text:p>scan_hrt_36.pcd</text:p>
          </table:table-cell>
          <table:table-cell/>
          <table:table-cell office:value-type="float" office:value="1.07052" calcext:value-type="float">
            <text:p>1.07052</text:p>
          </table:table-cell>
          <table:table-cell/>
          <table:table-cell office:value-type="float" office:value="-0.365406" calcext:value-type="float">
            <text:p>-0.365406</text:p>
          </table:table-cell>
          <table:table-cell/>
          <table:table-cell office:value-type="float" office:value="-0.15009" calcext:value-type="float">
            <text:p>-0.15009</text:p>
          </table:table-cell>
          <table:table-cell/>
          <table:table-cell office:value-type="float" office:value="0.930429" calcext:value-type="float">
            <text:p>0.930429</text:p>
          </table:table-cell>
          <table:table-cell/>
          <table:table-cell office:value-type="float" office:value="-0.000486034" calcext:value-type="float">
            <text:p>-0.000486034</text:p>
          </table:table-cell>
          <table:table-cell/>
          <table:table-cell office:value-type="float" office:value="0.00119939" calcext:value-type="float">
            <text:p>0.00119939</text:p>
          </table:table-cell>
          <table:table-cell/>
          <table:table-cell office:value-type="float" office:value="0.366471" calcext:value-type="float">
            <text:p>0.366471</text:p>
          </table:table-cell>
          <table:table-cell/>
          <table:table-cell office:value-type="float" office:value="1.0552" calcext:value-type="float">
            <text:p>1.0552</text:p>
          </table:table-cell>
          <table:table-cell/>
          <table:table-cell office:value-type="float" office:value="-0.378896" calcext:value-type="float">
            <text:p>-0.378896</text:p>
          </table:table-cell>
          <table:table-cell/>
          <table:table-cell office:value-type="float" office:value="-0.164599" calcext:value-type="float">
            <text:p>-0.164599</text:p>
          </table:table-cell>
          <table:table-cell/>
          <table:table-cell office:value-type="float" office:value="0.930441" calcext:value-type="float">
            <text:p>0.930441</text:p>
          </table:table-cell>
          <table:table-cell/>
          <table:table-cell office:value-type="float" office:value="-0.000509231" calcext:value-type="float">
            <text:p>-0.000509231</text:p>
          </table:table-cell>
          <table:table-cell/>
          <table:table-cell office:value-type="float" office:value="0.00121679" calcext:value-type="float">
            <text:p>0.00121679</text:p>
          </table:table-cell>
          <table:table-cell/>
          <table:table-cell office:value-type="float" office:value="0.36644" calcext:value-type="float">
            <text:p>0.36644</text:p>
          </table:table-cell>
        </table:table-row>
        <table:table-row table:style-name="ro1">
          <table:table-cell office:value-type="float" office:value="88697000000" calcext:value-type="float">
            <text:p>88697000000</text:p>
          </table:table-cell>
          <table:table-cell/>
          <table:table-cell office:value-type="string" calcext:value-type="string">
            <text:p>scan_hrt_37.pcd</text:p>
          </table:table-cell>
          <table:table-cell/>
          <table:table-cell office:value-type="float" office:value="1.06112" calcext:value-type="float">
            <text:p>1.06112</text:p>
          </table:table-cell>
          <table:table-cell/>
          <table:table-cell office:value-type="float" office:value="-0.539126" calcext:value-type="float">
            <text:p>-0.539126</text:p>
          </table:table-cell>
          <table:table-cell/>
          <table:table-cell office:value-type="float" office:value="-0.165683" calcext:value-type="float">
            <text:p>-0.165683</text:p>
          </table:table-cell>
          <table:table-cell/>
          <table:table-cell office:value-type="float" office:value="0.912141" calcext:value-type="float">
            <text:p>0.912141</text:p>
          </table:table-cell>
          <table:table-cell/>
          <table:table-cell office:value-type="float" office:value="-0.00056596" calcext:value-type="float">
            <text:p>-0.00056596</text:p>
          </table:table-cell>
          <table:table-cell/>
          <table:table-cell office:value-type="float" office:value="0.00116539" calcext:value-type="float">
            <text:p>0.00116539</text:p>
          </table:table-cell>
          <table:table-cell/>
          <table:table-cell office:value-type="float" office:value="0.409874" calcext:value-type="float">
            <text:p>0.409874</text:p>
          </table:table-cell>
          <table:table-cell/>
          <table:table-cell office:value-type="float" office:value="1.05605" calcext:value-type="float">
            <text:p>1.05605</text:p>
          </table:table-cell>
          <table:table-cell/>
          <table:table-cell office:value-type="float" office:value="-0.529925" calcext:value-type="float">
            <text:p>-0.529925</text:p>
          </table:table-cell>
          <table:table-cell/>
          <table:table-cell office:value-type="float" office:value="-0.164608" calcext:value-type="float">
            <text:p>-0.164608</text:p>
          </table:table-cell>
          <table:table-cell/>
          <table:table-cell office:value-type="float" office:value="0.912155" calcext:value-type="float">
            <text:p>0.912155</text:p>
          </table:table-cell>
          <table:table-cell/>
          <table:table-cell office:value-type="float" office:value="-0.000586611" calcext:value-type="float">
            <text:p>-0.000586611</text:p>
          </table:table-cell>
          <table:table-cell/>
          <table:table-cell office:value-type="float" office:value="0.00117841" calcext:value-type="float">
            <text:p>0.00117841</text:p>
          </table:table-cell>
          <table:table-cell/>
          <table:table-cell office:value-type="float" office:value="0.409842" calcext:value-type="float">
            <text:p>0.409842</text:p>
          </table:table-cell>
        </table:table-row>
        <table:table-row table:style-name="ro1">
          <table:table-cell office:value-type="float" office:value="89062000000" calcext:value-type="float">
            <text:p>89062000000</text:p>
          </table:table-cell>
          <table:table-cell/>
          <table:table-cell office:value-type="string" calcext:value-type="string">
            <text:p>scan_hrt_38.pcd</text:p>
          </table:table-cell>
          <table:table-cell/>
          <table:table-cell office:value-type="float" office:value="1.05685" calcext:value-type="float">
            <text:p>1.05685</text:p>
          </table:table-cell>
          <table:table-cell/>
          <table:table-cell office:value-type="float" office:value="-0.669838" calcext:value-type="float">
            <text:p>-0.669838</text:p>
          </table:table-cell>
          <table:table-cell/>
          <table:table-cell office:value-type="float" office:value="-0.164617" calcext:value-type="float">
            <text:p>-0.164617</text:p>
          </table:table-cell>
          <table:table-cell/>
          <table:table-cell office:value-type="float" office:value="0.893395" calcext:value-type="float">
            <text:p>0.893395</text:p>
          </table:table-cell>
          <table:table-cell/>
          <table:table-cell office:value-type="float" office:value="-0.000642844" calcext:value-type="float">
            <text:p>-0.000642844</text:p>
          </table:table-cell>
          <table:table-cell/>
          <table:table-cell office:value-type="float" office:value="0.00113087" calcext:value-type="float">
            <text:p>0.00113087</text:p>
          </table:table-cell>
          <table:table-cell/>
          <table:table-cell office:value-type="float" office:value="0.44927" calcext:value-type="float">
            <text:p>0.44927</text:p>
          </table:table-cell>
          <table:table-cell/>
          <table:table-cell office:value-type="float" office:value="1.05303" calcext:value-type="float">
            <text:p>1.05303</text:p>
          </table:table-cell>
          <table:table-cell/>
          <table:table-cell office:value-type="float" office:value="-0.646522" calcext:value-type="float">
            <text:p>-0.646522</text:p>
          </table:table-cell>
          <table:table-cell/>
          <table:table-cell office:value-type="float" office:value="-0.161658" calcext:value-type="float">
            <text:p>-0.161658</text:p>
          </table:table-cell>
          <table:table-cell/>
          <table:table-cell office:value-type="float" office:value="0.893407" calcext:value-type="float">
            <text:p>0.893407</text:p>
          </table:table-cell>
          <table:table-cell/>
          <table:table-cell office:value-type="float" office:value="-0.000658142" calcext:value-type="float">
            <text:p>-0.000658142</text:p>
          </table:table-cell>
          <table:table-cell/>
          <table:table-cell office:value-type="float" office:value="0.00114625" calcext:value-type="float">
            <text:p>0.00114625</text:p>
          </table:table-cell>
          <table:table-cell/>
          <table:table-cell office:value-type="float" office:value="0.449246" calcext:value-type="float">
            <text:p>0.449246</text:p>
          </table:table-cell>
        </table:table-row>
        <table:table-row table:style-name="ro1">
          <table:table-cell office:value-type="float" office:value="89440000000" calcext:value-type="float">
            <text:p>89440000000</text:p>
          </table:table-cell>
          <table:table-cell/>
          <table:table-cell office:value-type="string" calcext:value-type="string">
            <text:p>scan_hrt_39.pcd</text:p>
          </table:table-cell>
          <table:table-cell/>
          <table:table-cell office:value-type="float" office:value="1.04991" calcext:value-type="float">
            <text:p>1.04991</text:p>
          </table:table-cell>
          <table:table-cell/>
          <table:table-cell office:value-type="float" office:value="-0.767272" calcext:value-type="float">
            <text:p>-0.767272</text:p>
          </table:table-cell>
          <table:table-cell/>
          <table:table-cell office:value-type="float" office:value="-0.158602" calcext:value-type="float">
            <text:p>-0.158602</text:p>
          </table:table-cell>
          <table:table-cell/>
          <table:table-cell office:value-type="float" office:value="0.872185" calcext:value-type="float">
            <text:p>0.872185</text:p>
          </table:table-cell>
          <table:table-cell/>
          <table:table-cell office:value-type="float" office:value="-0.000714538" calcext:value-type="float">
            <text:p>-0.000714538</text:p>
          </table:table-cell>
          <table:table-cell/>
          <table:table-cell office:value-type="float" office:value="0.00108965" calcext:value-type="float">
            <text:p>0.00108965</text:p>
          </table:table-cell>
          <table:table-cell/>
          <table:table-cell office:value-type="float" office:value="0.489175" calcext:value-type="float">
            <text:p>0.489175</text:p>
          </table:table-cell>
          <table:table-cell/>
          <table:table-cell office:value-type="float" office:value="1.05339" calcext:value-type="float">
            <text:p>1.05339</text:p>
          </table:table-cell>
          <table:table-cell/>
          <table:table-cell office:value-type="float" office:value="-0.685365" calcext:value-type="float">
            <text:p>-0.685365</text:p>
          </table:table-cell>
          <table:table-cell/>
          <table:table-cell office:value-type="float" office:value="-0.159987" calcext:value-type="float">
            <text:p>-0.159987</text:p>
          </table:table-cell>
          <table:table-cell/>
          <table:table-cell office:value-type="float" office:value="0.872196" calcext:value-type="float">
            <text:p>0.872196</text:p>
          </table:table-cell>
          <table:table-cell/>
          <table:table-cell office:value-type="float" office:value="-0.000747161" calcext:value-type="float">
            <text:p>-0.000747161</text:p>
          </table:table-cell>
          <table:table-cell/>
          <table:table-cell office:value-type="float" office:value="0.00111915" calcext:value-type="float">
            <text:p>0.00111915</text:p>
          </table:table-cell>
          <table:table-cell/>
          <table:table-cell office:value-type="float" office:value="0.489154" calcext:value-type="float">
            <text:p>0.489154</text:p>
          </table:table-cell>
        </table:table-row>
        <table:table-row table:style-name="ro1">
          <table:table-cell office:value-type="float" office:value="89822000000" calcext:value-type="float">
            <text:p>89822000000</text:p>
          </table:table-cell>
          <table:table-cell/>
          <table:table-cell office:value-type="string" calcext:value-type="string">
            <text:p>scan_hrt_40.pcd</text:p>
          </table:table-cell>
          <table:table-cell/>
          <table:table-cell office:value-type="float" office:value="1.05374" calcext:value-type="float">
            <text:p>1.05374</text:p>
          </table:table-cell>
          <table:table-cell/>
          <table:table-cell office:value-type="float" office:value="-0.724619" calcext:value-type="float">
            <text:p>-0.724619</text:p>
          </table:table-cell>
          <table:table-cell/>
          <table:table-cell office:value-type="float" office:value="-0.158298" calcext:value-type="float">
            <text:p>-0.158298</text:p>
          </table:table-cell>
          <table:table-cell/>
          <table:table-cell office:value-type="float" office:value="0.848939" calcext:value-type="float">
            <text:p>0.848939</text:p>
          </table:table-cell>
          <table:table-cell/>
          <table:table-cell office:value-type="float" office:value="-0.000799406" calcext:value-type="float">
            <text:p>-0.000799406</text:p>
          </table:table-cell>
          <table:table-cell/>
          <table:table-cell office:value-type="float" office:value="0.0010777" calcext:value-type="float">
            <text:p>0.0010777</text:p>
          </table:table-cell>
          <table:table-cell/>
          <table:table-cell office:value-type="float" office:value="0.528489" calcext:value-type="float">
            <text:p>0.528489</text:p>
          </table:table-cell>
          <table:table-cell/>
          <table:table-cell office:value-type="float" office:value="1.06108" calcext:value-type="float">
            <text:p>1.06108</text:p>
          </table:table-cell>
          <table:table-cell/>
          <table:table-cell office:value-type="float" office:value="-0.660867" calcext:value-type="float">
            <text:p>-0.660867</text:p>
          </table:table-cell>
          <table:table-cell/>
          <table:table-cell office:value-type="float" office:value="-0.160878" calcext:value-type="float">
            <text:p>-0.160878</text:p>
          </table:table-cell>
          <table:table-cell/>
          <table:table-cell office:value-type="float" office:value="0.848959" calcext:value-type="float">
            <text:p>0.848959</text:p>
          </table:table-cell>
          <table:table-cell/>
          <table:table-cell office:value-type="float" office:value="-0.000825611" calcext:value-type="float">
            <text:p>-0.000825611</text:p>
          </table:table-cell>
          <table:table-cell/>
          <table:table-cell office:value-type="float" office:value="0.00111023" calcext:value-type="float">
            <text:p>0.00111023</text:p>
          </table:table-cell>
          <table:table-cell/>
          <table:table-cell office:value-type="float" office:value="0.528456" calcext:value-type="float">
            <text:p>0.528456</text:p>
          </table:table-cell>
        </table:table-row>
        <table:table-row table:style-name="ro1">
          <table:table-cell office:value-type="float" office:value="90229000000" calcext:value-type="float">
            <text:p>90229000000</text:p>
          </table:table-cell>
          <table:table-cell/>
          <table:table-cell office:value-type="string" calcext:value-type="string">
            <text:p>scan_hrt_41.pcd</text:p>
          </table:table-cell>
          <table:table-cell/>
          <table:table-cell office:value-type="float" office:value="1.06928" calcext:value-type="float">
            <text:p>1.06928</text:p>
          </table:table-cell>
          <table:table-cell/>
          <table:table-cell office:value-type="float" office:value="-0.634766" calcext:value-type="float">
            <text:p>-0.634766</text:p>
          </table:table-cell>
          <table:table-cell/>
          <table:table-cell office:value-type="float" office:value="-0.161827" calcext:value-type="float">
            <text:p>-0.161827</text:p>
          </table:table-cell>
          <table:table-cell/>
          <table:table-cell office:value-type="float" office:value="0.822232" calcext:value-type="float">
            <text:p>0.822232</text:p>
          </table:table-cell>
          <table:table-cell/>
          <table:table-cell office:value-type="float" office:value="-0.000819603" calcext:value-type="float">
            <text:p>-0.000819603</text:p>
          </table:table-cell>
          <table:table-cell/>
          <table:table-cell office:value-type="float" office:value="0.00102385" calcext:value-type="float">
            <text:p>0.00102385</text:p>
          </table:table-cell>
          <table:table-cell/>
          <table:table-cell office:value-type="float" office:value="0.569151" calcext:value-type="float">
            <text:p>0.569151</text:p>
          </table:table-cell>
          <table:table-cell/>
          <table:table-cell office:value-type="float" office:value="1.10314" calcext:value-type="float">
            <text:p>1.10314</text:p>
          </table:table-cell>
          <table:table-cell/>
          <table:table-cell office:value-type="float" office:value="-0.622691" calcext:value-type="float">
            <text:p>-0.622691</text:p>
          </table:table-cell>
          <table:table-cell/>
          <table:table-cell office:value-type="float" office:value="-0.157475" calcext:value-type="float">
            <text:p>-0.157475</text:p>
          </table:table-cell>
          <table:table-cell/>
          <table:table-cell office:value-type="float" office:value="0.822284" calcext:value-type="float">
            <text:p>0.822284</text:p>
          </table:table-cell>
          <table:table-cell/>
          <table:table-cell office:value-type="float" office:value="-0.000816876" calcext:value-type="float">
            <text:p>-0.000816876</text:p>
          </table:table-cell>
          <table:table-cell/>
          <table:table-cell office:value-type="float" office:value="0.00104376" calcext:value-type="float">
            <text:p>0.00104376</text:p>
          </table:table-cell>
          <table:table-cell/>
          <table:table-cell office:value-type="float" office:value="0.569076" calcext:value-type="float">
            <text:p>0.569076</text:p>
          </table:table-cell>
        </table:table-row>
        <table:table-row table:style-name="ro1">
          <table:table-cell office:value-type="float" office:value="90618000000" calcext:value-type="float">
            <text:p>90618000000</text:p>
          </table:table-cell>
          <table:table-cell/>
          <table:table-cell office:value-type="string" calcext:value-type="string">
            <text:p>scan_hrt_42.pcd</text:p>
          </table:table-cell>
          <table:table-cell/>
          <table:table-cell office:value-type="float" office:value="1.14333" calcext:value-type="float">
            <text:p>1.14333</text:p>
          </table:table-cell>
          <table:table-cell/>
          <table:table-cell office:value-type="float" office:value="-0.586203" calcext:value-type="float">
            <text:p>-0.586203</text:p>
          </table:table-cell>
          <table:table-cell/>
          <table:table-cell office:value-type="float" office:value="-0.154222" calcext:value-type="float">
            <text:p>-0.154222</text:p>
          </table:table-cell>
          <table:table-cell/>
          <table:table-cell office:value-type="float" office:value="0.794919" calcext:value-type="float">
            <text:p>0.794919</text:p>
          </table:table-cell>
          <table:table-cell/>
          <table:table-cell office:value-type="float" office:value="-0.000773402" calcext:value-type="float">
            <text:p>-0.000773402</text:p>
          </table:table-cell>
          <table:table-cell/>
          <table:table-cell office:value-type="float" office:value="0.00108758" calcext:value-type="float">
            <text:p>0.00108758</text:p>
          </table:table-cell>
          <table:table-cell/>
          <table:table-cell office:value-type="float" office:value="0.606714" calcext:value-type="float">
            <text:p>0.606714</text:p>
          </table:table-cell>
          <table:table-cell/>
          <table:table-cell office:value-type="float" office:value="1.28306" calcext:value-type="float">
            <text:p>1.28306</text:p>
          </table:table-cell>
          <table:table-cell/>
          <table:table-cell office:value-type="float" office:value="-0.575413" calcext:value-type="float">
            <text:p>-0.575413</text:p>
          </table:table-cell>
          <table:table-cell/>
          <table:table-cell office:value-type="float" office:value="-0.140937" calcext:value-type="float">
            <text:p>-0.140937</text:p>
          </table:table-cell>
          <table:table-cell/>
          <table:table-cell office:value-type="float" office:value="0.795076" calcext:value-type="float">
            <text:p>0.795076</text:p>
          </table:table-cell>
          <table:table-cell/>
          <table:table-cell office:value-type="float" office:value="-0.000716887" calcext:value-type="float">
            <text:p>-0.000716887</text:p>
          </table:table-cell>
          <table:table-cell/>
          <table:table-cell office:value-type="float" office:value="0.00113687" calcext:value-type="float">
            <text:p>0.00113687</text:p>
          </table:table-cell>
          <table:table-cell/>
          <table:table-cell office:value-type="float" office:value="0.606508" calcext:value-type="float">
            <text:p>0.606508</text:p>
          </table:table-cell>
        </table:table-row>
        <table:table-row table:style-name="ro1">
          <table:table-cell office:value-type="float" office:value="90998000000" calcext:value-type="float">
            <text:p>90998000000</text:p>
          </table:table-cell>
          <table:table-cell/>
          <table:table-cell office:value-type="string" calcext:value-type="string">
            <text:p>scan_hrt_43.pcd</text:p>
          </table:table-cell>
          <table:table-cell/>
          <table:table-cell office:value-type="float" office:value="1.45881" calcext:value-type="float">
            <text:p>1.45881</text:p>
          </table:table-cell>
          <table:table-cell/>
          <table:table-cell office:value-type="float" office:value="-0.52923" calcext:value-type="float">
            <text:p>-0.52923</text:p>
          </table:table-cell>
          <table:table-cell/>
          <table:table-cell office:value-type="float" office:value="-0.124783" calcext:value-type="float">
            <text:p>-0.124783</text:p>
          </table:table-cell>
          <table:table-cell/>
          <table:table-cell office:value-type="float" office:value="0.766691" calcext:value-type="float">
            <text:p>0.766691</text:p>
          </table:table-cell>
          <table:table-cell/>
          <table:table-cell office:value-type="float" office:value="-0.000648591" calcext:value-type="float">
            <text:p>-0.000648591</text:p>
          </table:table-cell>
          <table:table-cell/>
          <table:table-cell office:value-type="float" office:value="0.00116221" calcext:value-type="float">
            <text:p>0.00116221</text:p>
          </table:table-cell>
          <table:table-cell/>
          <table:table-cell office:value-type="float" office:value="0.642014" calcext:value-type="float">
            <text:p>0.642014</text:p>
          </table:table-cell>
          <table:table-cell/>
          <table:table-cell office:value-type="float" office:value="1.51168" calcext:value-type="float">
            <text:p>1.51168</text:p>
          </table:table-cell>
          <table:table-cell/>
          <table:table-cell office:value-type="float" office:value="-0.520583" calcext:value-type="float">
            <text:p>-0.520583</text:p>
          </table:table-cell>
          <table:table-cell/>
          <table:table-cell office:value-type="float" office:value="-0.126145" calcext:value-type="float">
            <text:p>-0.126145</text:p>
          </table:table-cell>
          <table:table-cell/>
          <table:table-cell office:value-type="float" office:value="0.766856" calcext:value-type="float">
            <text:p>0.766856</text:p>
          </table:table-cell>
          <table:table-cell/>
          <table:table-cell office:value-type="float" office:value="-0.000618259" calcext:value-type="float">
            <text:p>-0.000618259</text:p>
          </table:table-cell>
          <table:table-cell/>
          <table:table-cell office:value-type="float" office:value="0.00121658" calcext:value-type="float">
            <text:p>0.00121658</text:p>
          </table:table-cell>
          <table:table-cell/>
          <table:table-cell office:value-type="float" office:value="0.641818" calcext:value-type="float">
            <text:p>0.641818</text:p>
          </table:table-cell>
        </table:table-row>
        <table:table-row table:style-name="ro1">
          <table:table-cell office:value-type="float" office:value="91359000000" calcext:value-type="float">
            <text:p>91359000000</text:p>
          </table:table-cell>
          <table:table-cell/>
          <table:table-cell office:value-type="string" calcext:value-type="string">
            <text:p>scan_hrt_44.pcd</text:p>
          </table:table-cell>
          <table:table-cell/>
          <table:table-cell office:value-type="float" office:value="1.72887" calcext:value-type="float">
            <text:p>1.72887</text:p>
          </table:table-cell>
          <table:table-cell/>
          <table:table-cell office:value-type="float" office:value="-0.468494" calcext:value-type="float">
            <text:p>-0.468494</text:p>
          </table:table-cell>
          <table:table-cell/>
          <table:table-cell office:value-type="float" office:value="-0.112091" calcext:value-type="float">
            <text:p>-0.112091</text:p>
          </table:table-cell>
          <table:table-cell/>
          <table:table-cell office:value-type="float" office:value="0.73843" calcext:value-type="float">
            <text:p>0.73843</text:p>
          </table:table-cell>
          <table:table-cell/>
          <table:table-cell office:value-type="float" office:value="-0.000552564" calcext:value-type="float">
            <text:p>-0.000552564</text:p>
          </table:table-cell>
          <table:table-cell/>
          <table:table-cell office:value-type="float" office:value="0.00123215" calcext:value-type="float">
            <text:p>0.00123215</text:p>
          </table:table-cell>
          <table:table-cell/>
          <table:table-cell office:value-type="float" office:value="0.674328" calcext:value-type="float">
            <text:p>0.674328</text:p>
          </table:table-cell>
          <table:table-cell/>
          <table:table-cell office:value-type="float" office:value="1.73887" calcext:value-type="float">
            <text:p>1.73887</text:p>
          </table:table-cell>
          <table:table-cell/>
          <table:table-cell office:value-type="float" office:value="-0.50775" calcext:value-type="float">
            <text:p>-0.50775</text:p>
          </table:table-cell>
          <table:table-cell/>
          <table:table-cell office:value-type="float" office:value="-0.122058" calcext:value-type="float">
            <text:p>-0.122058</text:p>
          </table:table-cell>
          <table:table-cell/>
          <table:table-cell office:value-type="float" office:value="0.738529" calcext:value-type="float">
            <text:p>0.738529</text:p>
          </table:table-cell>
          <table:table-cell/>
          <table:table-cell office:value-type="float" office:value="-0.00054268" calcext:value-type="float">
            <text:p>-0.00054268</text:p>
          </table:table-cell>
          <table:table-cell/>
          <table:table-cell office:value-type="float" office:value="0.0012583" calcext:value-type="float">
            <text:p>0.0012583</text:p>
          </table:table-cell>
          <table:table-cell/>
          <table:table-cell office:value-type="float" office:value="0.674221" calcext:value-type="float">
            <text:p>0.674221</text:p>
          </table:table-cell>
        </table:table-row>
        <table:table-row table:style-name="ro1">
          <table:table-cell office:value-type="float" office:value="91725000000" calcext:value-type="float">
            <text:p>91725000000</text:p>
          </table:table-cell>
          <table:table-cell/>
          <table:table-cell office:value-type="string" calcext:value-type="string">
            <text:p>scan_hrt_45.pcd</text:p>
          </table:table-cell>
          <table:table-cell/>
          <table:table-cell office:value-type="float" office:value="1.9692" calcext:value-type="float">
            <text:p>1.9692</text:p>
          </table:table-cell>
          <table:table-cell/>
          <table:table-cell office:value-type="float" office:value="-0.494739" calcext:value-type="float">
            <text:p>-0.494739</text:p>
          </table:table-cell>
          <table:table-cell/>
          <table:table-cell office:value-type="float" office:value="-0.117914" calcext:value-type="float">
            <text:p>-0.117914</text:p>
          </table:table-cell>
          <table:table-cell/>
          <table:table-cell office:value-type="float" office:value="0.708309" calcext:value-type="float">
            <text:p>0.708309</text:p>
          </table:table-cell>
          <table:table-cell/>
          <table:table-cell office:value-type="float" office:value="-0.000473525" calcext:value-type="float">
            <text:p>-0.000473525</text:p>
          </table:table-cell>
          <table:table-cell/>
          <table:table-cell office:value-type="float" office:value="0.00126846" calcext:value-type="float">
            <text:p>0.00126846</text:p>
          </table:table-cell>
          <table:table-cell/>
          <table:table-cell office:value-type="float" office:value="0.705901" calcext:value-type="float">
            <text:p>0.705901</text:p>
          </table:table-cell>
          <table:table-cell/>
          <table:table-cell office:value-type="float" office:value="1.98905" calcext:value-type="float">
            <text:p>1.98905</text:p>
          </table:table-cell>
          <table:table-cell/>
          <table:table-cell office:value-type="float" office:value="-0.473657" calcext:value-type="float">
            <text:p>-0.473657</text:p>
          </table:table-cell>
          <table:table-cell/>
          <table:table-cell office:value-type="float" office:value="-0.138556" calcext:value-type="float">
            <text:p>-0.138556</text:p>
          </table:table-cell>
          <table:table-cell/>
          <table:table-cell office:value-type="float" office:value="0.708438" calcext:value-type="float">
            <text:p>0.708438</text:p>
          </table:table-cell>
          <table:table-cell/>
          <table:table-cell office:value-type="float" office:value="-0.000485603" calcext:value-type="float">
            <text:p>-0.000485603</text:p>
          </table:table-cell>
          <table:table-cell/>
          <table:table-cell office:value-type="float" office:value="0.00130263" calcext:value-type="float">
            <text:p>0.00130263</text:p>
          </table:table-cell>
          <table:table-cell/>
          <table:table-cell office:value-type="float" office:value="0.705772" calcext:value-type="float">
            <text:p>0.705772</text:p>
          </table:table-cell>
        </table:table-row>
        <table:table-row table:style-name="ro1">
          <table:table-cell office:value-type="float" office:value="92092000000" calcext:value-type="float">
            <text:p>92092000000</text:p>
          </table:table-cell>
          <table:table-cell/>
          <table:table-cell office:value-type="string" calcext:value-type="string">
            <text:p>scan_hrt_46.pcd</text:p>
          </table:table-cell>
          <table:table-cell/>
          <table:table-cell office:value-type="float" office:value="2.23992" calcext:value-type="float">
            <text:p>2.23992</text:p>
          </table:table-cell>
          <table:table-cell/>
          <table:table-cell office:value-type="float" office:value="-0.43947" calcext:value-type="float">
            <text:p>-0.43947</text:p>
          </table:table-cell>
          <table:table-cell/>
          <table:table-cell office:value-type="float" office:value="-0.155099" calcext:value-type="float">
            <text:p>-0.155099</text:p>
          </table:table-cell>
          <table:table-cell/>
          <table:table-cell office:value-type="float" office:value="0.676778" calcext:value-type="float">
            <text:p>0.676778</text:p>
          </table:table-cell>
          <table:table-cell/>
          <table:table-cell office:value-type="float" office:value="-0.000417242" calcext:value-type="float">
            <text:p>-0.000417242</text:p>
          </table:table-cell>
          <table:table-cell/>
          <table:table-cell office:value-type="float" office:value="0.00130916" calcext:value-type="float">
            <text:p>0.00130916</text:p>
          </table:table-cell>
          <table:table-cell/>
          <table:table-cell office:value-type="float" office:value="0.736186" calcext:value-type="float">
            <text:p>0.736186</text:p>
          </table:table-cell>
          <table:table-cell/>
          <table:table-cell office:value-type="float" office:value="2.22839" calcext:value-type="float">
            <text:p>2.22839</text:p>
          </table:table-cell>
          <table:table-cell/>
          <table:table-cell office:value-type="float" office:value="-0.379921" calcext:value-type="float">
            <text:p>-0.379921</text:p>
          </table:table-cell>
          <table:table-cell/>
          <table:table-cell office:value-type="float" office:value="-0.145354" calcext:value-type="float">
            <text:p>-0.145354</text:p>
          </table:table-cell>
          <table:table-cell/>
          <table:table-cell office:value-type="float" office:value="0.676884" calcext:value-type="float">
            <text:p>0.676884</text:p>
          </table:table-cell>
          <table:table-cell/>
          <table:table-cell office:value-type="float" office:value="-0.000423064" calcext:value-type="float">
            <text:p>-0.000423064</text:p>
          </table:table-cell>
          <table:table-cell/>
          <table:table-cell office:value-type="float" office:value="0.00132679" calcext:value-type="float">
            <text:p>0.00132679</text:p>
          </table:table-cell>
          <table:table-cell/>
          <table:table-cell office:value-type="float" office:value="0.736089" calcext:value-type="float">
            <text:p>0.736089</text:p>
          </table:table-cell>
        </table:table-row>
        <table:table-row table:style-name="ro1">
          <table:table-cell office:value-type="float" office:value="92441000000" calcext:value-type="float">
            <text:p>92441000000</text:p>
          </table:table-cell>
          <table:table-cell/>
          <table:table-cell office:value-type="string" calcext:value-type="string">
            <text:p>scan_hrt_47.pcd</text:p>
          </table:table-cell>
          <table:table-cell/>
          <table:table-cell office:value-type="float" office:value="2.45598" calcext:value-type="float">
            <text:p>2.45598</text:p>
          </table:table-cell>
          <table:table-cell/>
          <table:table-cell office:value-type="float" office:value="-0.290782" calcext:value-type="float">
            <text:p>-0.290782</text:p>
          </table:table-cell>
          <table:table-cell/>
          <table:table-cell office:value-type="float" office:value="-0.15182" calcext:value-type="float">
            <text:p>-0.15182</text:p>
          </table:table-cell>
          <table:table-cell/>
          <table:table-cell office:value-type="float" office:value="0.651904" calcext:value-type="float">
            <text:p>0.651904</text:p>
          </table:table-cell>
          <table:table-cell/>
          <table:table-cell office:value-type="float" office:value="-0.000367078" calcext:value-type="float">
            <text:p>-0.000367078</text:p>
          </table:table-cell>
          <table:table-cell/>
          <table:table-cell office:value-type="float" office:value="0.0012934" calcext:value-type="float">
            <text:p>0.0012934</text:p>
          </table:table-cell>
          <table:table-cell/>
          <table:table-cell office:value-type="float" office:value="0.7583" calcext:value-type="float">
            <text:p>0.7583</text:p>
          </table:table-cell>
          <table:table-cell/>
          <table:table-cell office:value-type="float" office:value="2.39938" calcext:value-type="float">
            <text:p>2.39938</text:p>
          </table:table-cell>
          <table:table-cell/>
          <table:table-cell office:value-type="float" office:value="-0.337219" calcext:value-type="float">
            <text:p>-0.337219</text:p>
          </table:table-cell>
          <table:table-cell/>
          <table:table-cell office:value-type="float" office:value="-0.135941" calcext:value-type="float">
            <text:p>-0.135941</text:p>
          </table:table-cell>
          <table:table-cell/>
          <table:table-cell office:value-type="float" office:value="0.651939" calcext:value-type="float">
            <text:p>0.651939</text:p>
          </table:table-cell>
          <table:table-cell/>
          <table:table-cell office:value-type="float" office:value="-0.000337636" calcext:value-type="float">
            <text:p>-0.000337636</text:p>
          </table:table-cell>
          <table:table-cell/>
          <table:table-cell office:value-type="float" office:value="0.00128442" calcext:value-type="float">
            <text:p>0.00128442</text:p>
          </table:table-cell>
          <table:table-cell/>
          <table:table-cell office:value-type="float" office:value="0.75827" calcext:value-type="float">
            <text:p>0.75827</text:p>
          </table:table-cell>
        </table:table-row>
        <table:table-row table:style-name="ro1">
          <table:table-cell office:value-type="float" office:value="92774000000" calcext:value-type="float">
            <text:p>92774000000</text:p>
          </table:table-cell>
          <table:table-cell/>
          <table:table-cell office:value-type="string" calcext:value-type="string">
            <text:p>scan_hrt_48.pcd</text:p>
          </table:table-cell>
          <table:table-cell/>
          <table:table-cell office:value-type="float" office:value="2.56254" calcext:value-type="float">
            <text:p>2.56254</text:p>
          </table:table-cell>
          <table:table-cell/>
          <table:table-cell office:value-type="float" office:value="-0.296476" calcext:value-type="float">
            <text:p>-0.296476</text:p>
          </table:table-cell>
          <table:table-cell/>
          <table:table-cell office:value-type="float" office:value="-0.126958" calcext:value-type="float">
            <text:p>-0.126958</text:p>
          </table:table-cell>
          <table:table-cell/>
          <table:table-cell office:value-type="float" office:value="0.681534" calcext:value-type="float">
            <text:p>0.681534</text:p>
          </table:table-cell>
          <table:table-cell/>
          <table:table-cell office:value-type="float" office:value="-0.000117223" calcext:value-type="float">
            <text:p>-0.000117223</text:p>
          </table:table-cell>
          <table:table-cell/>
          <table:table-cell office:value-type="float" office:value="0.000614777" calcext:value-type="float">
            <text:p>0.000614777</text:p>
          </table:table-cell>
          <table:table-cell/>
          <table:table-cell office:value-type="float" office:value="0.731786" calcext:value-type="float">
            <text:p>0.731786</text:p>
          </table:table-cell>
          <table:table-cell/>
          <table:table-cell office:value-type="float" office:value="2.40858" calcext:value-type="float">
            <text:p>2.40858</text:p>
          </table:table-cell>
          <table:table-cell/>
          <table:table-cell office:value-type="float" office:value="-0.329003" calcext:value-type="float">
            <text:p>-0.329003</text:p>
          </table:table-cell>
          <table:table-cell/>
          <table:table-cell office:value-type="float" office:value="-0.12206" calcext:value-type="float">
            <text:p>-0.12206</text:p>
          </table:table-cell>
          <table:table-cell/>
          <table:table-cell office:value-type="float" office:value="0.681495" calcext:value-type="float">
            <text:p>0.681495</text:p>
          </table:table-cell>
          <table:table-cell/>
          <table:table-cell office:value-type="float" office:value="-0.000137917" calcext:value-type="float">
            <text:p>-0.000137917</text:p>
          </table:table-cell>
          <table:table-cell/>
          <table:table-cell office:value-type="float" office:value="0.000588326" calcext:value-type="float">
            <text:p>0.000588326</text:p>
          </table:table-cell>
          <table:table-cell/>
          <table:table-cell office:value-type="float" office:value="0.731823" calcext:value-type="float">
            <text:p>0.731823</text:p>
          </table:table-cell>
        </table:table-row>
        <table:table-row table:style-name="ro1">
          <table:table-cell office:value-type="float" office:value="93127000000" calcext:value-type="float">
            <text:p>93127000000</text:p>
          </table:table-cell>
          <table:table-cell/>
          <table:table-cell office:value-type="string" calcext:value-type="string">
            <text:p>scan_hrt_49.pcd</text:p>
          </table:table-cell>
          <table:table-cell/>
          <table:table-cell office:value-type="float" office:value="2.41833" calcext:value-type="float">
            <text:p>2.41833</text:p>
          </table:table-cell>
          <table:table-cell/>
          <table:table-cell office:value-type="float" office:value="-0.320292" calcext:value-type="float">
            <text:p>-0.320292</text:p>
          </table:table-cell>
          <table:table-cell/>
          <table:table-cell office:value-type="float" office:value="-0.107346" calcext:value-type="float">
            <text:p>-0.107346</text:p>
          </table:table-cell>
          <table:table-cell/>
          <table:table-cell office:value-type="float" office:value="0.716921" calcext:value-type="float">
            <text:p>0.716921</text:p>
          </table:table-cell>
          <table:table-cell/>
          <table:table-cell office:value-type="float" office:value="0.0000994179" calcext:value-type="float">
            <text:p>9.94179E-05</text:p>
          </table:table-cell>
          <table:table-cell/>
          <table:table-cell office:value-type="float" office:value="-0.000185123" calcext:value-type="float">
            <text:p>-0.000185123</text:p>
          </table:table-cell>
          <table:table-cell/>
          <table:table-cell office:value-type="float" office:value="0.697155" calcext:value-type="float">
            <text:p>0.697155</text:p>
          </table:table-cell>
          <table:table-cell/>
          <table:table-cell office:value-type="float" office:value="2.29081" calcext:value-type="float">
            <text:p>2.29081</text:p>
          </table:table-cell>
          <table:table-cell/>
          <table:table-cell office:value-type="float" office:value="-0.322868" calcext:value-type="float">
            <text:p>-0.322868</text:p>
          </table:table-cell>
          <table:table-cell/>
          <table:table-cell office:value-type="float" office:value="-0.136518" calcext:value-type="float">
            <text:p>-0.136518</text:p>
          </table:table-cell>
          <table:table-cell/>
          <table:table-cell office:value-type="float" office:value="0.71687" calcext:value-type="float">
            <text:p>0.71687</text:p>
          </table:table-cell>
          <table:table-cell/>
          <table:table-cell office:value-type="float" office:value="0.0000481752" calcext:value-type="float">
            <text:p>4.81752E-05</text:p>
          </table:table-cell>
          <table:table-cell/>
          <table:table-cell office:value-type="float" office:value="-0.000180969" calcext:value-type="float">
            <text:p>-0.000180969</text:p>
          </table:table-cell>
          <table:table-cell/>
          <table:table-cell office:value-type="float" office:value="0.697207" calcext:value-type="float">
            <text:p>0.697207</text:p>
          </table:table-cell>
        </table:table-row>
        <table:table-row table:style-name="ro1">
          <table:table-cell office:value-type="float" office:value="93512000000" calcext:value-type="float">
            <text:p>93512000000</text:p>
          </table:table-cell>
          <table:table-cell/>
          <table:table-cell office:value-type="string" calcext:value-type="string">
            <text:p>scan_hrt_50.pcd</text:p>
          </table:table-cell>
          <table:table-cell/>
          <table:table-cell office:value-type="float" office:value="2.16238" calcext:value-type="float">
            <text:p>2.16238</text:p>
          </table:table-cell>
          <table:table-cell/>
          <table:table-cell office:value-type="float" office:value="-0.316177" calcext:value-type="float">
            <text:p>-0.316177</text:p>
          </table:table-cell>
          <table:table-cell/>
          <table:table-cell office:value-type="float" office:value="-0.152286" calcext:value-type="float">
            <text:p>-0.152286</text:p>
          </table:table-cell>
          <table:table-cell/>
          <table:table-cell office:value-type="float" office:value="0.753499" calcext:value-type="float">
            <text:p>0.753499</text:p>
          </table:table-cell>
          <table:table-cell/>
          <table:table-cell office:value-type="float" office:value="0.0000373305" calcext:value-type="float">
            <text:p>3.73305E-05</text:p>
          </table:table-cell>
          <table:table-cell/>
          <table:table-cell office:value-type="float" office:value="-0.000140346" calcext:value-type="float">
            <text:p>-0.000140346</text:p>
          </table:table-cell>
          <table:table-cell/>
          <table:table-cell office:value-type="float" office:value="0.657449" calcext:value-type="float">
            <text:p>0.657449</text:p>
          </table:table-cell>
          <table:table-cell/>
          <table:table-cell office:value-type="float" office:value="2.06676" calcext:value-type="float">
            <text:p>2.06676</text:p>
          </table:table-cell>
          <table:table-cell/>
          <table:table-cell office:value-type="float" office:value="-0.322459" calcext:value-type="float">
            <text:p>-0.322459</text:p>
          </table:table-cell>
          <table:table-cell/>
          <table:table-cell office:value-type="float" office:value="-0.149729" calcext:value-type="float">
            <text:p>-0.149729</text:p>
          </table:table-cell>
          <table:table-cell/>
          <table:table-cell office:value-type="float" office:value="0.753454" calcext:value-type="float">
            <text:p>0.753454</text:p>
          </table:table-cell>
          <table:table-cell/>
          <table:table-cell office:value-type="float" office:value="0.0000235269" calcext:value-type="float">
            <text:p>2.35269E-05</text:p>
          </table:table-cell>
          <table:table-cell/>
          <table:table-cell office:value-type="float" office:value="-0.000157537" calcext:value-type="float">
            <text:p>-0.000157537</text:p>
          </table:table-cell>
          <table:table-cell/>
          <table:table-cell office:value-type="float" office:value="0.6575" calcext:value-type="float">
            <text:p>0.6575</text:p>
          </table:table-cell>
        </table:table-row>
        <table:table-row table:style-name="ro1">
          <table:table-cell office:value-type="float" office:value="93846000000" calcext:value-type="float">
            <text:p>93846000000</text:p>
          </table:table-cell>
          <table:table-cell/>
          <table:table-cell office:value-type="string" calcext:value-type="string">
            <text:p>scan_hrt_51.pcd</text:p>
          </table:table-cell>
          <table:table-cell/>
          <table:table-cell office:value-type="float" office:value="1.87238" calcext:value-type="float">
            <text:p>1.87238</text:p>
          </table:table-cell>
          <table:table-cell/>
          <table:table-cell office:value-type="float" office:value="-0.322105" calcext:value-type="float">
            <text:p>-0.322105</text:p>
          </table:table-cell>
          <table:table-cell/>
          <table:table-cell office:value-type="float" office:value="-0.16119" calcext:value-type="float">
            <text:p>-0.16119</text:p>
          </table:table-cell>
          <table:table-cell/>
          <table:table-cell office:value-type="float" office:value="0.783454" calcext:value-type="float">
            <text:p>0.783454</text:p>
          </table:table-cell>
          <table:table-cell/>
          <table:table-cell office:value-type="float" office:value="0.00000990623" calcext:value-type="float">
            <text:p>9.90623E-06</text:p>
          </table:table-cell>
          <table:table-cell/>
          <table:table-cell office:value-type="float" office:value="-0.000124964" calcext:value-type="float">
            <text:p>-0.000124964</text:p>
          </table:table-cell>
          <table:table-cell/>
          <table:table-cell office:value-type="float" office:value="0.62145" calcext:value-type="float">
            <text:p>0.62145</text:p>
          </table:table-cell>
          <table:table-cell/>
          <table:table-cell office:value-type="float" office:value="1.81336" calcext:value-type="float">
            <text:p>1.81336</text:p>
          </table:table-cell>
          <table:table-cell/>
          <table:table-cell office:value-type="float" office:value="-0.297787" calcext:value-type="float">
            <text:p>-0.297787</text:p>
          </table:table-cell>
          <table:table-cell/>
          <table:table-cell office:value-type="float" office:value="-0.149505" calcext:value-type="float">
            <text:p>-0.149505</text:p>
          </table:table-cell>
          <table:table-cell/>
          <table:table-cell office:value-type="float" office:value="0.783428" calcext:value-type="float">
            <text:p>0.783428</text:p>
          </table:table-cell>
          <table:table-cell/>
          <table:table-cell office:value-type="float" office:value="0.00000444744" calcext:value-type="float">
            <text:p>4.44744E-06</text:p>
          </table:table-cell>
          <table:table-cell/>
          <table:table-cell office:value-type="float" office:value="-0.00013659" calcext:value-type="float">
            <text:p>-0.00013659</text:p>
          </table:table-cell>
          <table:table-cell/>
          <table:table-cell office:value-type="float" office:value="0.621482" calcext:value-type="float">
            <text:p>0.621482</text:p>
          </table:table-cell>
        </table:table-row>
        <table:table-row table:style-name="ro1">
          <table:table-cell office:value-type="float" office:value="94238000000" calcext:value-type="float">
            <text:p>94238000000</text:p>
          </table:table-cell>
          <table:table-cell/>
          <table:table-cell office:value-type="string" calcext:value-type="string">
            <text:p>scan_hrt_52.pcd</text:p>
          </table:table-cell>
          <table:table-cell/>
          <table:table-cell office:value-type="float" office:value="1.51597" calcext:value-type="float">
            <text:p>1.51597</text:p>
          </table:table-cell>
          <table:table-cell/>
          <table:table-cell office:value-type="float" office:value="-0.26883" calcext:value-type="float">
            <text:p>-0.26883</text:p>
          </table:table-cell>
          <table:table-cell/>
          <table:table-cell office:value-type="float" office:value="-0.149243" calcext:value-type="float">
            <text:p>-0.149243</text:p>
          </table:table-cell>
          <table:table-cell/>
          <table:table-cell office:value-type="float" office:value="0.816436" calcext:value-type="float">
            <text:p>0.816436</text:p>
          </table:table-cell>
          <table:table-cell/>
          <table:table-cell office:value-type="float" office:value="-0.0000114833" calcext:value-type="float">
            <text:p>-1.14833E-05</text:p>
          </table:table-cell>
          <table:table-cell/>
          <table:table-cell office:value-type="float" office:value="-0.000101572" calcext:value-type="float">
            <text:p>-0.000101572</text:p>
          </table:table-cell>
          <table:table-cell/>
          <table:table-cell office:value-type="float" office:value="0.577436" calcext:value-type="float">
            <text:p>0.577436</text:p>
          </table:table-cell>
          <table:table-cell/>
          <table:table-cell office:value-type="float" office:value="1.5009" calcext:value-type="float">
            <text:p>1.5009</text:p>
          </table:table-cell>
          <table:table-cell/>
          <table:table-cell office:value-type="float" office:value="-0.229752" calcext:value-type="float">
            <text:p>-0.229752</text:p>
          </table:table-cell>
          <table:table-cell/>
          <table:table-cell office:value-type="float" office:value="-0.131428" calcext:value-type="float">
            <text:p>-0.131428</text:p>
          </table:table-cell>
          <table:table-cell/>
          <table:table-cell office:value-type="float" office:value="0.816438" calcext:value-type="float">
            <text:p>0.816438</text:p>
          </table:table-cell>
          <table:table-cell/>
          <table:table-cell office:value-type="float" office:value="-0.00000426948" calcext:value-type="float">
            <text:p>-4.26948E-06</text:p>
          </table:table-cell>
          <table:table-cell/>
          <table:table-cell office:value-type="float" office:value="-0.000103198" calcext:value-type="float">
            <text:p>-0.000103198</text:p>
          </table:table-cell>
          <table:table-cell/>
          <table:table-cell office:value-type="float" office:value="0.577433" calcext:value-type="float">
            <text:p>0.577433</text:p>
          </table:table-cell>
        </table:table-row>
        <table:table-row table:style-name="ro1">
          <table:table-cell office:value-type="float" office:value="94619000000" calcext:value-type="float">
            <text:p>94619000000</text:p>
          </table:table-cell>
          <table:table-cell/>
          <table:table-cell office:value-type="string" calcext:value-type="string">
            <text:p>scan_hrt_53.pcd</text:p>
          </table:table-cell>
          <table:table-cell/>
          <table:table-cell office:value-type="float" office:value="1.1972" calcext:value-type="float">
            <text:p>1.1972</text:p>
          </table:table-cell>
          <table:table-cell/>
          <table:table-cell office:value-type="float" office:value="-0.163626" calcext:value-type="float">
            <text:p>-0.163626</text:p>
          </table:table-cell>
          <table:table-cell/>
          <table:table-cell office:value-type="float" office:value="-0.113858" calcext:value-type="float">
            <text:p>-0.113858</text:p>
          </table:table-cell>
          <table:table-cell/>
          <table:table-cell office:value-type="float" office:value="0.84615" calcext:value-type="float">
            <text:p>0.84615</text:p>
          </table:table-cell>
          <table:table-cell/>
          <table:table-cell office:value-type="float" office:value="-0.0000226483" calcext:value-type="float">
            <text:p>-2.26483E-05</text:p>
          </table:table-cell>
          <table:table-cell/>
          <table:table-cell office:value-type="float" office:value="-0.000071627" calcext:value-type="float">
            <text:p>-7.1627E-05</text:p>
          </table:table-cell>
          <table:table-cell/>
          <table:table-cell office:value-type="float" office:value="0.532945" calcext:value-type="float">
            <text:p>0.532945</text:p>
          </table:table-cell>
          <table:table-cell/>
          <table:table-cell office:value-type="float" office:value="1.24536" calcext:value-type="float">
            <text:p>1.24536</text:p>
          </table:table-cell>
          <table:table-cell/>
          <table:table-cell office:value-type="float" office:value="-0.133902" calcext:value-type="float">
            <text:p>-0.133902</text:p>
          </table:table-cell>
          <table:table-cell/>
          <table:table-cell office:value-type="float" office:value="-0.10743" calcext:value-type="float">
            <text:p>-0.10743</text:p>
          </table:table-cell>
          <table:table-cell/>
          <table:table-cell office:value-type="float" office:value="0.846164" calcext:value-type="float">
            <text:p>0.846164</text:p>
          </table:table-cell>
          <table:table-cell/>
          <table:table-cell office:value-type="float" office:value="-0.0000177879" calcext:value-type="float">
            <text:p>-1.77879E-05</text:p>
          </table:table-cell>
          <table:table-cell/>
          <table:table-cell office:value-type="float" office:value="-0.0000568711" calcext:value-type="float">
            <text:p>-5.68711E-05</text:p>
          </table:table-cell>
          <table:table-cell/>
          <table:table-cell office:value-type="float" office:value="0.532923" calcext:value-type="float">
            <text:p>0.532923</text:p>
          </table:table-cell>
        </table:table-row>
        <table:table-row table:style-name="ro1">
          <table:table-cell office:value-type="float" office:value="94988000000" calcext:value-type="float">
            <text:p>94988000000</text:p>
          </table:table-cell>
          <table:table-cell/>
          <table:table-cell office:value-type="string" calcext:value-type="string">
            <text:p>scan_hrt_54.pcd</text:p>
          </table:table-cell>
          <table:table-cell/>
          <table:table-cell office:value-type="float" office:value="0.997872" calcext:value-type="float">
            <text:p>0.997872</text:p>
          </table:table-cell>
          <table:table-cell/>
          <table:table-cell office:value-type="float" office:value="-0.0410719" calcext:value-type="float">
            <text:p>-0.0410719</text:p>
          </table:table-cell>
          <table:table-cell/>
          <table:table-cell office:value-type="float" office:value="-0.084188" calcext:value-type="float">
            <text:p>-0.084188</text:p>
          </table:table-cell>
          <table:table-cell/>
          <table:table-cell office:value-type="float" office:value="0.845855" calcext:value-type="float">
            <text:p>0.845855</text:p>
          </table:table-cell>
          <table:table-cell/>
          <table:table-cell office:value-type="float" office:value="-0.0000422795" calcext:value-type="float">
            <text:p>-4.22795E-05</text:p>
          </table:table-cell>
          <table:table-cell/>
          <table:table-cell office:value-type="float" office:value="-0.0000206099" calcext:value-type="float">
            <text:p>-2.06099E-05</text:p>
          </table:table-cell>
          <table:table-cell/>
          <table:table-cell office:value-type="float" office:value="0.533414" calcext:value-type="float">
            <text:p>0.533414</text:p>
          </table:table-cell>
          <table:table-cell/>
          <table:table-cell office:value-type="float" office:value="1.20185" calcext:value-type="float">
            <text:p>1.20185</text:p>
          </table:table-cell>
          <table:table-cell/>
          <table:table-cell office:value-type="float" office:value="-0.014406" calcext:value-type="float">
            <text:p>-0.014406</text:p>
          </table:table-cell>
          <table:table-cell/>
          <table:table-cell office:value-type="float" office:value="-0.0836871" calcext:value-type="float">
            <text:p>-0.0836871</text:p>
          </table:table-cell>
          <table:table-cell/>
          <table:table-cell office:value-type="float" office:value="0.845915" calcext:value-type="float">
            <text:p>0.845915</text:p>
          </table:table-cell>
          <table:table-cell/>
          <table:table-cell office:value-type="float" office:value="-0.0000201919" calcext:value-type="float">
            <text:p>-2.01919E-05</text:p>
          </table:table-cell>
          <table:table-cell/>
          <table:table-cell office:value-type="float" office:value="0.0000276442" calcext:value-type="float">
            <text:p>2.76442E-05</text:p>
          </table:table-cell>
          <table:table-cell/>
          <table:table-cell office:value-type="float" office:value="0.533318" calcext:value-type="float">
            <text:p>0.533318</text:p>
          </table:table-cell>
        </table:table-row>
        <table:table-row table:style-name="ro1">
          <table:table-cell office:value-type="float" office:value="95371000000" calcext:value-type="float">
            <text:p>95371000000</text:p>
          </table:table-cell>
          <table:table-cell/>
          <table:table-cell office:value-type="string" calcext:value-type="string">
            <text:p>scan_hrt_55.pcd</text:p>
          </table:table-cell>
          <table:table-cell/>
          <table:table-cell office:value-type="float" office:value="1.15668" calcext:value-type="float">
            <text:p>1.15668</text:p>
          </table:table-cell>
          <table:table-cell/>
          <table:table-cell office:value-type="float" office:value="0.109624" calcext:value-type="float">
            <text:p>0.109624</text:p>
          </table:table-cell>
          <table:table-cell/>
          <table:table-cell office:value-type="float" office:value="-0.0590433" calcext:value-type="float">
            <text:p>-0.0590433</text:p>
          </table:table-cell>
          <table:table-cell/>
          <table:table-cell office:value-type="float" office:value="0.843108" calcext:value-type="float">
            <text:p>0.843108</text:p>
          </table:table-cell>
          <table:table-cell/>
          <table:table-cell office:value-type="float" office:value="-0.0000386713" calcext:value-type="float">
            <text:p>-3.86713E-05</text:p>
          </table:table-cell>
          <table:table-cell/>
          <table:table-cell office:value-type="float" office:value="0.0000547515" calcext:value-type="float">
            <text:p>5.47515E-05</text:p>
          </table:table-cell>
          <table:table-cell/>
          <table:table-cell office:value-type="float" office:value="0.537744" calcext:value-type="float">
            <text:p>0.537744</text:p>
          </table:table-cell>
          <table:table-cell/>
          <table:table-cell office:value-type="float" office:value="1.30154" calcext:value-type="float">
            <text:p>1.30154</text:p>
          </table:table-cell>
          <table:table-cell/>
          <table:table-cell office:value-type="float" office:value="0.109604" calcext:value-type="float">
            <text:p>0.109604</text:p>
          </table:table-cell>
          <table:table-cell/>
          <table:table-cell office:value-type="float" office:value="-0.0589096" calcext:value-type="float">
            <text:p>-0.0589096</text:p>
          </table:table-cell>
          <table:table-cell/>
          <table:table-cell office:value-type="float" office:value="0.843153" calcext:value-type="float">
            <text:p>0.843153</text:p>
          </table:table-cell>
          <table:table-cell/>
          <table:table-cell office:value-type="float" office:value="-0.0000184467" calcext:value-type="float">
            <text:p>-1.84467E-05</text:p>
          </table:table-cell>
          <table:table-cell/>
          <table:table-cell office:value-type="float" office:value="0.0000855423" calcext:value-type="float">
            <text:p>8.55423E-05</text:p>
          </table:table-cell>
          <table:table-cell/>
          <table:table-cell office:value-type="float" office:value="0.537673" calcext:value-type="float">
            <text:p>0.537673</text:p>
          </table:table-cell>
        </table:table-row>
        <table:table-row table:style-name="ro1">
          <table:table-cell office:value-type="float" office:value="95732000000" calcext:value-type="float">
            <text:p>95732000000</text:p>
          </table:table-cell>
          <table:table-cell/>
          <table:table-cell office:value-type="string" calcext:value-type="string">
            <text:p>scan_hrt_56.pcd</text:p>
          </table:table-cell>
          <table:table-cell/>
          <table:table-cell office:value-type="float" office:value="1.3955" calcext:value-type="float">
            <text:p>1.3955</text:p>
          </table:table-cell>
          <table:table-cell/>
          <table:table-cell office:value-type="float" office:value="0.226491" calcext:value-type="float">
            <text:p>0.226491</text:p>
          </table:table-cell>
          <table:table-cell/>
          <table:table-cell office:value-type="float" office:value="-0.0355554" calcext:value-type="float">
            <text:p>-0.0355554</text:p>
          </table:table-cell>
          <table:table-cell/>
          <table:table-cell office:value-type="float" office:value="0.840487" calcext:value-type="float">
            <text:p>0.840487</text:p>
          </table:table-cell>
          <table:table-cell/>
          <table:table-cell office:value-type="float" office:value="-0.0000366952" calcext:value-type="float">
            <text:p>-3.66952E-05</text:p>
          </table:table-cell>
          <table:table-cell/>
          <table:table-cell office:value-type="float" office:value="0.000111512" calcext:value-type="float">
            <text:p>0.000111512</text:p>
          </table:table-cell>
          <table:table-cell/>
          <table:table-cell office:value-type="float" office:value="0.541832" calcext:value-type="float">
            <text:p>0.541832</text:p>
          </table:table-cell>
          <table:table-cell/>
          <table:table-cell office:value-type="float" office:value="1.43342" calcext:value-type="float">
            <text:p>1.43342</text:p>
          </table:table-cell>
          <table:table-cell/>
          <table:table-cell office:value-type="float" office:value="0.22353" calcext:value-type="float">
            <text:p>0.22353</text:p>
          </table:table-cell>
          <table:table-cell/>
          <table:table-cell office:value-type="float" office:value="-0.036426" calcext:value-type="float">
            <text:p>-0.036426</text:p>
          </table:table-cell>
          <table:table-cell/>
          <table:table-cell office:value-type="float" office:value="0.840503" calcext:value-type="float">
            <text:p>0.840503</text:p>
          </table:table-cell>
          <table:table-cell/>
          <table:table-cell office:value-type="float" office:value="-0.0000282371" calcext:value-type="float">
            <text:p>-2.82371E-05</text:p>
          </table:table-cell>
          <table:table-cell/>
          <table:table-cell office:value-type="float" office:value="0.000120213" calcext:value-type="float">
            <text:p>0.000120213</text:p>
          </table:table-cell>
          <table:table-cell/>
          <table:table-cell office:value-type="float" office:value="0.541808" calcext:value-type="float">
            <text:p>0.541808</text:p>
          </table:table-cell>
        </table:table-row>
        <table:table-row table:style-name="ro1">
          <table:table-cell office:value-type="float" office:value="96070000000" calcext:value-type="float">
            <text:p>96070000000</text:p>
          </table:table-cell>
          <table:table-cell/>
          <table:table-cell office:value-type="string" calcext:value-type="string">
            <text:p>scan_hrt_57.pcd</text:p>
          </table:table-cell>
          <table:table-cell/>
          <table:table-cell office:value-type="float" office:value="1.55689" calcext:value-type="float">
            <text:p>1.55689</text:p>
          </table:table-cell>
          <table:table-cell/>
          <table:table-cell office:value-type="float" office:value="0.330198" calcext:value-type="float">
            <text:p>0.330198</text:p>
          </table:table-cell>
          <table:table-cell/>
          <table:table-cell office:value-type="float" office:value="-0.0153749" calcext:value-type="float">
            <text:p>-0.0153749</text:p>
          </table:table-cell>
          <table:table-cell/>
          <table:table-cell office:value-type="float" office:value="0.837987" calcext:value-type="float">
            <text:p>0.837987</text:p>
          </table:table-cell>
          <table:table-cell/>
          <table:table-cell office:value-type="float" office:value="-0.0000380966" calcext:value-type="float">
            <text:p>-3.80966E-05</text:p>
          </table:table-cell>
          <table:table-cell/>
          <table:table-cell office:value-type="float" office:value="0.000138254" calcext:value-type="float">
            <text:p>0.000138254</text:p>
          </table:table-cell>
          <table:table-cell/>
          <table:table-cell office:value-type="float" office:value="0.54569" calcext:value-type="float">
            <text:p>0.54569</text:p>
          </table:table-cell>
          <table:table-cell/>
          <table:table-cell office:value-type="float" office:value="1.54453" calcext:value-type="float">
            <text:p>1.54453</text:p>
          </table:table-cell>
          <table:table-cell/>
          <table:table-cell office:value-type="float" office:value="0.326578" calcext:value-type="float">
            <text:p>0.326578</text:p>
          </table:table-cell>
          <table:table-cell/>
          <table:table-cell office:value-type="float" office:value="-0.0267318" calcext:value-type="float">
            <text:p>-0.0267318</text:p>
          </table:table-cell>
          <table:table-cell/>
          <table:table-cell office:value-type="float" office:value="0.837988" calcext:value-type="float">
            <text:p>0.837988</text:p>
          </table:table-cell>
          <table:table-cell/>
          <table:table-cell office:value-type="float" office:value="-0.0000468333" calcext:value-type="float">
            <text:p>-4.68333E-05</text:p>
          </table:table-cell>
          <table:table-cell/>
          <table:table-cell office:value-type="float" office:value="0.000140866" calcext:value-type="float">
            <text:p>0.000140866</text:p>
          </table:table-cell>
          <table:table-cell/>
          <table:table-cell office:value-type="float" office:value="0.545689" calcext:value-type="float">
            <text:p>0.545689</text:p>
          </table:table-cell>
        </table:table-row>
        <table:table-row table:style-name="ro1">
          <table:table-cell office:value-type="float" office:value="96424000000" calcext:value-type="float">
            <text:p>96424000000</text:p>
          </table:table-cell>
          <table:table-cell/>
          <table:table-cell office:value-type="string" calcext:value-type="string">
            <text:p>scan_hrt_58.pcd</text:p>
          </table:table-cell>
          <table:table-cell/>
          <table:table-cell office:value-type="float" office:value="1.6609" calcext:value-type="float">
            <text:p>1.6609</text:p>
          </table:table-cell>
          <table:table-cell/>
          <table:table-cell office:value-type="float" office:value="0.434504" calcext:value-type="float">
            <text:p>0.434504</text:p>
          </table:table-cell>
          <table:table-cell/>
          <table:table-cell office:value-type="float" office:value="-0.0165786" calcext:value-type="float">
            <text:p>-0.0165786</text:p>
          </table:table-cell>
          <table:table-cell/>
          <table:table-cell office:value-type="float" office:value="0.835334" calcext:value-type="float">
            <text:p>0.835334</text:p>
          </table:table-cell>
          <table:table-cell/>
          <table:table-cell office:value-type="float" office:value="-0.000066562" calcext:value-type="float">
            <text:p>-6.6562E-05</text:p>
          </table:table-cell>
          <table:table-cell/>
          <table:table-cell office:value-type="float" office:value="0.000171512" calcext:value-type="float">
            <text:p>0.000171512</text:p>
          </table:table-cell>
          <table:table-cell/>
          <table:table-cell office:value-type="float" office:value="0.549742" calcext:value-type="float">
            <text:p>0.549742</text:p>
          </table:table-cell>
          <table:table-cell/>
          <table:table-cell office:value-type="float" office:value="1.62891" calcext:value-type="float">
            <text:p>1.62891</text:p>
          </table:table-cell>
          <table:table-cell/>
          <table:table-cell office:value-type="float" office:value="0.426788" calcext:value-type="float">
            <text:p>0.426788</text:p>
          </table:table-cell>
          <table:table-cell/>
          <table:table-cell office:value-type="float" office:value="-0.0303937" calcext:value-type="float">
            <text:p>-0.0303937</text:p>
          </table:table-cell>
          <table:table-cell/>
          <table:table-cell office:value-type="float" office:value="0.835327" calcext:value-type="float">
            <text:p>0.835327</text:p>
          </table:table-cell>
          <table:table-cell/>
          <table:table-cell office:value-type="float" office:value="-0.000078477" calcext:value-type="float">
            <text:p>-7.8477E-05</text:p>
          </table:table-cell>
          <table:table-cell/>
          <table:table-cell office:value-type="float" office:value="0.000170175" calcext:value-type="float">
            <text:p>0.000170175</text:p>
          </table:table-cell>
          <table:table-cell/>
          <table:table-cell office:value-type="float" office:value="0.549753" calcext:value-type="float">
            <text:p>0.549753</text:p>
          </table:table-cell>
        </table:table-row>
        <table:table-row table:style-name="ro1">
          <table:table-cell office:value-type="float" office:value="96747000000" calcext:value-type="float">
            <text:p>96747000000</text:p>
          </table:table-cell>
          <table:table-cell/>
          <table:table-cell office:value-type="string" calcext:value-type="string">
            <text:p>scan_hrt_59.pcd</text:p>
          </table:table-cell>
          <table:table-cell/>
          <table:table-cell office:value-type="float" office:value="1.70591" calcext:value-type="float">
            <text:p>1.70591</text:p>
          </table:table-cell>
          <table:table-cell/>
          <table:table-cell office:value-type="float" office:value="0.518222" calcext:value-type="float">
            <text:p>0.518222</text:p>
          </table:table-cell>
          <table:table-cell/>
          <table:table-cell office:value-type="float" office:value="-0.0337349" calcext:value-type="float">
            <text:p>-0.0337349</text:p>
          </table:table-cell>
          <table:table-cell/>
          <table:table-cell office:value-type="float" office:value="0.832889" calcext:value-type="float">
            <text:p>0.832889</text:p>
          </table:table-cell>
          <table:table-cell/>
          <table:table-cell office:value-type="float" office:value="-0.0000889347" calcext:value-type="float">
            <text:p>-8.89347E-05</text:p>
          </table:table-cell>
          <table:table-cell/>
          <table:table-cell office:value-type="float" office:value="0.000191385" calcext:value-type="float">
            <text:p>0.000191385</text:p>
          </table:table-cell>
          <table:table-cell/>
          <table:table-cell office:value-type="float" office:value="0.55344" calcext:value-type="float">
            <text:p>0.55344</text:p>
          </table:table-cell>
          <table:table-cell/>
          <table:table-cell office:value-type="float" office:value="1.68047" calcext:value-type="float">
            <text:p>1.68047</text:p>
          </table:table-cell>
          <table:table-cell/>
          <table:table-cell office:value-type="float" office:value="0.516757" calcext:value-type="float">
            <text:p>0.516757</text:p>
          </table:table-cell>
          <table:table-cell/>
          <table:table-cell office:value-type="float" office:value="-0.0394577" calcext:value-type="float">
            <text:p>-0.0394577</text:p>
          </table:table-cell>
          <table:table-cell/>
          <table:table-cell office:value-type="float" office:value="0.832885" calcext:value-type="float">
            <text:p>0.832885</text:p>
          </table:table-cell>
          <table:table-cell/>
          <table:table-cell office:value-type="float" office:value="-0.0000949563" calcext:value-type="float">
            <text:p>-9.49563E-05</text:p>
          </table:table-cell>
          <table:table-cell/>
          <table:table-cell office:value-type="float" office:value="0.000187296" calcext:value-type="float">
            <text:p>0.000187296</text:p>
          </table:table-cell>
          <table:table-cell/>
          <table:table-cell office:value-type="float" office:value="0.553446" calcext:value-type="float">
            <text:p>0.553446</text:p>
          </table:table-cell>
        </table:table-row>
        <table:table-row table:style-name="ro1">
          <table:table-cell office:value-type="float" office:value="97087000000" calcext:value-type="float">
            <text:p>97087000000</text:p>
          </table:table-cell>
          <table:table-cell/>
          <table:table-cell office:value-type="string" calcext:value-type="string">
            <text:p>scan_hrt_60.pcd</text:p>
          </table:table-cell>
          <table:table-cell/>
          <table:table-cell office:value-type="float" office:value="1.73475" calcext:value-type="float">
            <text:p>1.73475</text:p>
          </table:table-cell>
          <table:table-cell/>
          <table:table-cell office:value-type="float" office:value="0.611461" calcext:value-type="float">
            <text:p>0.611461</text:p>
          </table:table-cell>
          <table:table-cell/>
          <table:table-cell office:value-type="float" office:value="-0.0489987" calcext:value-type="float">
            <text:p>-0.0489987</text:p>
          </table:table-cell>
          <table:table-cell/>
          <table:table-cell office:value-type="float" office:value="0.830301" calcext:value-type="float">
            <text:p>0.830301</text:p>
          </table:table-cell>
          <table:table-cell/>
          <table:table-cell office:value-type="float" office:value="-0.000108229" calcext:value-type="float">
            <text:p>-0.000108229</text:p>
          </table:table-cell>
          <table:table-cell/>
          <table:table-cell office:value-type="float" office:value="0.000210371" calcext:value-type="float">
            <text:p>0.000210371</text:p>
          </table:table-cell>
          <table:table-cell/>
          <table:table-cell office:value-type="float" office:value="0.557315" calcext:value-type="float">
            <text:p>0.557315</text:p>
          </table:table-cell>
          <table:table-cell/>
          <table:table-cell office:value-type="float" office:value="1.72598" calcext:value-type="float">
            <text:p>1.72598</text:p>
          </table:table-cell>
          <table:table-cell/>
          <table:table-cell office:value-type="float" office:value="0.609421" calcext:value-type="float">
            <text:p>0.609421</text:p>
          </table:table-cell>
          <table:table-cell/>
          <table:table-cell office:value-type="float" office:value="-0.0518943" calcext:value-type="float">
            <text:p>-0.0518943</text:p>
          </table:table-cell>
          <table:table-cell/>
          <table:table-cell office:value-type="float" office:value="0.830304" calcext:value-type="float">
            <text:p>0.830304</text:p>
          </table:table-cell>
          <table:table-cell/>
          <table:table-cell office:value-type="float" office:value="-0.000108732" calcext:value-type="float">
            <text:p>-0.000108732</text:p>
          </table:table-cell>
          <table:table-cell/>
          <table:table-cell office:value-type="float" office:value="0.000208943" calcext:value-type="float">
            <text:p>0.000208943</text:p>
          </table:table-cell>
          <table:table-cell/>
          <table:table-cell office:value-type="float" office:value="0.557311" calcext:value-type="float">
            <text:p>0.557311</text:p>
          </table:table-cell>
        </table:table-row>
        <table:table-row table:style-name="ro1">
          <table:table-cell office:value-type="float" office:value="97435000000" calcext:value-type="float">
            <text:p>97435000000</text:p>
          </table:table-cell>
          <table:table-cell/>
          <table:table-cell office:value-type="string" calcext:value-type="string">
            <text:p>scan_hrt_61.pcd</text:p>
          </table:table-cell>
          <table:table-cell/>
          <table:table-cell office:value-type="float" office:value="1.77256" calcext:value-type="float">
            <text:p>1.77256</text:p>
          </table:table-cell>
          <table:table-cell/>
          <table:table-cell office:value-type="float" office:value="0.704265" calcext:value-type="float">
            <text:p>0.704265</text:p>
          </table:table-cell>
          <table:table-cell/>
          <table:table-cell office:value-type="float" office:value="-0.0646236" calcext:value-type="float">
            <text:p>-0.0646236</text:p>
          </table:table-cell>
          <table:table-cell/>
          <table:table-cell office:value-type="float" office:value="0.82764" calcext:value-type="float">
            <text:p>0.82764</text:p>
          </table:table-cell>
          <table:table-cell/>
          <table:table-cell office:value-type="float" office:value="-0.000125195" calcext:value-type="float">
            <text:p>-0.000125195</text:p>
          </table:table-cell>
          <table:table-cell/>
          <table:table-cell office:value-type="float" office:value="0.000234203" calcext:value-type="float">
            <text:p>0.000234203</text:p>
          </table:table-cell>
          <table:table-cell/>
          <table:table-cell office:value-type="float" office:value="0.561259" calcext:value-type="float">
            <text:p>0.561259</text:p>
          </table:table-cell>
          <table:table-cell/>
          <table:table-cell office:value-type="float" office:value="1.77618" calcext:value-type="float">
            <text:p>1.77618</text:p>
          </table:table-cell>
          <table:table-cell/>
          <table:table-cell office:value-type="float" office:value="0.706424" calcext:value-type="float">
            <text:p>0.706424</text:p>
          </table:table-cell>
          <table:table-cell/>
          <table:table-cell office:value-type="float" office:value="-0.0602416" calcext:value-type="float">
            <text:p>-0.0602416</text:p>
          </table:table-cell>
          <table:table-cell/>
          <table:table-cell office:value-type="float" office:value="0.827647" calcext:value-type="float">
            <text:p>0.827647</text:p>
          </table:table-cell>
          <table:table-cell/>
          <table:table-cell office:value-type="float" office:value="-0.000119922" calcext:value-type="float">
            <text:p>-0.000119922</text:p>
          </table:table-cell>
          <table:table-cell/>
          <table:table-cell office:value-type="float" office:value="0.000233272" calcext:value-type="float">
            <text:p>0.000233272</text:p>
          </table:table-cell>
          <table:table-cell/>
          <table:table-cell office:value-type="float" office:value="0.561249" calcext:value-type="float">
            <text:p>0.561249</text:p>
          </table:table-cell>
        </table:table-row>
        <table:table-row table:style-name="ro1">
          <table:table-cell office:value-type="float" office:value="97782000000" calcext:value-type="float">
            <text:p>97782000000</text:p>
          </table:table-cell>
          <table:table-cell/>
          <table:table-cell office:value-type="string" calcext:value-type="string">
            <text:p>scan_hrt_62.pcd</text:p>
          </table:table-cell>
          <table:table-cell/>
          <table:table-cell office:value-type="float" office:value="1.82624" calcext:value-type="float">
            <text:p>1.82624</text:p>
          </table:table-cell>
          <table:table-cell/>
          <table:table-cell office:value-type="float" office:value="0.803149" calcext:value-type="float">
            <text:p>0.803149</text:p>
          </table:table-cell>
          <table:table-cell/>
          <table:table-cell office:value-type="float" office:value="-0.068565" calcext:value-type="float">
            <text:p>-0.068565</text:p>
          </table:table-cell>
          <table:table-cell/>
          <table:table-cell office:value-type="float" office:value="0.824972" calcext:value-type="float">
            <text:p>0.824972</text:p>
          </table:table-cell>
          <table:table-cell/>
          <table:table-cell office:value-type="float" office:value="-0.000135062" calcext:value-type="float">
            <text:p>-0.000135062</text:p>
          </table:table-cell>
          <table:table-cell/>
          <table:table-cell office:value-type="float" office:value="0.0002575" calcext:value-type="float">
            <text:p>0.0002575</text:p>
          </table:table-cell>
          <table:table-cell/>
          <table:table-cell office:value-type="float" office:value="0.565173" calcext:value-type="float">
            <text:p>0.565173</text:p>
          </table:table-cell>
          <table:table-cell/>
          <table:table-cell office:value-type="float" office:value="1.83027" calcext:value-type="float">
            <text:p>1.83027</text:p>
          </table:table-cell>
          <table:table-cell/>
          <table:table-cell office:value-type="float" office:value="0.803029" calcext:value-type="float">
            <text:p>0.803029</text:p>
          </table:table-cell>
          <table:table-cell/>
          <table:table-cell office:value-type="float" office:value="-0.0703617" calcext:value-type="float">
            <text:p>-0.0703617</text:p>
          </table:table-cell>
          <table:table-cell/>
          <table:table-cell office:value-type="float" office:value="0.82498" calcext:value-type="float">
            <text:p>0.82498</text:p>
          </table:table-cell>
          <table:table-cell/>
          <table:table-cell office:value-type="float" office:value="-0.000132725" calcext:value-type="float">
            <text:p>-0.000132725</text:p>
          </table:table-cell>
          <table:table-cell/>
          <table:table-cell office:value-type="float" office:value="0.00025946" calcext:value-type="float">
            <text:p>0.00025946</text:p>
          </table:table-cell>
          <table:table-cell/>
          <table:table-cell office:value-type="float" office:value="0.565162" calcext:value-type="float">
            <text:p>0.565162</text:p>
          </table:table-cell>
        </table:table-row>
        <table:table-row table:style-name="ro1">
          <table:table-cell office:value-type="float" office:value="98146000000" calcext:value-type="float">
            <text:p>98146000000</text:p>
          </table:table-cell>
          <table:table-cell/>
          <table:table-cell office:value-type="string" calcext:value-type="string">
            <text:p>scan_hrt_63.pcd</text:p>
          </table:table-cell>
          <table:table-cell/>
          <table:table-cell office:value-type="float" office:value="1.887" calcext:value-type="float">
            <text:p>1.887</text:p>
          </table:table-cell>
          <table:table-cell/>
          <table:table-cell office:value-type="float" office:value="0.904367" calcext:value-type="float">
            <text:p>0.904367</text:p>
          </table:table-cell>
          <table:table-cell/>
          <table:table-cell office:value-type="float" office:value="-0.0809775" calcext:value-type="float">
            <text:p>-0.0809775</text:p>
          </table:table-cell>
          <table:table-cell/>
          <table:table-cell office:value-type="float" office:value="0.821644" calcext:value-type="float">
            <text:p>0.821644</text:p>
          </table:table-cell>
          <table:table-cell/>
          <table:table-cell office:value-type="float" office:value="-0.0179789" calcext:value-type="float">
            <text:p>-0.0179789</text:p>
          </table:table-cell>
          <table:table-cell/>
          <table:table-cell office:value-type="float" office:value="0.0296958" calcext:value-type="float">
            <text:p>0.0296958</text:p>
          </table:table-cell>
          <table:table-cell/>
          <table:table-cell office:value-type="float" office:value="0.568943" calcext:value-type="float">
            <text:p>0.568943</text:p>
          </table:table-cell>
          <table:table-cell/>
          <table:table-cell office:value-type="float" office:value="1.87651" calcext:value-type="float">
            <text:p>1.87651</text:p>
          </table:table-cell>
          <table:table-cell/>
          <table:table-cell office:value-type="float" office:value="0.95427" calcext:value-type="float">
            <text:p>0.95427</text:p>
          </table:table-cell>
          <table:table-cell/>
          <table:table-cell office:value-type="float" office:value="-0.0842568" calcext:value-type="float">
            <text:p>-0.0842568</text:p>
          </table:table-cell>
          <table:table-cell/>
          <table:table-cell office:value-type="float" office:value="0.821633" calcext:value-type="float">
            <text:p>0.821633</text:p>
          </table:table-cell>
          <table:table-cell/>
          <table:table-cell office:value-type="float" office:value="-0.0179952" calcext:value-type="float">
            <text:p>-0.0179952</text:p>
          </table:table-cell>
          <table:table-cell/>
          <table:table-cell office:value-type="float" office:value="0.0296741" calcext:value-type="float">
            <text:p>0.0296741</text:p>
          </table:table-cell>
          <table:table-cell/>
          <table:table-cell office:value-type="float" office:value="0.56896" calcext:value-type="float">
            <text:p>0.56896</text:p>
          </table:table-cell>
        </table:table-row>
        <table:table-row table:style-name="ro1">
          <table:table-cell office:value-type="float" office:value="98499000000" calcext:value-type="float">
            <text:p>98499000000</text:p>
          </table:table-cell>
          <table:table-cell/>
          <table:table-cell office:value-type="string" calcext:value-type="string">
            <text:p>scan_hrt_64.pcd</text:p>
          </table:table-cell>
          <table:table-cell/>
          <table:table-cell office:value-type="float" office:value="1.92135" calcext:value-type="float">
            <text:p>1.92135</text:p>
          </table:table-cell>
          <table:table-cell/>
          <table:table-cell office:value-type="float" office:value="1.10094" calcext:value-type="float">
            <text:p>1.10094</text:p>
          </table:table-cell>
          <table:table-cell/>
          <table:table-cell office:value-type="float" office:value="-0.097732" calcext:value-type="float">
            <text:p>-0.097732</text:p>
          </table:table-cell>
          <table:table-cell/>
          <table:table-cell office:value-type="float" office:value="0.817971" calcext:value-type="float">
            <text:p>0.817971</text:p>
          </table:table-cell>
          <table:table-cell/>
          <table:table-cell office:value-type="float" office:value="-0.0318252" calcext:value-type="float">
            <text:p>-0.0318252</text:p>
          </table:table-cell>
          <table:table-cell/>
          <table:table-cell office:value-type="float" office:value="0.0469091" calcext:value-type="float">
            <text:p>0.0469091</text:p>
          </table:table-cell>
          <table:table-cell/>
          <table:table-cell office:value-type="float" office:value="0.57246" calcext:value-type="float">
            <text:p>0.57246</text:p>
          </table:table-cell>
          <table:table-cell/>
          <table:table-cell office:value-type="float" office:value="1.81495" calcext:value-type="float">
            <text:p>1.81495</text:p>
          </table:table-cell>
          <table:table-cell/>
          <table:table-cell office:value-type="float" office:value="1.07872" calcext:value-type="float">
            <text:p>1.07872</text:p>
          </table:table-cell>
          <table:table-cell/>
          <table:table-cell office:value-type="float" office:value="-0.0802702" calcext:value-type="float">
            <text:p>-0.0802702</text:p>
          </table:table-cell>
          <table:table-cell/>
          <table:table-cell office:value-type="float" office:value="0.817924" calcext:value-type="float">
            <text:p>0.817924</text:p>
          </table:table-cell>
          <table:table-cell/>
          <table:table-cell office:value-type="float" office:value="-0.0318372" calcext:value-type="float">
            <text:p>-0.0318372</text:p>
          </table:table-cell>
          <table:table-cell/>
          <table:table-cell office:value-type="float" office:value="0.0468627" calcext:value-type="float">
            <text:p>0.0468627</text:p>
          </table:table-cell>
          <table:table-cell/>
          <table:table-cell office:value-type="float" office:value="0.57253" calcext:value-type="float">
            <text:p>0.57253</text:p>
          </table:table-cell>
        </table:table-row>
        <table:table-row table:style-name="ro1">
          <table:table-cell office:value-type="float" office:value="98833000000" calcext:value-type="float">
            <text:p>98833000000</text:p>
          </table:table-cell>
          <table:table-cell/>
          <table:table-cell office:value-type="string" calcext:value-type="string">
            <text:p>scan_hrt_65.pcd</text:p>
          </table:table-cell>
          <table:table-cell/>
          <table:table-cell office:value-type="float" office:value="1.75671" calcext:value-type="float">
            <text:p>1.75671</text:p>
          </table:table-cell>
          <table:table-cell/>
          <table:table-cell office:value-type="float" office:value="1.19647" calcext:value-type="float">
            <text:p>1.19647</text:p>
          </table:table-cell>
          <table:table-cell/>
          <table:table-cell office:value-type="float" office:value="-0.0764983" calcext:value-type="float">
            <text:p>-0.0764983</text:p>
          </table:table-cell>
          <table:table-cell/>
          <table:table-cell office:value-type="float" office:value="0.816607" calcext:value-type="float">
            <text:p>0.816607</text:p>
          </table:table-cell>
          <table:table-cell/>
          <table:table-cell office:value-type="float" office:value="-0.00150411" calcext:value-type="float">
            <text:p>-0.00150411</text:p>
          </table:table-cell>
          <table:table-cell/>
          <table:table-cell office:value-type="float" office:value="0.00211934" calcext:value-type="float">
            <text:p>0.00211934</text:p>
          </table:table-cell>
          <table:table-cell/>
          <table:table-cell office:value-type="float" office:value="0.577188" calcext:value-type="float">
            <text:p>0.577188</text:p>
          </table:table-cell>
          <table:table-cell/>
          <table:table-cell office:value-type="float" office:value="1.7527" calcext:value-type="float">
            <text:p>1.7527</text:p>
          </table:table-cell>
          <table:table-cell/>
          <table:table-cell office:value-type="float" office:value="1.08922" calcext:value-type="float">
            <text:p>1.08922</text:p>
          </table:table-cell>
          <table:table-cell/>
          <table:table-cell office:value-type="float" office:value="-0.0780342" calcext:value-type="float">
            <text:p>-0.0780342</text:p>
          </table:table-cell>
          <table:table-cell/>
          <table:table-cell office:value-type="float" office:value="0.816603" calcext:value-type="float">
            <text:p>0.816603</text:p>
          </table:table-cell>
          <table:table-cell/>
          <table:table-cell office:value-type="float" office:value="-0.00149306" calcext:value-type="float">
            <text:p>-0.00149306</text:p>
          </table:table-cell>
          <table:table-cell/>
          <table:table-cell office:value-type="float" office:value="0.00210717" calcext:value-type="float">
            <text:p>0.00210717</text:p>
          </table:table-cell>
          <table:table-cell/>
          <table:table-cell office:value-type="float" office:value="0.577194" calcext:value-type="float">
            <text:p>0.577194</text:p>
          </table:table-cell>
        </table:table-row>
        <table:table-row table:style-name="ro1">
          <table:table-cell office:value-type="float" office:value="99209000000" calcext:value-type="float">
            <text:p>99209000000</text:p>
          </table:table-cell>
          <table:table-cell/>
          <table:table-cell office:value-type="string" calcext:value-type="string">
            <text:p>scan_hrt_66.pcd</text:p>
          </table:table-cell>
          <table:table-cell/>
          <table:table-cell office:value-type="float" office:value="1.68261" calcext:value-type="float">
            <text:p>1.68261</text:p>
          </table:table-cell>
          <table:table-cell/>
          <table:table-cell office:value-type="float" office:value="1.10105" calcext:value-type="float">
            <text:p>1.10105</text:p>
          </table:table-cell>
          <table:table-cell/>
          <table:table-cell office:value-type="float" office:value="-0.0755169" calcext:value-type="float">
            <text:p>-0.0755169</text:p>
          </table:table-cell>
          <table:table-cell/>
          <table:table-cell office:value-type="float" office:value="0.813617" calcext:value-type="float">
            <text:p>0.813617</text:p>
          </table:table-cell>
          <table:table-cell/>
          <table:table-cell office:value-type="float" office:value="-0.00256762" calcext:value-type="float">
            <text:p>-0.00256762</text:p>
          </table:table-cell>
          <table:table-cell/>
          <table:table-cell office:value-type="float" office:value="0.0037628" calcext:value-type="float">
            <text:p>0.0037628</text:p>
          </table:table-cell>
          <table:table-cell/>
          <table:table-cell office:value-type="float" office:value="0.581383" calcext:value-type="float">
            <text:p>0.581383</text:p>
          </table:table-cell>
          <table:table-cell/>
          <table:table-cell office:value-type="float" office:value="1.73421" calcext:value-type="float">
            <text:p>1.73421</text:p>
          </table:table-cell>
          <table:table-cell/>
          <table:table-cell office:value-type="float" office:value="1.06055" calcext:value-type="float">
            <text:p>1.06055</text:p>
          </table:table-cell>
          <table:table-cell/>
          <table:table-cell office:value-type="float" office:value="-0.0753613" calcext:value-type="float">
            <text:p>-0.0753613</text:p>
          </table:table-cell>
          <table:table-cell/>
          <table:table-cell office:value-type="float" office:value="0.81363" calcext:value-type="float">
            <text:p>0.81363</text:p>
          </table:table-cell>
          <table:table-cell/>
          <table:table-cell office:value-type="float" office:value="-0.00255603" calcext:value-type="float">
            <text:p>-0.00255603</text:p>
          </table:table-cell>
          <table:table-cell/>
          <table:table-cell office:value-type="float" office:value="0.00376246" calcext:value-type="float">
            <text:p>0.00376246</text:p>
          </table:table-cell>
          <table:table-cell/>
          <table:table-cell office:value-type="float" office:value="0.581365" calcext:value-type="float">
            <text:p>0.581365</text:p>
          </table:table-cell>
        </table:table-row>
        <table:table-row table:style-name="ro1">
          <table:table-cell office:value-type="float" office:value="99546000000" calcext:value-type="float">
            <text:p>99546000000</text:p>
          </table:table-cell>
          <table:table-cell/>
          <table:table-cell office:value-type="string" calcext:value-type="string">
            <text:p>scan_hrt_67.pcd</text:p>
          </table:table-cell>
          <table:table-cell/>
          <table:table-cell office:value-type="float" office:value="1.71764" calcext:value-type="float">
            <text:p>1.71764</text:p>
          </table:table-cell>
          <table:table-cell/>
          <table:table-cell office:value-type="float" office:value="1.03486" calcext:value-type="float">
            <text:p>1.03486</text:p>
          </table:table-cell>
          <table:table-cell/>
          <table:table-cell office:value-type="float" office:value="-0.0729656" calcext:value-type="float">
            <text:p>-0.0729656</text:p>
          </table:table-cell>
          <table:table-cell/>
          <table:table-cell office:value-type="float" office:value="0.810942" calcext:value-type="float">
            <text:p>0.810942</text:p>
          </table:table-cell>
          <table:table-cell/>
          <table:table-cell office:value-type="float" office:value="-0.0024973" calcext:value-type="float">
            <text:p>-0.0024973</text:p>
          </table:table-cell>
          <table:table-cell/>
          <table:table-cell office:value-type="float" office:value="0.00372456" calcext:value-type="float">
            <text:p>0.00372456</text:p>
          </table:table-cell>
          <table:table-cell/>
          <table:table-cell office:value-type="float" office:value="0.58511" calcext:value-type="float">
            <text:p>0.58511</text:p>
          </table:table-cell>
          <table:table-cell/>
          <table:table-cell office:value-type="float" office:value="1.7562" calcext:value-type="float">
            <text:p>1.7562</text:p>
          </table:table-cell>
          <table:table-cell/>
          <table:table-cell office:value-type="float" office:value="1.03332" calcext:value-type="float">
            <text:p>1.03332</text:p>
          </table:table-cell>
          <table:table-cell/>
          <table:table-cell office:value-type="float" office:value="-0.0745564" calcext:value-type="float">
            <text:p>-0.0745564</text:p>
          </table:table-cell>
          <table:table-cell/>
          <table:table-cell office:value-type="float" office:value="0.810954" calcext:value-type="float">
            <text:p>0.810954</text:p>
          </table:table-cell>
          <table:table-cell/>
          <table:table-cell office:value-type="float" office:value="-0.00249151" calcext:value-type="float">
            <text:p>-0.00249151</text:p>
          </table:table-cell>
          <table:table-cell/>
          <table:table-cell office:value-type="float" office:value="0.00372766" calcext:value-type="float">
            <text:p>0.00372766</text:p>
          </table:table-cell>
          <table:table-cell/>
          <table:table-cell office:value-type="float" office:value="0.585093" calcext:value-type="float">
            <text:p>0.585093</text:p>
          </table:table-cell>
        </table:table-row>
        <table:table-row table:style-name="ro1">
          <table:table-cell office:value-type="float" office:value="99915000000" calcext:value-type="float">
            <text:p>99915000000</text:p>
          </table:table-cell>
          <table:table-cell/>
          <table:table-cell office:value-type="string" calcext:value-type="string">
            <text:p>scan_hrt_68.pcd</text:p>
          </table:table-cell>
          <table:table-cell/>
          <table:table-cell office:value-type="float" office:value="1.78027" calcext:value-type="float">
            <text:p>1.78027</text:p>
          </table:table-cell>
          <table:table-cell/>
          <table:table-cell office:value-type="float" office:value="1.00349" calcext:value-type="float">
            <text:p>1.00349</text:p>
          </table:table-cell>
          <table:table-cell/>
          <table:table-cell office:value-type="float" office:value="-0.0736751" calcext:value-type="float">
            <text:p>-0.0736751</text:p>
          </table:table-cell>
          <table:table-cell/>
          <table:table-cell office:value-type="float" office:value="0.807996" calcext:value-type="float">
            <text:p>0.807996</text:p>
          </table:table-cell>
          <table:table-cell/>
          <table:table-cell office:value-type="float" office:value="-0.00145219" calcext:value-type="float">
            <text:p>-0.00145219</text:p>
          </table:table-cell>
          <table:table-cell/>
          <table:table-cell office:value-type="float" office:value="0.00218904" calcext:value-type="float">
            <text:p>0.00218904</text:p>
          </table:table-cell>
          <table:table-cell/>
          <table:table-cell office:value-type="float" office:value="0.589183" calcext:value-type="float">
            <text:p>0.589183</text:p>
          </table:table-cell>
          <table:table-cell/>
          <table:table-cell office:value-type="float" office:value="1.78946" calcext:value-type="float">
            <text:p>1.78946</text:p>
          </table:table-cell>
          <table:table-cell/>
          <table:table-cell office:value-type="float" office:value="0.973026" calcext:value-type="float">
            <text:p>0.973026</text:p>
          </table:table-cell>
          <table:table-cell/>
          <table:table-cell office:value-type="float" office:value="-0.0722299" calcext:value-type="float">
            <text:p>-0.0722299</text:p>
          </table:table-cell>
          <table:table-cell/>
          <table:table-cell office:value-type="float" office:value="0.807999" calcext:value-type="float">
            <text:p>0.807999</text:p>
          </table:table-cell>
          <table:table-cell/>
          <table:table-cell office:value-type="float" office:value="-0.00144567" calcext:value-type="float">
            <text:p>-0.00144567</text:p>
          </table:table-cell>
          <table:table-cell/>
          <table:table-cell office:value-type="float" office:value="0.0021877" calcext:value-type="float">
            <text:p>0.0021877</text:p>
          </table:table-cell>
          <table:table-cell/>
          <table:table-cell office:value-type="float" office:value="0.589178" calcext:value-type="float">
            <text:p>0.589178</text:p>
          </table:table-cell>
        </table:table-row>
        <table:table-row table:style-name="ro1">
          <table:table-cell office:value-type="float" office:value="100270000000" calcext:value-type="float">
            <text:p>100270000000</text:p>
          </table:table-cell>
          <table:table-cell/>
          <table:table-cell office:value-type="string" calcext:value-type="string">
            <text:p>scan_hrt_69.pcd</text:p>
          </table:table-cell>
          <table:table-cell/>
          <table:table-cell office:value-type="float" office:value="1.82147" calcext:value-type="float">
            <text:p>1.82147</text:p>
          </table:table-cell>
          <table:table-cell/>
          <table:table-cell office:value-type="float" office:value="0.915023" calcext:value-type="float">
            <text:p>0.915023</text:p>
          </table:table-cell>
          <table:table-cell/>
          <table:table-cell office:value-type="float" office:value="-0.0699917" calcext:value-type="float">
            <text:p>-0.0699917</text:p>
          </table:table-cell>
          <table:table-cell/>
          <table:table-cell office:value-type="float" office:value="0.805127" calcext:value-type="float">
            <text:p>0.805127</text:p>
          </table:table-cell>
          <table:table-cell/>
          <table:table-cell office:value-type="float" office:value="-0.00183934" calcext:value-type="float">
            <text:p>-0.00183934</text:p>
          </table:table-cell>
          <table:table-cell/>
          <table:table-cell office:value-type="float" office:value="0.00283184" calcext:value-type="float">
            <text:p>0.00283184</text:p>
          </table:table-cell>
          <table:table-cell/>
          <table:table-cell office:value-type="float" office:value="0.593093" calcext:value-type="float">
            <text:p>0.593093</text:p>
          </table:table-cell>
          <table:table-cell/>
          <table:table-cell office:value-type="float" office:value="1.81944" calcext:value-type="float">
            <text:p>1.81944</text:p>
          </table:table-cell>
          <table:table-cell/>
          <table:table-cell office:value-type="float" office:value="0.909429" calcext:value-type="float">
            <text:p>0.909429</text:p>
          </table:table-cell>
          <table:table-cell/>
          <table:table-cell office:value-type="float" office:value="-0.0714435" calcext:value-type="float">
            <text:p>-0.0714435</text:p>
          </table:table-cell>
          <table:table-cell/>
          <table:table-cell office:value-type="float" office:value="0.80513" calcext:value-type="float">
            <text:p>0.80513</text:p>
          </table:table-cell>
          <table:table-cell/>
          <table:table-cell office:value-type="float" office:value="-0.00183915" calcext:value-type="float">
            <text:p>-0.00183915</text:p>
          </table:table-cell>
          <table:table-cell/>
          <table:table-cell office:value-type="float" office:value="0.00283219" calcext:value-type="float">
            <text:p>0.00283219</text:p>
          </table:table-cell>
          <table:table-cell/>
          <table:table-cell office:value-type="float" office:value="0.593089" calcext:value-type="float">
            <text:p>0.593089</text:p>
          </table:table-cell>
        </table:table-row>
        <table:table-row table:style-name="ro1">
          <table:table-cell office:value-type="float" office:value="100648000000" calcext:value-type="float">
            <text:p>100648000000</text:p>
          </table:table-cell>
          <table:table-cell/>
          <table:table-cell office:value-type="string" calcext:value-type="string">
            <text:p>scan_hrt_70.pcd</text:p>
          </table:table-cell>
          <table:table-cell/>
          <table:table-cell office:value-type="float" office:value="1.85136" calcext:value-type="float">
            <text:p>1.85136</text:p>
          </table:table-cell>
          <table:table-cell/>
          <table:table-cell office:value-type="float" office:value="0.841712" calcext:value-type="float">
            <text:p>0.841712</text:p>
          </table:table-cell>
          <table:table-cell/>
          <table:table-cell office:value-type="float" office:value="-0.0706061" calcext:value-type="float">
            <text:p>-0.0706061</text:p>
          </table:table-cell>
          <table:table-cell/>
          <table:table-cell office:value-type="float" office:value="0.802052" calcext:value-type="float">
            <text:p>0.802052</text:p>
          </table:table-cell>
          <table:table-cell/>
          <table:table-cell office:value-type="float" office:value="-0.00183246" calcext:value-type="float">
            <text:p>-0.00183246</text:p>
          </table:table-cell>
          <table:table-cell/>
          <table:table-cell office:value-type="float" office:value="0.00286855" calcext:value-type="float">
            <text:p>0.00286855</text:p>
          </table:table-cell>
          <table:table-cell/>
          <table:table-cell office:value-type="float" office:value="0.597245" calcext:value-type="float">
            <text:p>0.597245</text:p>
          </table:table-cell>
          <table:table-cell/>
          <table:table-cell office:value-type="float" office:value="1.84494" calcext:value-type="float">
            <text:p>1.84494</text:p>
          </table:table-cell>
          <table:table-cell/>
          <table:table-cell office:value-type="float" office:value="0.864387" calcext:value-type="float">
            <text:p>0.864387</text:p>
          </table:table-cell>
          <table:table-cell/>
          <table:table-cell office:value-type="float" office:value="-0.0720153" calcext:value-type="float">
            <text:p>-0.0720153</text:p>
          </table:table-cell>
          <table:table-cell/>
          <table:table-cell office:value-type="float" office:value="0.802056" calcext:value-type="float">
            <text:p>0.802056</text:p>
          </table:table-cell>
          <table:table-cell/>
          <table:table-cell office:value-type="float" office:value="-0.00183522" calcext:value-type="float">
            <text:p>-0.00183522</text:p>
          </table:table-cell>
          <table:table-cell/>
          <table:table-cell office:value-type="float" office:value="0.00286984" calcext:value-type="float">
            <text:p>0.00286984</text:p>
          </table:table-cell>
          <table:table-cell/>
          <table:table-cell office:value-type="float" office:value="0.597239" calcext:value-type="float">
            <text:p>0.5972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31T20:09:13.286121252</dc:date>
    <meta:editing-duration>PT2M5S</meta:editing-duration>
    <meta:editing-cycles>1</meta:editing-cycles>
    <meta:document-statistic meta:table-count="1" meta:cell-count="113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64cm" svg:height="15.562cm" xlink:href=".." xlink:type="simple" chart:class="chart:scatter" chart:style-name="ch1">
        <chart:legend chart:legend-position="end" svg:x="19.459cm" svg:y="7.233cm" style:legend-expansion="high" chart:style-name="ch2"/>
        <chart:plot-area chart:style-name="ch3" table:cell-range-address="scanmatch_log.E1:scanmatch_log.E71 scanmatch_log.G2:scanmatch_log.G71 scanmatch_log.U2:scanmatch_log.U71" chart:data-source-has-labels="row" svg:x="0.429cm" svg:y="0.311cm" svg:width="18.601cm" svg:height="14.94cm">
          <chartooo:coordinate-region svg:x="0.72cm" svg:y="0.51cm" svg:width="18.216cm" svg:height="14.5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canmatch_log.G2:scanmatch_log.G71" loext:label-string="pred" chart:class="chart:scatter">
            <chart:domain table:cell-range-address="scanmatch_log.E2:scanmatch_log.E71"/>
            <chart:data-point chart:repeated="70"/>
          </chart:series>
          <chart:series chart:style-name="ch7" chart:values-cell-range-address="scanmatch_log.U2:scanmatch_log.U71" loext:label-string="est" chart:class="chart:scatter">
            <chart:domain table:cell-range-address="scanmatch_log.S2:scanmatch_log.S71"/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ed</text:p>
              </table:table-cell>
              <table:table-cell office:value-type="string">
                <text:p>Column S</text:p>
              </table:table-cell>
              <table:table-cell office:value-type="string">
                <text:p>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canmatch_log.E2:scanmatch_log.E71</svg:desc>
                </draw:g>
              </table:table-cell>
              <table:table-cell office:value-type="float" office:value="0">
                <text:p>0</text:p>
                <draw:g>
                  <svg:desc>scanmatch_log.G2:scanmatch_log.G71</svg:desc>
                </draw:g>
              </table:table-cell>
              <table:table-cell office:value-type="float" office:value="0">
                <text:p>0</text:p>
                <draw:g>
                  <svg:desc>scanmatch_log.S2:scanmatch_log.S71</svg:desc>
                </draw:g>
              </table:table-cell>
              <table:table-cell office:value-type="float" office:value="0">
                <text:p>0</text:p>
                <draw:g>
                  <svg:desc>scanmatch_log.U2:scanmatch_log.U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863373">
                <text:p>-0.0863373</text:p>
              </table:table-cell>
              <table:table-cell office:value-type="float" office:value="0.105034">
                <text:p>0.105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67234">
                <text:p>-0.167234</text:p>
              </table:table-cell>
              <table:table-cell office:value-type="float" office:value="0.20345">
                <text:p>0.20345</text:p>
              </table:table-cell>
              <table:table-cell office:value-type="float" office:value="-0.118824">
                <text:p>-0.118824</text:p>
              </table:table-cell>
              <table:table-cell office:value-type="float" office:value="0.154895">
                <text:p>0.154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51405">
                <text:p>-0.151405</text:p>
              </table:table-cell>
              <table:table-cell office:value-type="float" office:value="0.204901">
                <text:p>0.204901</text:p>
              </table:table-cell>
              <table:table-cell office:value-type="float" office:value="-0.114506">
                <text:p>-0.114506</text:p>
              </table:table-cell>
              <table:table-cell office:value-type="float" office:value="0.155418">
                <text:p>0.155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10252">
                <text:p>-0.110252</text:p>
              </table:table-cell>
              <table:table-cell office:value-type="float" office:value="0.155933">
                <text:p>0.155933</text:p>
              </table:table-cell>
              <table:table-cell office:value-type="float" office:value="-0.107078">
                <text:p>-0.107078</text:p>
              </table:table-cell>
              <table:table-cell office:value-type="float" office:value="0.143718">
                <text:p>0.143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99341">
                <text:p>-0.099341</text:p>
              </table:table-cell>
              <table:table-cell office:value-type="float" office:value="0.131533">
                <text:p>0.131533</text:p>
              </table:table-cell>
              <table:table-cell office:value-type="float" office:value="-0.105428">
                <text:p>-0.105428</text:p>
              </table:table-cell>
              <table:table-cell office:value-type="float" office:value="0.137461">
                <text:p>0.137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03774">
                <text:p>-0.103774</text:p>
              </table:table-cell>
              <table:table-cell office:value-type="float" office:value="0.131188">
                <text:p>0.131188</text:p>
              </table:table-cell>
              <table:table-cell office:value-type="float" office:value="-0.0948557">
                <text:p>-0.0948557</text:p>
              </table:table-cell>
              <table:table-cell office:value-type="float" office:value="0.139583">
                <text:p>0.139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841334">
                <text:p>-0.0841334</text:p>
              </table:table-cell>
              <table:table-cell office:value-type="float" office:value="0.141734">
                <text:p>0.141734</text:p>
              </table:table-cell>
              <table:table-cell office:value-type="float" office:value="-0.033685">
                <text:p>-0.033685</text:p>
              </table:table-cell>
              <table:table-cell office:value-type="float" office:value="0.145721">
                <text:p>0.145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8527">
                <text:p>0.0288527</text:p>
              </table:table-cell>
              <table:table-cell office:value-type="float" office:value="0.151996">
                <text:p>0.151996</text:p>
              </table:table-cell>
              <table:table-cell office:value-type="float" office:value="0.049499">
                <text:p>0.049499</text:p>
              </table:table-cell>
              <table:table-cell office:value-type="float" office:value="0.150535">
                <text:p>0.150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3137">
                <text:p>0.123137</text:p>
              </table:table-cell>
              <table:table-cell office:value-type="float" office:value="0.154796">
                <text:p>0.154796</text:p>
              </table:table-cell>
              <table:table-cell office:value-type="float" office:value="0.126486">
                <text:p>0.126486</text:p>
              </table:table-cell>
              <table:table-cell office:value-type="float" office:value="0.149393">
                <text:p>0.149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4879">
                <text:p>0.214879</text:p>
              </table:table-cell>
              <table:table-cell office:value-type="float" office:value="0.148082">
                <text:p>0.148082</text:p>
              </table:table-cell>
              <table:table-cell office:value-type="float" office:value="0.187777">
                <text:p>0.187777</text:p>
              </table:table-cell>
              <table:table-cell office:value-type="float" office:value="0.158061">
                <text:p>0.158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608">
                <text:p>0.245608</text:p>
              </table:table-cell>
              <table:table-cell office:value-type="float" office:value="0.166241">
                <text:p>0.166241</text:p>
              </table:table-cell>
              <table:table-cell office:value-type="float" office:value="0.24207">
                <text:p>0.24207</text:p>
              </table:table-cell>
              <table:table-cell office:value-type="float" office:value="0.1533">
                <text:p>0.1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559">
                <text:p>0.29559</text:p>
              </table:table-cell>
              <table:table-cell office:value-type="float" office:value="0.148606">
                <text:p>0.148606</text:p>
              </table:table-cell>
              <table:table-cell office:value-type="float" office:value="0.302478">
                <text:p>0.302478</text:p>
              </table:table-cell>
              <table:table-cell office:value-type="float" office:value="0.15796">
                <text:p>0.15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6553">
                <text:p>0.366553</text:p>
              </table:table-cell>
              <table:table-cell office:value-type="float" office:value="0.162903">
                <text:p>0.162903</text:p>
              </table:table-cell>
              <table:table-cell office:value-type="float" office:value="0.398145">
                <text:p>0.398145</text:p>
              </table:table-cell>
              <table:table-cell office:value-type="float" office:value="0.16425">
                <text:p>0.16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521">
                <text:p>0.48521</text:p>
              </table:table-cell>
              <table:table-cell office:value-type="float" office:value="0.169974">
                <text:p>0.169974</text:p>
              </table:table-cell>
              <table:table-cell office:value-type="float" office:value="0.478507">
                <text:p>0.478507</text:p>
              </table:table-cell>
              <table:table-cell office:value-type="float" office:value="0.160835">
                <text:p>0.1608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9216">
                <text:p>0.569216</text:p>
              </table:table-cell>
              <table:table-cell office:value-type="float" office:value="0.15698">
                <text:p>0.15698</text:p>
              </table:table-cell>
              <table:table-cell office:value-type="float" office:value="0.572452">
                <text:p>0.572452</text:p>
              </table:table-cell>
              <table:table-cell office:value-type="float" office:value="0.162296">
                <text:p>0.162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9917">
                <text:p>0.659917</text:p>
              </table:table-cell>
              <table:table-cell office:value-type="float" office:value="0.163657">
                <text:p>0.163657</text:p>
              </table:table-cell>
              <table:table-cell office:value-type="float" office:value="0.643333">
                <text:p>0.643333</text:p>
              </table:table-cell>
              <table:table-cell office:value-type="float" office:value="0.16509">
                <text:p>0.16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1482">
                <text:p>0.71482</text:p>
              </table:table-cell>
              <table:table-cell office:value-type="float" office:value="0.167908">
                <text:p>0.167908</text:p>
              </table:table-cell>
              <table:table-cell office:value-type="float" office:value="0.696866">
                <text:p>0.696866</text:p>
              </table:table-cell>
              <table:table-cell office:value-type="float" office:value="0.167345">
                <text:p>0.167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5087">
                <text:p>0.755087</text:p>
              </table:table-cell>
              <table:table-cell office:value-type="float" office:value="0.169798">
                <text:p>0.169798</text:p>
              </table:table-cell>
              <table:table-cell office:value-type="float" office:value="0.799678">
                <text:p>0.799678</text:p>
              </table:table-cell>
              <table:table-cell office:value-type="float" office:value="0.164889">
                <text:p>0.164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807">
                <text:p>0.88807</text:p>
              </table:table-cell>
              <table:table-cell office:value-type="float" office:value="0.162777">
                <text:p>0.162777</text:p>
              </table:table-cell>
              <table:table-cell office:value-type="float" office:value="0.897048">
                <text:p>0.897048</text:p>
              </table:table-cell>
              <table:table-cell office:value-type="float" office:value="0.160807">
                <text:p>0.1608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103">
                <text:p>1.0103</text:p>
              </table:table-cell>
              <table:table-cell office:value-type="float" office:value="0.156058">
                <text:p>0.156058</text:p>
              </table:table-cell>
              <table:table-cell office:value-type="float" office:value="0.981523">
                <text:p>0.981523</text:p>
              </table:table-cell>
              <table:table-cell office:value-type="float" office:value="0.13348">
                <text:p>0.133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415">
                <text:p>1.05415</text:p>
              </table:table-cell>
              <table:table-cell office:value-type="float" office:value="0.109987">
                <text:p>0.109987</text:p>
              </table:table-cell>
              <table:table-cell office:value-type="float" office:value="0.985586">
                <text:p>0.985586</text:p>
              </table:table-cell>
              <table:table-cell office:value-type="float" office:value="0.136594">
                <text:p>0.136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0053">
                <text:p>0.990053</text:p>
              </table:table-cell>
              <table:table-cell office:value-type="float" office:value="0.140018">
                <text:p>0.140018</text:p>
              </table:table-cell>
              <table:table-cell office:value-type="float" office:value="0.992866">
                <text:p>0.992866</text:p>
              </table:table-cell>
              <table:table-cell office:value-type="float" office:value="0.141673">
                <text:p>0.1416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049">
                <text:p>1.00049</text:p>
              </table:table-cell>
              <table:table-cell office:value-type="float" office:value="0.146988">
                <text:p>0.146988</text:p>
              </table:table-cell>
              <table:table-cell office:value-type="float" office:value="0.975719">
                <text:p>0.975719</text:p>
              </table:table-cell>
              <table:table-cell office:value-type="float" office:value="0.146012">
                <text:p>0.146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9292">
                <text:p>0.959292</text:p>
              </table:table-cell>
              <table:table-cell office:value-type="float" office:value="0.150169">
                <text:p>0.150169</text:p>
              </table:table-cell>
              <table:table-cell office:value-type="float" office:value="0.969769">
                <text:p>0.969769</text:p>
              </table:table-cell>
              <table:table-cell office:value-type="float" office:value="0.157453">
                <text:p>0.157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3525">
                <text:p>0.963525</text:p>
              </table:table-cell>
              <table:table-cell office:value-type="float" office:value="0.169459">
                <text:p>0.169459</text:p>
              </table:table-cell>
              <table:table-cell office:value-type="float" office:value="0.961663">
                <text:p>0.961663</text:p>
              </table:table-cell>
              <table:table-cell office:value-type="float" office:value="0.166546">
                <text:p>0.166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3641">
                <text:p>0.953641</text:p>
              </table:table-cell>
              <table:table-cell office:value-type="float" office:value="0.175544">
                <text:p>0.175544</text:p>
              </table:table-cell>
              <table:table-cell office:value-type="float" office:value="0.966319">
                <text:p>0.966319</text:p>
              </table:table-cell>
              <table:table-cell office:value-type="float" office:value="0.172035">
                <text:p>0.1720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0631">
                <text:p>0.970631</text:p>
              </table:table-cell>
              <table:table-cell office:value-type="float" office:value="0.177117">
                <text:p>0.177117</text:p>
              </table:table-cell>
              <table:table-cell office:value-type="float" office:value="0.976112">
                <text:p>0.976112</text:p>
              </table:table-cell>
              <table:table-cell office:value-type="float" office:value="0.180205">
                <text:p>0.180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557">
                <text:p>0.98557</text:p>
              </table:table-cell>
              <table:table-cell office:value-type="float" office:value="0.188097">
                <text:p>0.188097</text:p>
              </table:table-cell>
              <table:table-cell office:value-type="float" office:value="0.950664">
                <text:p>0.950664</text:p>
              </table:table-cell>
              <table:table-cell office:value-type="float" office:value="0.179795">
                <text:p>0.179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3489">
                <text:p>0.923489</text:p>
              </table:table-cell>
              <table:table-cell office:value-type="float" office:value="0.179356">
                <text:p>0.179356</text:p>
              </table:table-cell>
              <table:table-cell office:value-type="float" office:value="0.966589">
                <text:p>0.966589</text:p>
              </table:table-cell>
              <table:table-cell office:value-type="float" office:value="0.181647">
                <text:p>0.1816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1678">
                <text:p>0.981678</text:p>
              </table:table-cell>
              <table:table-cell office:value-type="float" office:value="0.183403">
                <text:p>0.183403</text:p>
              </table:table-cell>
              <table:table-cell office:value-type="float" office:value="0.958577">
                <text:p>0.958577</text:p>
              </table:table-cell>
              <table:table-cell office:value-type="float" office:value="0.1627">
                <text:p>0.1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0799">
                <text:p>0.950799</text:p>
              </table:table-cell>
              <table:table-cell office:value-type="float" office:value="0.144305">
                <text:p>0.144305</text:p>
              </table:table-cell>
              <table:table-cell office:value-type="float" office:value="0.938328">
                <text:p>0.938328</text:p>
              </table:table-cell>
              <table:table-cell office:value-type="float" office:value="0.143005">
                <text:p>0.143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7471">
                <text:p>0.917471</text:p>
              </table:table-cell>
              <table:table-cell office:value-type="float" office:value="0.122719">
                <text:p>0.122719</text:p>
              </table:table-cell>
              <table:table-cell office:value-type="float" office:value="0.960194">
                <text:p>0.960194</text:p>
              </table:table-cell>
              <table:table-cell office:value-type="float" office:value="0.0561516">
                <text:p>0.05615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3908">
                <text:p>0.983908</text:p>
              </table:table-cell>
              <table:table-cell office:value-type="float" office:value="-0.0380451">
                <text:p>-0.0380451</text:p>
              </table:table-cell>
              <table:table-cell office:value-type="float" office:value="1.0293">
                <text:p>1.0293</text:p>
              </table:table-cell>
              <table:table-cell office:value-type="float" office:value="-0.0938942">
                <text:p>-0.09389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9637">
                <text:p>1.09637</text:p>
              </table:table-cell>
              <table:table-cell office:value-type="float" office:value="-0.239503">
                <text:p>-0.239503</text:p>
              </table:table-cell>
              <table:table-cell office:value-type="float" office:value="1.0496">
                <text:p>1.0496</text:p>
              </table:table-cell>
              <table:table-cell office:value-type="float" office:value="-0.227613">
                <text:p>-0.2276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7052">
                <text:p>1.07052</text:p>
              </table:table-cell>
              <table:table-cell office:value-type="float" office:value="-0.365406">
                <text:p>-0.365406</text:p>
              </table:table-cell>
              <table:table-cell office:value-type="float" office:value="1.0552">
                <text:p>1.0552</text:p>
              </table:table-cell>
              <table:table-cell office:value-type="float" office:value="-0.378896">
                <text:p>-0.378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6112">
                <text:p>1.06112</text:p>
              </table:table-cell>
              <table:table-cell office:value-type="float" office:value="-0.539126">
                <text:p>-0.539126</text:p>
              </table:table-cell>
              <table:table-cell office:value-type="float" office:value="1.05605">
                <text:p>1.05605</text:p>
              </table:table-cell>
              <table:table-cell office:value-type="float" office:value="-0.529925">
                <text:p>-0.529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685">
                <text:p>1.05685</text:p>
              </table:table-cell>
              <table:table-cell office:value-type="float" office:value="-0.669838">
                <text:p>-0.669838</text:p>
              </table:table-cell>
              <table:table-cell office:value-type="float" office:value="1.05303">
                <text:p>1.05303</text:p>
              </table:table-cell>
              <table:table-cell office:value-type="float" office:value="-0.646522">
                <text:p>-0.646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4991">
                <text:p>1.04991</text:p>
              </table:table-cell>
              <table:table-cell office:value-type="float" office:value="-0.767272">
                <text:p>-0.767272</text:p>
              </table:table-cell>
              <table:table-cell office:value-type="float" office:value="1.05339">
                <text:p>1.05339</text:p>
              </table:table-cell>
              <table:table-cell office:value-type="float" office:value="-0.685365">
                <text:p>-0.6853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5374">
                <text:p>1.05374</text:p>
              </table:table-cell>
              <table:table-cell office:value-type="float" office:value="-0.724619">
                <text:p>-0.724619</text:p>
              </table:table-cell>
              <table:table-cell office:value-type="float" office:value="1.06108">
                <text:p>1.06108</text:p>
              </table:table-cell>
              <table:table-cell office:value-type="float" office:value="-0.660867">
                <text:p>-0.6608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6928">
                <text:p>1.06928</text:p>
              </table:table-cell>
              <table:table-cell office:value-type="float" office:value="-0.634766">
                <text:p>-0.634766</text:p>
              </table:table-cell>
              <table:table-cell office:value-type="float" office:value="1.10314">
                <text:p>1.10314</text:p>
              </table:table-cell>
              <table:table-cell office:value-type="float" office:value="-0.622691">
                <text:p>-0.622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4333">
                <text:p>1.14333</text:p>
              </table:table-cell>
              <table:table-cell office:value-type="float" office:value="-0.586203">
                <text:p>-0.586203</text:p>
              </table:table-cell>
              <table:table-cell office:value-type="float" office:value="1.28306">
                <text:p>1.28306</text:p>
              </table:table-cell>
              <table:table-cell office:value-type="float" office:value="-0.575413">
                <text:p>-0.575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5881">
                <text:p>1.45881</text:p>
              </table:table-cell>
              <table:table-cell office:value-type="float" office:value="-0.52923">
                <text:p>-0.52923</text:p>
              </table:table-cell>
              <table:table-cell office:value-type="float" office:value="1.51168">
                <text:p>1.51168</text:p>
              </table:table-cell>
              <table:table-cell office:value-type="float" office:value="-0.520583">
                <text:p>-0.5205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887">
                <text:p>1.72887</text:p>
              </table:table-cell>
              <table:table-cell office:value-type="float" office:value="-0.468494">
                <text:p>-0.468494</text:p>
              </table:table-cell>
              <table:table-cell office:value-type="float" office:value="1.73887">
                <text:p>1.73887</text:p>
              </table:table-cell>
              <table:table-cell office:value-type="float" office:value="-0.50775">
                <text:p>-0.507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692">
                <text:p>1.9692</text:p>
              </table:table-cell>
              <table:table-cell office:value-type="float" office:value="-0.494739">
                <text:p>-0.494739</text:p>
              </table:table-cell>
              <table:table-cell office:value-type="float" office:value="1.98905">
                <text:p>1.98905</text:p>
              </table:table-cell>
              <table:table-cell office:value-type="float" office:value="-0.473657">
                <text:p>-0.4736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3992">
                <text:p>2.23992</text:p>
              </table:table-cell>
              <table:table-cell office:value-type="float" office:value="-0.43947">
                <text:p>-0.43947</text:p>
              </table:table-cell>
              <table:table-cell office:value-type="float" office:value="2.22839">
                <text:p>2.22839</text:p>
              </table:table-cell>
              <table:table-cell office:value-type="float" office:value="-0.379921">
                <text:p>-0.3799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5598">
                <text:p>2.45598</text:p>
              </table:table-cell>
              <table:table-cell office:value-type="float" office:value="-0.290782">
                <text:p>-0.290782</text:p>
              </table:table-cell>
              <table:table-cell office:value-type="float" office:value="2.39938">
                <text:p>2.39938</text:p>
              </table:table-cell>
              <table:table-cell office:value-type="float" office:value="-0.337219">
                <text:p>-0.3372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6254">
                <text:p>2.56254</text:p>
              </table:table-cell>
              <table:table-cell office:value-type="float" office:value="-0.296476">
                <text:p>-0.296476</text:p>
              </table:table-cell>
              <table:table-cell office:value-type="float" office:value="2.40858">
                <text:p>2.40858</text:p>
              </table:table-cell>
              <table:table-cell office:value-type="float" office:value="-0.329003">
                <text:p>-0.329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1833">
                <text:p>2.41833</text:p>
              </table:table-cell>
              <table:table-cell office:value-type="float" office:value="-0.320292">
                <text:p>-0.320292</text:p>
              </table:table-cell>
              <table:table-cell office:value-type="float" office:value="2.29081">
                <text:p>2.29081</text:p>
              </table:table-cell>
              <table:table-cell office:value-type="float" office:value="-0.322868">
                <text:p>-0.3228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6238">
                <text:p>2.16238</text:p>
              </table:table-cell>
              <table:table-cell office:value-type="float" office:value="-0.316177">
                <text:p>-0.316177</text:p>
              </table:table-cell>
              <table:table-cell office:value-type="float" office:value="2.06676">
                <text:p>2.06676</text:p>
              </table:table-cell>
              <table:table-cell office:value-type="float" office:value="-0.322459">
                <text:p>-0.3224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7238">
                <text:p>1.87238</text:p>
              </table:table-cell>
              <table:table-cell office:value-type="float" office:value="-0.322105">
                <text:p>-0.322105</text:p>
              </table:table-cell>
              <table:table-cell office:value-type="float" office:value="1.81336">
                <text:p>1.81336</text:p>
              </table:table-cell>
              <table:table-cell office:value-type="float" office:value="-0.297787">
                <text:p>-0.2977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1597">
                <text:p>1.51597</text:p>
              </table:table-cell>
              <table:table-cell office:value-type="float" office:value="-0.26883">
                <text:p>-0.26883</text:p>
              </table:table-cell>
              <table:table-cell office:value-type="float" office:value="1.5009">
                <text:p>1.5009</text:p>
              </table:table-cell>
              <table:table-cell office:value-type="float" office:value="-0.229752">
                <text:p>-0.2297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972">
                <text:p>1.1972</text:p>
              </table:table-cell>
              <table:table-cell office:value-type="float" office:value="-0.163626">
                <text:p>-0.163626</text:p>
              </table:table-cell>
              <table:table-cell office:value-type="float" office:value="1.24536">
                <text:p>1.24536</text:p>
              </table:table-cell>
              <table:table-cell office:value-type="float" office:value="-0.133902">
                <text:p>-0.1339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7872">
                <text:p>0.997872</text:p>
              </table:table-cell>
              <table:table-cell office:value-type="float" office:value="-0.0410719">
                <text:p>-0.0410719</text:p>
              </table:table-cell>
              <table:table-cell office:value-type="float" office:value="1.20185">
                <text:p>1.20185</text:p>
              </table:table-cell>
              <table:table-cell office:value-type="float" office:value="-0.014406">
                <text:p>-0.014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5668">
                <text:p>1.15668</text:p>
              </table:table-cell>
              <table:table-cell office:value-type="float" office:value="0.109624">
                <text:p>0.109624</text:p>
              </table:table-cell>
              <table:table-cell office:value-type="float" office:value="1.30154">
                <text:p>1.30154</text:p>
              </table:table-cell>
              <table:table-cell office:value-type="float" office:value="0.109604">
                <text:p>0.1096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955">
                <text:p>1.3955</text:p>
              </table:table-cell>
              <table:table-cell office:value-type="float" office:value="0.226491">
                <text:p>0.226491</text:p>
              </table:table-cell>
              <table:table-cell office:value-type="float" office:value="1.43342">
                <text:p>1.43342</text:p>
              </table:table-cell>
              <table:table-cell office:value-type="float" office:value="0.22353">
                <text:p>0.22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5689">
                <text:p>1.55689</text:p>
              </table:table-cell>
              <table:table-cell office:value-type="float" office:value="0.330198">
                <text:p>0.330198</text:p>
              </table:table-cell>
              <table:table-cell office:value-type="float" office:value="1.54453">
                <text:p>1.54453</text:p>
              </table:table-cell>
              <table:table-cell office:value-type="float" office:value="0.326578">
                <text:p>0.3265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609">
                <text:p>1.6609</text:p>
              </table:table-cell>
              <table:table-cell office:value-type="float" office:value="0.434504">
                <text:p>0.434504</text:p>
              </table:table-cell>
              <table:table-cell office:value-type="float" office:value="1.62891">
                <text:p>1.62891</text:p>
              </table:table-cell>
              <table:table-cell office:value-type="float" office:value="0.426788">
                <text:p>0.426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0591">
                <text:p>1.70591</text:p>
              </table:table-cell>
              <table:table-cell office:value-type="float" office:value="0.518222">
                <text:p>0.518222</text:p>
              </table:table-cell>
              <table:table-cell office:value-type="float" office:value="1.68047">
                <text:p>1.68047</text:p>
              </table:table-cell>
              <table:table-cell office:value-type="float" office:value="0.516757">
                <text:p>0.516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3475">
                <text:p>1.73475</text:p>
              </table:table-cell>
              <table:table-cell office:value-type="float" office:value="0.611461">
                <text:p>0.611461</text:p>
              </table:table-cell>
              <table:table-cell office:value-type="float" office:value="1.72598">
                <text:p>1.72598</text:p>
              </table:table-cell>
              <table:table-cell office:value-type="float" office:value="0.609421">
                <text:p>0.6094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7256">
                <text:p>1.77256</text:p>
              </table:table-cell>
              <table:table-cell office:value-type="float" office:value="0.704265">
                <text:p>0.704265</text:p>
              </table:table-cell>
              <table:table-cell office:value-type="float" office:value="1.77618">
                <text:p>1.77618</text:p>
              </table:table-cell>
              <table:table-cell office:value-type="float" office:value="0.706424">
                <text:p>0.706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2624">
                <text:p>1.82624</text:p>
              </table:table-cell>
              <table:table-cell office:value-type="float" office:value="0.803149">
                <text:p>0.803149</text:p>
              </table:table-cell>
              <table:table-cell office:value-type="float" office:value="1.83027">
                <text:p>1.83027</text:p>
              </table:table-cell>
              <table:table-cell office:value-type="float" office:value="0.803029">
                <text:p>0.803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87">
                <text:p>1.887</text:p>
              </table:table-cell>
              <table:table-cell office:value-type="float" office:value="0.904367">
                <text:p>0.904367</text:p>
              </table:table-cell>
              <table:table-cell office:value-type="float" office:value="1.87651">
                <text:p>1.87651</text:p>
              </table:table-cell>
              <table:table-cell office:value-type="float" office:value="0.95427">
                <text:p>0.954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2135">
                <text:p>1.92135</text:p>
              </table:table-cell>
              <table:table-cell office:value-type="float" office:value="1.10094">
                <text:p>1.10094</text:p>
              </table:table-cell>
              <table:table-cell office:value-type="float" office:value="1.81495">
                <text:p>1.81495</text:p>
              </table:table-cell>
              <table:table-cell office:value-type="float" office:value="1.07872">
                <text:p>1.078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75671">
                <text:p>1.75671</text:p>
              </table:table-cell>
              <table:table-cell office:value-type="float" office:value="1.19647">
                <text:p>1.19647</text:p>
              </table:table-cell>
              <table:table-cell office:value-type="float" office:value="1.7527">
                <text:p>1.7527</text:p>
              </table:table-cell>
              <table:table-cell office:value-type="float" office:value="1.08922">
                <text:p>1.089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8261">
                <text:p>1.68261</text:p>
              </table:table-cell>
              <table:table-cell office:value-type="float" office:value="1.10105">
                <text:p>1.10105</text:p>
              </table:table-cell>
              <table:table-cell office:value-type="float" office:value="1.73421">
                <text:p>1.73421</text:p>
              </table:table-cell>
              <table:table-cell office:value-type="float" office:value="1.06055">
                <text:p>1.06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1764">
                <text:p>1.71764</text:p>
              </table:table-cell>
              <table:table-cell office:value-type="float" office:value="1.03486">
                <text:p>1.03486</text:p>
              </table:table-cell>
              <table:table-cell office:value-type="float" office:value="1.7562">
                <text:p>1.7562</text:p>
              </table:table-cell>
              <table:table-cell office:value-type="float" office:value="1.03332">
                <text:p>1.03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8027">
                <text:p>1.78027</text:p>
              </table:table-cell>
              <table:table-cell office:value-type="float" office:value="1.00349">
                <text:p>1.00349</text:p>
              </table:table-cell>
              <table:table-cell office:value-type="float" office:value="1.78946">
                <text:p>1.78946</text:p>
              </table:table-cell>
              <table:table-cell office:value-type="float" office:value="0.973026">
                <text:p>0.973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2147">
                <text:p>1.82147</text:p>
              </table:table-cell>
              <table:table-cell office:value-type="float" office:value="0.915023">
                <text:p>0.915023</text:p>
              </table:table-cell>
              <table:table-cell office:value-type="float" office:value="1.81944">
                <text:p>1.81944</text:p>
              </table:table-cell>
              <table:table-cell office:value-type="float" office:value="0.909429">
                <text:p>0.9094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5136">
                <text:p>1.85136</text:p>
              </table:table-cell>
              <table:table-cell office:value-type="float" office:value="0.841712">
                <text:p>0.841712</text:p>
              </table:table-cell>
              <table:table-cell office:value-type="float" office:value="1.84494">
                <text:p>1.84494</text:p>
              </table:table-cell>
              <table:table-cell office:value-type="float" office:value="0.864387">
                <text:p>0.864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